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01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61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1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9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3" table:default-cell-style-name="ce5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ooc:=AND([.Q2:.Q10000])" office:value-type="boolean" office:boolean-value="true">
            <text:p>ИСТИНА</text:p>
          </table:table-cell>
          <table:table-cell table:style-name="ce6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ABS([.C2])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BS</text:p>
          </table:table-cell>
          <table:table-cell table:style-name="ce10"/>
          <table:table-cell/>
          <table:table-cell/>
          <table:table-cell table:style-name="ce11" table:formula="oooc:=IF(ISBLANK([.M2]);[.A2];[.M2])" office:value-type="float" office:value="1">
            <text:p>1</text:p>
          </table:table-cell>
          <table:table-cell table:style-name="ce11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BS([.C3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]);[.A3];[.M3])" office:value-type="float" office:value="0">
            <text:p>0</text:p>
          </table:table-cell>
          <table:table-cell table:style-name="ce11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ABS([.C4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]);[.A4];[.M4])" office:value-type="float" office:value="1">
            <text:p>1</text:p>
          </table:table-cell>
          <table:table-cell table:style-name="ce11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,9999</text:p>
          </table:table-cell>
          <table:table-cell table:formula="oooc:=ABS([.C5])" office:value-type="float" office:value="1.9999">
            <text:p>1,9999</text:p>
          </table:table-cell>
          <table:table-cell table:style-name="ce7" office:value-type="float" office:value="-1.9999">
            <text:p>-1,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]);[.A5];[.M5])" office:value-type="float" office:value="1.9999">
            <text:p>1,9999</text:p>
          </table:table-cell>
          <table:table-cell table:style-name="ce11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,9999</text:p>
          </table:table-cell>
          <table:table-cell table:formula="oooc:=ABS([.C6])" office:value-type="float" office:value="1.9999">
            <text:p>1,9999</text:p>
          </table:table-cell>
          <table:table-cell table:style-name="ce7" office:value-type="float" office:value="1.9999">
            <text:p>1,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]);[.A6];[.M6])" office:value-type="float" office:value="1.9999">
            <text:p>1,9999</text:p>
          </table:table-cell>
          <table:table-cell table:style-name="ce11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BS([.C7])" office:value-type="float" office:value="0">
            <text:p>0</text:p>
          </table:table-cell>
          <table:table-cell table:style-name="ce8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]);[.A7];[.M7])" office:value-type="float" office:value="0">
            <text:p>0</text:p>
          </table:table-cell>
          <table:table-cell table:style-name="ce11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ABS([.C8])" office:value-type="float" office:value="1">
            <text:p>1</text:p>
          </table:table-cell>
          <table:table-cell table:style-name="ce8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8]);[.A8];[.M8])" office:value-type="float" office:value="1">
            <text:p>1</text:p>
          </table:table-cell>
          <table:table-cell table:style-name="ce11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ABS([.C9])" office:value-type="float" office:value="3">
            <text:p>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]);[.A9];[.M9])" office:value-type="float" office:value="3">
            <text:p>3</text:p>
          </table:table-cell>
          <table:table-cell table:style-name="ce11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ABS([.C10])" office:value-type="float" office:value="4">
            <text:p>4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0]);[.A10];[.M10])" office:value-type="float" office:value="4">
            <text:p>4</text:p>
          </table:table-cell>
          <table:table-cell table:style-name="ce11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,14159</text:p>
          </table:table-cell>
          <table:table-cell table:formula="oooc:=ACOS([.C12])" office:value-type="float" office:value="3.14159265358979">
            <text:p>3,14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</text:p>
          </table:table-cell>
          <table:table-cell table:style-name="ce10"/>
          <table:table-cell/>
          <table:table-cell/>
          <table:table-cell table:style-name="ce11" table:formula="oooc:=IF(ISBLANK([.M12]);[.A12];[.M12])" office:value-type="float" office:value="3.14159265358979">
            <text:p>3,14159</text:p>
          </table:table-cell>
          <table:table-cell table:style-name="ce11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2745040011228">
            <text:p>3,12745</text:p>
          </table:table-cell>
          <table:table-cell table:formula="oooc:=ACOS([.C13])" office:value-type="float" office:value="3.12745040011228">
            <text:p>3,12745</text:p>
          </table:table-cell>
          <table:table-cell table:style-name="ce7" office:value-type="float" office:value="-0.9999">
            <text:p>-0,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3]);[.A13];[.M13])" office:value-type="float" office:value="3.12745040011228">
            <text:p>3,12745</text:p>
          </table:table-cell>
          <table:table-cell table:style-name="ce11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0943951023932">
            <text:p>2,0944</text:p>
          </table:table-cell>
          <table:table-cell table:formula="oooc:=ACOS([.C14])" office:value-type="float" office:value="2.0943951023932">
            <text:p>2,0944</text:p>
          </table:table-cell>
          <table:table-cell table:style-name="ce7" office:value-type="float" office:value="-0.5">
            <text:p>-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]);[.A14];[.M14])" office:value-type="float" office:value="2.0943951023932">
            <text:p>2,0944</text:p>
          </table:table-cell>
          <table:table-cell table:style-name="ce11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7089632679506">
            <text:p>1,5709</text:p>
          </table:table-cell>
          <table:table-cell table:formula="oooc:=ACOS([.C15])" office:value-type="float" office:value="1.57089632679506">
            <text:p>1,5709</text:p>
          </table:table-cell>
          <table:table-cell table:style-name="ce7" office:value-type="float" office:value="-0.0001">
            <text:p>-0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]);[.A15];[.M15])" office:value-type="float" office:value="1.57089632679506">
            <text:p>1,5709</text:p>
          </table:table-cell>
          <table:table-cell table:style-name="ce11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,5708</text:p>
          </table:table-cell>
          <table:table-cell table:formula="oooc:=ACOS([.C16])" office:value-type="float" office:value="1.5707963267949">
            <text:p>1,5708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]);[.A16];[.M16])" office:value-type="float" office:value="1.5707963267949">
            <text:p>1,5708</text:p>
          </table:table-cell>
          <table:table-cell table:style-name="ce11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7069632679473">
            <text:p>1,5707</text:p>
          </table:table-cell>
          <table:table-cell table:formula="oooc:=ACOS([.C17])" office:value-type="float" office:value="1.57069632679473">
            <text:p>1,5707</text:p>
          </table:table-cell>
          <table:table-cell table:style-name="ce7" office:value-type="float" office:value="0.0001">
            <text:p>0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]);[.A17];[.M17])" office:value-type="float" office:value="1.57069632679473">
            <text:p>1,5707</text:p>
          </table:table-cell>
          <table:table-cell table:style-name="ce11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0471975511966">
            <text:p>1,0472</text:p>
          </table:table-cell>
          <table:table-cell table:formula="oooc:=ACOS([.C18])" office:value-type="float" office:value="1.0471975511966">
            <text:p>1,0472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]);[.A18];[.M18])" office:value-type="float" office:value="1.0471975511966">
            <text:p>1,0472</text:p>
          </table:table-cell>
          <table:table-cell table:style-name="ce11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141422534775121">
            <text:p>0,01414</text:p>
          </table:table-cell>
          <table:table-cell table:formula="oooc:=ACOS([.C19])" office:value-type="float" office:value="0.0141422534775121">
            <text:p>0,01414</text:p>
          </table:table-cell>
          <table:table-cell table:style-name="ce7" office:value-type="float" office:value="0.9999">
            <text:p>0,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]);[.A19];[.M19])" office:value-type="float" office:value="0.0141422534775121">
            <text:p>0,01414</text:p>
          </table:table-cell>
          <table:table-cell table:style-name="ce11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COS([.C2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]);[.A20];[.M20])" office:value-type="float" office:value="0">
            <text:p>0</text:p>
          </table:table-cell>
          <table:table-cell table:style-name="ce11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COS([.C21])" office:value-type="float" office:value="0">
            <text:p>#VALUE!</text:p>
          </table:table-cell>
          <table:table-cell table:style-name="ce7" office:value-type="float" office:value="-1.0001">
            <text:p>-1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ce11" table:formula="oooc:=IF(ISBLANK([.M21]);[.A21];[.M21])" office:value-type="string" office:string-value="Err:519">
            <text:p>Err:519</text:p>
          </table:table-cell>
          <table:table-cell table:style-name="ce11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COS([.C22])" office:value-type="float" office:value="0">
            <text:p>#VALUE!</text:p>
          </table:table-cell>
          <table:table-cell table:style-name="ce7" office:value-type="float" office:value="1.0001">
            <text:p>1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ce11" table:formula="oooc:=IF(ISBLANK([.M22]);[.A22];[.M22])" office:value-type="string" office:string-value="Err:519">
            <text:p>Err:519</text:p>
          </table:table-cell>
          <table:table-cell table:style-name="ce11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COSH([.C2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H</text:p>
          </table:table-cell>
          <table:table-cell table:style-name="ce10"/>
          <table:table-cell/>
          <table:table-cell/>
          <table:table-cell table:style-name="ce11" table:formula="oooc:=IF(ISBLANK([.M24]);[.A24];[.M24])" office:value-type="float" office:value="0">
            <text:p>0</text:p>
          </table:table-cell>
          <table:table-cell table:style-name="ce11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31695789692482">
            <text:p>1,31696</text:p>
          </table:table-cell>
          <table:table-cell table:formula="oooc:=ACOSH([.C25])" office:value-type="float" office:value="1.31695789692482">
            <text:p>1,3169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]);[.A25];[.M25])" office:value-type="float" office:value="1.31695789692482">
            <text:p>1,31696</text:p>
          </table:table-cell>
          <table:table-cell table:style-name="ce11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76274717403909">
            <text:p>1,76275</text:p>
          </table:table-cell>
          <table:table-cell table:formula="oooc:=ACOSH([.C26])" office:value-type="float" office:value="1.76274717403909">
            <text:p>1,7627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]);[.A26];[.M26])" office:value-type="float" office:value="1.76274717403909">
            <text:p>1,76275</text:p>
          </table:table-cell>
          <table:table-cell table:style-name="ce11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16158094096531">
            <text:p>2,16158</text:p>
          </table:table-cell>
          <table:table-cell table:formula="oooc:=ACOSH([.C27])" office:value-type="float" office:value="2.16158094096531">
            <text:p>2,16158</text:p>
          </table:table-cell>
          <table:table-cell table:style-name="ce7" office:value-type="float" office:value="4.4">
            <text:p>4,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]);[.A27];[.M27])" office:value-type="float" office:value="2.16158094096531">
            <text:p>2,16158</text:p>
          </table:table-cell>
          <table:table-cell table:style-name="ce11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06307574609729">
            <text:p>3,06308</text:p>
          </table:table-cell>
          <table:table-cell table:formula="oooc:=ACOSH([.C28])" office:value-type="float" office:value="3.06307574609729">
            <text:p>3,06308</text:p>
          </table:table-cell>
          <table:table-cell table:style-name="ce7" office:value-type="float" office:value="10.72">
            <text:p>10,7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]);[.A28];[.M28])" office:value-type="float" office:value="3.06307574609729">
            <text:p>3,06308</text:p>
          </table:table-cell>
          <table:table-cell table:style-name="ce11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70537783121665">
            <text:p>3,70538</text:p>
          </table:table-cell>
          <table:table-cell table:formula="oooc:=ACOSH([.C29])" office:value-type="float" office:value="3.70537783121665">
            <text:p>3,70538</text:p>
          </table:table-cell>
          <table:table-cell table:style-name="ce7" office:value-type="float" office:value="20.345">
            <text:p>20,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]);[.A29];[.M29])" office:value-type="float" office:value="3.70537783121665">
            <text:p>3,70538</text:p>
          </table:table-cell>
          <table:table-cell table:style-name="ce11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.29829236561049">
            <text:p>5,29829</text:p>
          </table:table-cell>
          <table:table-cell table:formula="oooc:=ACOSH([.C30])" office:value-type="float" office:value="5.29829236561049">
            <text:p>5,29829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]);[.A30];[.M30])" office:value-type="float" office:value="5.29829236561049">
            <text:p>5,29829</text:p>
          </table:table-cell>
          <table:table-cell table:style-name="ce11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.60090220954199">
            <text:p>7,6009</text:p>
          </table:table-cell>
          <table:table-cell table:formula="oooc:=ACOSH([.C31])" office:value-type="float" office:value="7.60090220954199">
            <text:p>7,6009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]);[.A31];[.M31])" office:value-type="float" office:value="7.60090220954199">
            <text:p>7,6009</text:p>
          </table:table-cell>
          <table:table-cell table:style-name="ce11"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.90348755003613">
            <text:p>9,90349</text:p>
          </table:table-cell>
          <table:table-cell table:formula="oooc:=ACOSH([.C32])" office:value-type="float" office:value="9.90348755003613">
            <text:p>9,90349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]);[.A32];[.M32])" office:value-type="float" office:value="9.90348755003613">
            <text:p>9,90349</text:p>
          </table:table-cell>
          <table:table-cell table:style-name="ce11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052">
            <text:p>12,20607</text:p>
          </table:table-cell>
          <table:table-cell table:formula="oooc:=ACOSH([.C33])" office:value-type="float" office:value="12.2060726455052">
            <text:p>12,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]);[.A33];[.M33])" office:value-type="float" office:value="12.2060726455052">
            <text:p>12,20607</text:p>
          </table:table-cell>
          <table:table-cell table:style-name="ce11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4.508657738524">
            <text:p>14,50866</text:p>
          </table:table-cell>
          <table:table-cell table:formula="oooc:=ACOSH([.C34])" office:value-type="float" office:value="14.508657738524">
            <text:p>14,50866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]);[.A34];[.M34])" office:value-type="float" office:value="14.508657738524">
            <text:p>14,50866</text:p>
          </table:table-cell>
          <table:table-cell table:style-name="ce11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COSH([.C35])" office:value-type="float" office:value="0">
            <text:p>Err:502</text:p>
          </table:table-cell>
          <table:table-cell table:style-name="ce7" office:value-type="float" office:value="0.98">
            <text:p>0,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5]);[.A35];[.M35])" office:value-type="string" office:string-value="Err:502">
            <text:p>Err:502</text:p>
          </table:table-cell>
          <table:table-cell table:style-name="ce11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COSH([.C3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6]);[.A36];[.M36])" office:value-type="string" office:string-value="Err:502">
            <text:p>Err:502</text:p>
          </table:table-cell>
          <table:table-cell table:style-name="ce11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67949">
            <text:p>-1,5708</text:p>
          </table:table-cell>
          <table:table-cell table:formula="oooc:=ASIN([.C38])" office:value-type="float" office:value="-1.5707963267949">
            <text:p>-1,5708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</text:p>
          </table:table-cell>
          <table:table-cell table:style-name="ce10"/>
          <table:table-cell/>
          <table:table-cell/>
          <table:table-cell table:style-name="ce11" table:formula="oooc:=IF(ISBLANK([.M38]);[.A38];[.M38])" office:value-type="float" office:value="-1.5707963267949">
            <text:p>-1,5708</text:p>
          </table:table-cell>
          <table:table-cell table:style-name="ce11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55665407331738">
            <text:p>-1,55665</text:p>
          </table:table-cell>
          <table:table-cell table:formula="oooc:=ASIN([.C39])" office:value-type="float" office:value="-1.55665407331738">
            <text:p>-1,55665</text:p>
          </table:table-cell>
          <table:table-cell table:style-name="ce7" office:value-type="float" office:value="-0.9999">
            <text:p>-0,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9]);[.A39];[.M39])" office:value-type="float" office:value="-1.55665407331738">
            <text:p>-1,55665</text:p>
          </table:table-cell>
          <table:table-cell table:style-name="ce11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,5236</text:p>
          </table:table-cell>
          <table:table-cell table:formula="oooc:=ASIN([.C40])" office:value-type="float" office:value="-0.523598775598299">
            <text:p>-0,5236</text:p>
          </table:table-cell>
          <table:table-cell table:style-name="ce7" office:value-type="float" office:value="-0.5">
            <text:p>-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0]);[.A40];[.M40])" office:value-type="float" office:value="-0.523598775598299">
            <text:p>-0,5236</text:p>
          </table:table-cell>
          <table:table-cell table:style-name="ce11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100000000166667">
            <text:p>-0,0001</text:p>
          </table:table-cell>
          <table:table-cell table:formula="oooc:=ASIN([.C41])" office:value-type="float" office:value="-0.000100000000166667">
            <text:p>-0,0001</text:p>
          </table:table-cell>
          <table:table-cell table:style-name="ce7" office:value-type="float" office:value="-0.0001">
            <text:p>-0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]);[.A41];[.M41])" office:value-type="float" office:value="-0.000100000000166667">
            <text:p>-0,0001</text:p>
          </table:table-cell>
          <table:table-cell table:style-name="ce11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SIN([.C42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]);[.A42];[.M42])" office:value-type="float" office:value="0">
            <text:p>0</text:p>
          </table:table-cell>
          <table:table-cell table:style-name="ce11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100000000166667">
            <text:p>0,0001</text:p>
          </table:table-cell>
          <table:table-cell table:formula="oooc:=ASIN([.C43])" office:value-type="float" office:value="0.000100000000166667">
            <text:p>0,0001</text:p>
          </table:table-cell>
          <table:table-cell table:style-name="ce7" office:value-type="float" office:value="0.0001">
            <text:p>0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]);[.A43];[.M43])" office:value-type="float" office:value="0.000100000000166667">
            <text:p>0,0001</text:p>
          </table:table-cell>
          <table:table-cell table:style-name="ce11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,5236</text:p>
          </table:table-cell>
          <table:table-cell table:formula="oooc:=ASIN([.C44])" office:value-type="float" office:value="0.523598775598299">
            <text:p>0,5236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4]);[.A44];[.M44])" office:value-type="float" office:value="0.523598775598299">
            <text:p>0,5236</text:p>
          </table:table-cell>
          <table:table-cell table:style-name="ce11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5665407331738">
            <text:p>1,55665</text:p>
          </table:table-cell>
          <table:table-cell table:formula="oooc:=ASIN([.C45])" office:value-type="float" office:value="1.55665407331738">
            <text:p>1,55665</text:p>
          </table:table-cell>
          <table:table-cell table:style-name="ce7" office:value-type="float" office:value="0.9999">
            <text:p>0,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]);[.A45];[.M45])" office:value-type="float" office:value="1.55665407331738">
            <text:p>1,55665</text:p>
          </table:table-cell>
          <table:table-cell table:style-name="ce11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,5708</text:p>
          </table:table-cell>
          <table:table-cell table:formula="oooc:=ASIN([.C46])" office:value-type="float" office:value="1.5707963267949">
            <text:p>1,570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6]);[.A46];[.M46])" office:value-type="float" office:value="1.5707963267949">
            <text:p>1,5708</text:p>
          </table:table-cell>
          <table:table-cell table:style-name="ce11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SIN([.C47])" office:value-type="float" office:value="0">
            <text:p>#VALUE!</text:p>
          </table:table-cell>
          <table:table-cell table:style-name="ce7" office:value-type="float" office:value="-1.0001">
            <text:p>-1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ce11" table:formula="oooc:=IF(ISBLANK([.M47]);[.A47];[.M47])" office:value-type="string" office:string-value="Err:519">
            <text:p>Err:519</text:p>
          </table:table-cell>
          <table:table-cell table:style-name="ce11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SIN([.C48])" office:value-type="float" office:value="0">
            <text:p>#VALUE!</text:p>
          </table:table-cell>
          <table:table-cell table:style-name="ce7" office:value-type="float" office:value="1.0001">
            <text:p>1,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ce11" table:formula="oooc:=IF(ISBLANK([.M48]);[.A48];[.M48])" office:value-type="string" office:string-value="Err:519">
            <text:p>Err:519</text:p>
          </table:table-cell>
          <table:table-cell table:style-name="ce11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SINH([.C50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H</text:p>
          </table:table-cell>
          <table:table-cell table:style-name="ce10"/>
          <table:table-cell/>
          <table:table-cell/>
          <table:table-cell table:style-name="ce11" table:formula="oooc:=IF(ISBLANK([.M50]);[.A50];[.M50])" office:value-type="float" office:value="0">
            <text:p>0</text:p>
          </table:table-cell>
          <table:table-cell table:style-name="ce11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81211825059603">
            <text:p>0,48121</text:p>
          </table:table-cell>
          <table:table-cell table:formula="oooc:=ASINH([.C51])" office:value-type="float" office:value="0.481211825059603">
            <text:p>0,48121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1]);[.A51];[.M51])" office:value-type="float" office:value="0.481211825059603">
            <text:p>0,48121</text:p>
          </table:table-cell>
          <table:table-cell table:style-name="ce11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481211825059603">
            <text:p>-0,48121</text:p>
          </table:table-cell>
          <table:table-cell table:formula="oooc:=ASINH([.C52])" office:value-type="float" office:value="-0.481211825059603">
            <text:p>-0,48121</text:p>
          </table:table-cell>
          <table:table-cell table:style-name="ce7" office:value-type="float" office:value="-0.5">
            <text:p>-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2]);[.A52];[.M52])" office:value-type="float" office:value="-0.481211825059603">
            <text:p>-0,48121</text:p>
          </table:table-cell>
          <table:table-cell table:style-name="ce11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44363547517881">
            <text:p>1,44364</text:p>
          </table:table-cell>
          <table:table-cell table:formula="oooc:=ASINH([.C53])" office:value-type="float" office:value="1.44363547517881">
            <text:p>1,44364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3]);[.A53];[.M53])" office:value-type="float" office:value="1.44363547517881">
            <text:p>1,44364</text:p>
          </table:table-cell>
          <table:table-cell table:style-name="ce11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44363547517881">
            <text:p>-1,44364</text:p>
          </table:table-cell>
          <table:table-cell table:formula="oooc:=ASINH([.C54])" office:value-type="float" office:value="-1.44363547517881">
            <text:p>-1,4436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4]);[.A54];[.M54])" office:value-type="float" office:value="-1.44363547517881">
            <text:p>-1,44364</text:p>
          </table:table-cell>
          <table:table-cell table:style-name="ce11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81844645923207">
            <text:p>1,81845</text:p>
          </table:table-cell>
          <table:table-cell table:formula="oooc:=ASINH([.C55])" office:value-type="float" office:value="1.81844645923207">
            <text:p>1,8184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5]);[.A55];[.M55])" office:value-type="float" office:value="1.81844645923207">
            <text:p>1,81845</text:p>
          </table:table-cell>
          <table:table-cell table:style-name="ce11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31243834127275">
            <text:p>2,31244</text:p>
          </table:table-cell>
          <table:table-cell table:formula="oooc:=ASINH([.C56])" office:value-type="float" office:value="2.31243834127275">
            <text:p>2,31244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6]);[.A56];[.M56])" office:value-type="float" office:value="2.31243834127275">
            <text:p>2,31244</text:p>
          </table:table-cell>
          <table:table-cell table:style-name="ce11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99822295029797">
            <text:p>2,99822</text:p>
          </table:table-cell>
          <table:table-cell table:formula="oooc:=ASINH([.C57])" office:value-type="float" office:value="2.99822295029797">
            <text:p>2,9982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7]);[.A57];[.M57])" office:value-type="float" office:value="2.99822295029797">
            <text:p>2,99822</text:p>
          </table:table-cell>
          <table:table-cell table:style-name="ce11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.29834236561059">
            <text:p>5,29834</text:p>
          </table:table-cell>
          <table:table-cell table:formula="oooc:=ASINH([.C58])" office:value-type="float" office:value="5.29834236561059">
            <text:p>5,29834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8]);[.A58];[.M58])" office:value-type="float" office:value="5.29834236561059">
            <text:p>5,29834</text:p>
          </table:table-cell>
          <table:table-cell table:style-name="ce11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552">
            <text:p>12,20607</text:p>
          </table:table-cell>
          <table:table-cell table:formula="oooc:=ASINH([.C59])" office:value-type="float" office:value="12.2060726455552">
            <text:p>12,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59]);[.A59];[.M59])" office:value-type="float" office:value="12.2060726455552">
            <text:p>12,20607</text:p>
          </table:table-cell>
          <table:table-cell table:style-name="ce11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2.2060737621866">
            <text:p>-12,20607</text:p>
          </table:table-cell>
          <table:table-cell table:formula="oooc:=ASINH([.C60])" office:value-type="float" office:value="-12.2060737621866">
            <text:p>-12,20607</text:p>
          </table:table-cell>
          <table:table-cell table:style-name="ce7" office:value-type="float" office:value="-100000">
            <text:p>-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0]);[.A60];[.M60])" office:value-type="float" office:value="-12.2060737621866">
            <text:p>-12,20607</text:p>
          </table:table-cell>
          <table:table-cell table:style-name="ce11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57949">
            <text:p>-1,5708</text:p>
          </table:table-cell>
          <table:table-cell table:formula="oooc:=ATAN([.C62])" office:value-type="float" office:value="-1.5707963257949">
            <text:p>-1,5708</text:p>
          </table:table-cell>
          <table:table-cell table:style-name="ce7" office:value-type="float" office:value="-1000000000">
            <text:p>-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</text:p>
          </table:table-cell>
          <table:table-cell table:style-name="ce10"/>
          <table:table-cell/>
          <table:table-cell/>
          <table:table-cell table:style-name="ce11" table:formula="oooc:=IF(ISBLANK([.M62]);[.A62];[.M62])" office:value-type="float" office:value="-1.5707963257949">
            <text:p>-1,5708</text:p>
          </table:table-cell>
          <table:table-cell table:style-name="ce11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56979632712823">
            <text:p>-1,5698</text:p>
          </table:table-cell>
          <table:table-cell table:formula="oooc:=ATAN([.C63])" office:value-type="float" office:value="-1.56979632712823">
            <text:p>-1,5698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3]);[.A63];[.M63])" office:value-type="float" office:value="-1.56979632712823">
            <text:p>-1,5698</text:p>
          </table:table-cell>
          <table:table-cell table:style-name="ce11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,7854</text:p>
          </table:table-cell>
          <table:table-cell table:formula="oooc:=ATAN([.C64])" office:value-type="float" office:value="-0.785398163397448">
            <text:p>-0,7854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4]);[.A64];[.M64])" office:value-type="float" office:value="-0.785398163397448">
            <text:p>-0,7854</text:p>
          </table:table-cell>
          <table:table-cell table:style-name="ce11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99668652491162">
            <text:p>-0,09967</text:p>
          </table:table-cell>
          <table:table-cell table:formula="oooc:=ATAN([.C65])" office:value-type="float" office:value="-0.099668652491162">
            <text:p>-0,09967</text:p>
          </table:table-cell>
          <table:table-cell table:style-name="ce7" office:value-type="float" office:value="-0.1">
            <text:p>-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5]);[.A65];[.M65])" office:value-type="float" office:value="-0.099668652491162">
            <text:p>-0,09967</text:p>
          </table:table-cell>
          <table:table-cell table:style-name="ce11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,001</text:p>
          </table:table-cell>
          <table:table-cell table:formula="oooc:=ATAN([.C66])" office:value-type="float" office:value="-0.000999999666666867">
            <text:p>-0,001</text:p>
          </table:table-cell>
          <table:table-cell table:style-name="ce7" office:value-type="float" office:value="-0.001">
            <text:p>-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6]);[.A66];[.M66])" office:value-type="float" office:value="-0.000999999666666867">
            <text:p>-0,001</text:p>
          </table:table-cell>
          <table:table-cell table:style-name="ce11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TAN([.C6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7]);[.A67];[.M67])" office:value-type="float" office:value="0">
            <text:p>0</text:p>
          </table:table-cell>
          <table:table-cell table:style-name="ce11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,001</text:p>
          </table:table-cell>
          <table:table-cell table:formula="oooc:=ATAN([.C68])" office:value-type="float" office:value="0.000999999666666867">
            <text:p>0,001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8]);[.A68];[.M68])" office:value-type="float" office:value="0.000999999666666867">
            <text:p>0,001</text:p>
          </table:table-cell>
          <table:table-cell table:style-name="ce11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99668652491162">
            <text:p>0,09967</text:p>
          </table:table-cell>
          <table:table-cell table:formula="oooc:=ATAN([.C69])" office:value-type="float" office:value="0.099668652491162">
            <text:p>0,09967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69]);[.A69];[.M69])" office:value-type="float" office:value="0.099668652491162">
            <text:p>0,09967</text:p>
          </table:table-cell>
          <table:table-cell table:style-name="ce11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,7854</text:p>
          </table:table-cell>
          <table:table-cell table:formula="oooc:=ATAN([.C70])" office:value-type="float" office:value="0.785398163397448">
            <text:p>0,7854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0]);[.A70];[.M70])" office:value-type="float" office:value="0.785398163397448">
            <text:p>0,7854</text:p>
          </table:table-cell>
          <table:table-cell table:style-name="ce11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6979632712823">
            <text:p>1,5698</text:p>
          </table:table-cell>
          <table:table-cell table:formula="oooc:=ATAN([.C71])" office:value-type="float" office:value="1.56979632712823">
            <text:p>1,5698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1]);[.A71];[.M71])" office:value-type="float" office:value="1.56979632712823">
            <text:p>1,5698</text:p>
          </table:table-cell>
          <table:table-cell table:style-name="ce11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57949">
            <text:p>1,5708</text:p>
          </table:table-cell>
          <table:table-cell table:formula="oooc:=ATAN([.C72])" office:value-type="float" office:value="1.5707963257949">
            <text:p>1,5708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2]);[.A72];[.M72])" office:value-type="float" office:value="1.5707963257949">
            <text:p>1,5708</text:p>
          </table:table-cell>
          <table:table-cell table:style-name="ce11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TANH([.C7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H</text:p>
          </table:table-cell>
          <table:table-cell table:style-name="ce10"/>
          <table:table-cell/>
          <table:table-cell/>
          <table:table-cell table:style-name="ce11" table:formula="oooc:=IF(ISBLANK([.M74]);[.A74];[.M74])" office:value-type="float" office:value="0">
            <text:p>0</text:p>
          </table:table-cell>
          <table:table-cell table:style-name="ce11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5347731076">
            <text:p>0,10034</text:p>
          </table:table-cell>
          <table:table-cell table:formula="oooc:=ATANH([.C75])" office:value-type="float" office:value="0.100335347731076">
            <text:p>0,10034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5]);[.A75];[.M75])" office:value-type="float" office:value="0.100335347731076">
            <text:p>0,10034</text:p>
          </table:table-cell>
          <table:table-cell table:style-name="ce11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5347731076">
            <text:p>-0,10034</text:p>
          </table:table-cell>
          <table:table-cell table:formula="oooc:=ATANH([.C76])" office:value-type="float" office:value="-0.100335347731076">
            <text:p>-0,10034</text:p>
          </table:table-cell>
          <table:table-cell table:style-name="ce7" office:value-type="float" office:value="-0.1">
            <text:p>-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6]);[.A76];[.M76])" office:value-type="float" office:value="-0.100335347731076">
            <text:p>-0,10034</text:p>
          </table:table-cell>
          <table:table-cell table:style-name="ce11"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49306144334055">
            <text:p>0,54931</text:p>
          </table:table-cell>
          <table:table-cell table:formula="oooc:=ATANH([.C77])" office:value-type="float" office:value="0.549306144334055">
            <text:p>0,54931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7]);[.A77];[.M77])" office:value-type="float" office:value="0.549306144334055">
            <text:p>0,54931</text:p>
          </table:table-cell>
          <table:table-cell table:style-name="ce11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549306144334055">
            <text:p>-0,54931</text:p>
          </table:table-cell>
          <table:table-cell table:formula="oooc:=ATANH([.C78])" office:value-type="float" office:value="-0.549306144334055">
            <text:p>-0,54931</text:p>
          </table:table-cell>
          <table:table-cell table:style-name="ce7" office:value-type="float" office:value="-0.5">
            <text:p>-0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8]);[.A78];[.M78])" office:value-type="float" office:value="-0.549306144334055">
            <text:p>-0,54931</text:p>
          </table:table-cell>
          <table:table-cell table:style-name="ce11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867300527694053">
            <text:p>0,8673</text:p>
          </table:table-cell>
          <table:table-cell table:formula="oooc:=ATANH([.C79])" office:value-type="float" office:value="0.867300527694053">
            <text:p>0,8673</text:p>
          </table:table-cell>
          <table:table-cell table:style-name="ce7" office:value-type="float" office:value="0.7">
            <text:p>0,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79]);[.A79];[.M79])" office:value-type="float" office:value="0.867300527694053">
            <text:p>0,8673</text:p>
          </table:table-cell>
          <table:table-cell table:style-name="ce11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867300527694053">
            <text:p>-0,8673</text:p>
          </table:table-cell>
          <table:table-cell table:formula="oooc:=ATANH([.C80])" office:value-type="float" office:value="-0.867300527694053">
            <text:p>-0,8673</text:p>
          </table:table-cell>
          <table:table-cell table:style-name="ce7" office:value-type="float" office:value="-0.7">
            <text:p>-0,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80]);[.A80];[.M80])" office:value-type="float" office:value="-0.867300527694053">
            <text:p>-0,8673</text:p>
          </table:table-cell>
          <table:table-cell table:style-name="ce11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ooc:=ATANH([.C8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81]);[.A81];[.M81])" office:value-type="string" office:string-value="Err:502">
            <text:p>Err:502</text:p>
          </table:table-cell>
          <table:table-cell table:style-name="ce11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ooc:=ATANH([.C8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82]);[.A82];[.M82])" office:value-type="string" office:string-value="Err:502">
            <text:p>Err:502</text:p>
          </table:table-cell>
          <table:table-cell table:style-name="ce11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TANH([.C8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83]);[.A83];[.M83])" office:value-type="string" office:string-value="Err:502">
            <text:p>Err:502</text:p>
          </table:table-cell>
          <table:table-cell table:style-name="ce11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TANH([.C84])" office:value-type="float" office:value="0">
            <text:p>Err:502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84]);[.A84];[.M84])" office:value-type="string" office:string-value="Err:502">
            <text:p>Err:502</text:p>
          </table:table-cell>
          <table:table-cell table:style-name="ce11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2.35619449019234">
            <text:p>-2,35619</text:p>
          </table:table-cell>
          <table:table-cell table:formula="oooc:=ATAN2([.C86];[.D86])" office:value-type="float" office:value="-2.35619449019234">
            <text:p>-2,35619</text:p>
          </table:table-cell>
          <table:table-cell table:number-columns-repeated="2"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TAN2</text:p>
          </table:table-cell>
          <table:table-cell table:style-name="ce10"/>
          <table:table-cell/>
          <table:table-cell/>
          <table:table-cell table:style-name="ce11" table:formula="oooc:=IF(ISBLANK([.M86]);[.A86];[.M86])" office:value-type="float" office:value="-2.35619449019234">
            <text:p>-2,35619</text:p>
          </table:table-cell>
          <table:table-cell table:style-name="ce11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,7854</text:p>
          </table:table-cell>
          <table:table-cell table:formula="oooc:=ATAN2([.C87];[.D87])" office:value-type="float" office:value="-0.785398163397448">
            <text:p>-0,78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87]);[.A87];[.M87])" office:value-type="float" office:value="-0.785398163397448">
            <text:p>-0,7854</text:p>
          </table:table-cell>
          <table:table-cell table:style-name="ce11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5707963267949">
            <text:p>-1,5708</text:p>
          </table:table-cell>
          <table:table-cell table:formula="oooc:=ATAN2([.C88];[.D88])" office:value-type="float" office:value="-1.5707963267949">
            <text:p>-1,570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88]);[.A88];[.M88])" office:value-type="float" office:value="-1.5707963267949">
            <text:p>-1,5708</text:p>
          </table:table-cell>
          <table:table-cell table:style-name="ce11"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35619449019234">
            <text:p>2,35619</text:p>
          </table:table-cell>
          <table:table-cell table:formula="oooc:=ATAN2([.C89];[.D89])" office:value-type="float" office:value="2.35619449019234">
            <text:p>2,3561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89]);[.A89];[.M89])" office:value-type="float" office:value="2.35619449019234">
            <text:p>2,35619</text:p>
          </table:table-cell>
          <table:table-cell table:style-name="ce11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,7854</text:p>
          </table:table-cell>
          <table:table-cell table:formula="oooc:=ATAN2([.C90];[.D90])" office:value-type="float" office:value="0.785398163397448">
            <text:p>0,7854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0]);[.A90];[.M90])" office:value-type="float" office:value="0.785398163397448">
            <text:p>0,7854</text:p>
          </table:table-cell>
          <table:table-cell table:style-name="ce11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,5708</text:p>
          </table:table-cell>
          <table:table-cell table:formula="oooc:=ATAN2([.C91];[.D91])" office:value-type="float" office:value="1.5707963267949">
            <text:p>1,570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1]);[.A91];[.M91])" office:value-type="float" office:value="1.5707963267949">
            <text:p>1,5708</text:p>
          </table:table-cell>
          <table:table-cell table:style-name="ce11"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,14159</text:p>
          </table:table-cell>
          <table:table-cell table:formula="oooc:=ATAN2([.C92];[.D92])" office:value-type="float" office:value="3.14159265358979">
            <text:p>3,1415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2]);[.A92];[.M92])" office:value-type="float" office:value="3.14159265358979">
            <text:p>3,14159</text:p>
          </table:table-cell>
          <table:table-cell table:style-name="ce11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TAN2([.C93];[.D93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3]);[.A93];[.M93])" office:value-type="float" office:value="0">
            <text:p>0</text:p>
          </table:table-cell>
          <table:table-cell table:style-name="ce11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TAN2([.C94];[.D94])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4]);[.A94];[.M94])" office:value-type="float" office:value="0">
            <text:p>0</text:p>
          </table:table-cell>
          <table:table-cell table:style-name="ce11"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,001</text:p>
          </table:table-cell>
          <table:table-cell table:formula="oooc:=ATAN2([.C95];[.D95])" office:value-type="float" office:value="-0.000999999666666866">
            <text:p>-0,00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5]);[.A95];[.M95])" office:value-type="float" office:value="-0.000999999666666867">
            <text:p>-0,001</text:p>
          </table:table-cell>
          <table:table-cell table:style-name="ce11"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,001</text:p>
          </table:table-cell>
          <table:table-cell table:formula="oooc:=ATAN2([.C96];[.D96])" office:value-type="float" office:value="0.000999999666666866">
            <text:p>0,00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6]);[.A96];[.M96])" office:value-type="float" office:value="0.000999999666666867">
            <text:p>0,001</text:p>
          </table:table-cell>
          <table:table-cell table:style-name="ce11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GEOMEAN([.C98];[.D98])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GEOMEAN</text:p>
          </table:table-cell>
          <table:table-cell table:style-name="ce10"/>
          <table:table-cell/>
          <table:table-cell/>
          <table:table-cell table:style-name="ce11" table:formula="oooc:=IF(ISBLANK([.M98]);[.A98];[.M98])" office:value-type="float" office:value="1">
            <text:p>1</text:p>
          </table:table-cell>
          <table:table-cell table:style-name="ce11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GEOMEAN([.C99];[.D99])" office:value-type="float" office:value="3">
            <text:p>3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99]);[.A99];[.M99])" office:value-type="float" office:value="3">
            <text:p>3</text:p>
          </table:table-cell>
          <table:table-cell table:style-name="ce11"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44948974278318">
            <text:p>2,44949</text:p>
          </table:table-cell>
          <table:table-cell table:formula="oooc:=GEOMEAN([.C100];[.D100])" office:value-type="float" office:value="2.44948974278318">
            <text:p>2,4494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00]);[.A100];[.M100])" office:value-type="float" office:value="2.44948974278318">
            <text:p>2,44949</text:p>
          </table:table-cell>
          <table:table-cell table:style-name="ce11"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GEOMEAN([.C101];[.D101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2">
            <text:p>7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01]);[.A101];[.M101])" office:value-type="float" office:value="12">
            <text:p>12</text:p>
          </table:table-cell>
          <table:table-cell table:style-name="ce11"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72119144780585">
            <text:p>1,72119</text:p>
          </table:table-cell>
          <table:table-cell table:formula="oooc:=GEOMEAN([.C102];[.D102])" office:value-type="float" office:value="1.72119144780585">
            <text:p>1,72119</text:p>
          </table:table-cell>
          <table:table-cell table:style-name="ce7" office:value-type="float" office:value="1.25">
            <text:p>1,25</text:p>
          </table:table-cell>
          <table:table-cell table:style-name="ce7" office:value-type="float" office:value="2.37">
            <text:p>2,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02]);[.A102];[.M102])" office:value-type="float" office:value="1.72119144780585">
            <text:p>1,72119</text:p>
          </table:table-cell>
          <table:table-cell table:style-name="ce11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EOMEAN([.C103];[.D10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03]);[.A103];[.M103])" office:value-type="string" office:string-value="Err:502">
            <text:p>Err:502</text:p>
          </table:table-cell>
          <table:table-cell table:style-name="ce11"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EOMEAN([.C104];[.D10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04]);[.A104];[.M104])" office:value-type="string" office:string-value="Err:502">
            <text:p>Err:502</text:p>
          </table:table-cell>
          <table:table-cell table:style-name="ce11"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GEOMEAN([.C105];[.D10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05]);[.A105];[.M105])" office:value-type="string" office:string-value="Err:502">
            <text:p>Err:502</text:p>
          </table:table-cell>
          <table:table-cell table:style-name="ce11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GEOMEAN([.C107];[.D107];[.E107:.F107])" office:value-type="float" office:value="5">
            <text:p>5</text:p>
          </table:table-cell>
          <table:table-cell table:number-columns-repeated="4" table:style-name="ce7" office:value-type="float" office:value="5">
            <text:p>5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07]);[.A107];[.M107])" office:value-type="float" office:value="5">
            <text:p>5</text:p>
          </table:table-cell>
          <table:table-cell table:style-name="ce11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GEOMEAN([.C108];[.D108];[.E108:.F108])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08]);[.A108];[.M108])" office:value-type="float" office:value="3">
            <text:p>3</text:p>
          </table:table-cell>
          <table:table-cell table:style-name="ce11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94923200383977">
            <text:p>4,94923</text:p>
          </table:table-cell>
          <table:table-cell table:formula="oooc:=GEOMEAN([.C109];[.D109];[.E109:.F109])" office:value-type="float" office:value="4.94923200383977">
            <text:p>4,9492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09]);[.A109];[.M109])" office:value-type="float" office:value="4.94923200383977">
            <text:p>4,94923</text:p>
          </table:table-cell>
          <table:table-cell table:style-name="ce11" table:formula="oooc:=IF(ISBLANK([.O109]);IF(ISERROR([.B109]);&quot;Err:&quot;&amp;ERRORTYPE([.B109])=[.M109];OR([.P109]=[.B109];AND(ISNUMBER([.P109]);ISNUMBER([.B109]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HARMEAN([.C111];[.D111])" office:value-type="float" office:value="4">
            <text:p>4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HARMEAN</text:p>
          </table:table-cell>
          <table:table-cell table:style-name="ce10"/>
          <table:table-cell/>
          <table:table-cell/>
          <table:table-cell table:style-name="ce11" table:formula="oooc:=IF(ISBLANK([.M111]);[.A111];[.M111])" office:value-type="float" office:value="4">
            <text:p>4</text:p>
          </table:table-cell>
          <table:table-cell table:style-name="ce11"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HARMEAN([.C112];[.D112])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12]);[.A112];[.M112])" office:value-type="float" office:value="1">
            <text:p>1</text:p>
          </table:table-cell>
          <table:table-cell table:style-name="ce11" table:formula="oooc:=IF(ISBLANK([.O112]);IF(ISERROR([.B112]);&quot;Err:&quot;&amp;ERRORTYPE([.B112])=[.M112];OR([.P112]=[.B112];AND(ISNUMBER([.P112]);ISNUMBER([.B112]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2">
            <text:p>3,2</text:p>
          </table:table-cell>
          <table:table-cell table:formula="oooc:=HARMEAN([.C113];[.D113])" office:value-type="float" office:value="3.2">
            <text:p>3,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13]);[.A113];[.M113])" office:value-type="float" office:value="3.2">
            <text:p>3,2</text:p>
          </table:table-cell>
          <table:table-cell table:style-name="ce11" table:formula="oooc:=IF(ISBLANK([.O113]);IF(ISERROR([.B113]);&quot;Err:&quot;&amp;ERRORTYPE([.B113])=[.M113];OR([.P113]=[.B113];AND(ISNUMBER([.P113]);ISNUMBER([.B113]);OR(AND([.P113]=0;ABS([.B113])&lt;1E-307);&quot;&quot;&amp;[.B113]=&quot;&quot;&amp;[.P113]))));[.O1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,66667</text:p>
          </table:table-cell>
          <table:table-cell table:formula="oooc:=HARMEAN([.C114];[.D114])" office:value-type="float" office:value="2.66666666666667">
            <text:p>2,6666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14]);[.A114];[.M114])" office:value-type="float" office:value="2.66666666666667">
            <text:p>2,66667</text:p>
          </table:table-cell>
          <table:table-cell table:style-name="ce11" table:formula="oooc:=IF(ISBLANK([.O114]);IF(ISERROR([.B114]);&quot;Err:&quot;&amp;ERRORTYPE([.B114])=[.M114];OR([.P114]=[.B114];AND(ISNUMBER([.P114]);ISNUMBER([.B114]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63674033149171">
            <text:p>1,63674</text:p>
          </table:table-cell>
          <table:table-cell table:formula="oooc:=HARMEAN([.C115];[.D115])" office:value-type="float" office:value="1.63674033149171">
            <text:p>1,63674</text:p>
          </table:table-cell>
          <table:table-cell table:style-name="ce7" office:value-type="float" office:value="1.25">
            <text:p>1,25</text:p>
          </table:table-cell>
          <table:table-cell table:style-name="ce7" office:value-type="float" office:value="2.37">
            <text:p>2,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15]);[.A115];[.M115])" office:value-type="float" office:value="1.63674033149171">
            <text:p>1,63674</text:p>
          </table:table-cell>
          <table:table-cell table:style-name="ce11" table:formula="oooc:=IF(ISBLANK([.O115]);IF(ISERROR([.B115]);&quot;Err:&quot;&amp;ERRORTYPE([.B115])=[.M115];OR([.P115]=[.B115];AND(ISNUMBER([.P115]);ISNUMBER([.B115]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HARMEAN([.C116];[.D11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16]);[.A116];[.M116])" office:value-type="string" office:string-value="Err:502">
            <text:p>Err:502</text:p>
          </table:table-cell>
          <table:table-cell table:style-name="ce11"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HARMEAN([.C117];[.D117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17]);[.A117];[.M117])" office:value-type="string" office:string-value="Err:502">
            <text:p>Err:502</text:p>
          </table:table-cell>
          <table:table-cell table:style-name="ce11" table:formula="oooc:=IF(ISBLANK([.O117]);IF(ISERROR([.B117]);&quot;Err:&quot;&amp;ERRORTYPE([.B117])=[.M117];OR([.P117]=[.B117];AND(ISNUMBER([.P117]);ISNUMBER([.B117]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HARMEAN([.C118];[.D118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18]);[.A118];[.M118])" office:value-type="string" office:string-value="Err:502">
            <text:p>Err:502</text:p>
          </table:table-cell>
          <table:table-cell table:style-name="ce11" table:formula="oooc:=IF(ISBLANK([.O118]);IF(ISERROR([.B118]);&quot;Err:&quot;&amp;ERRORTYPE([.B118])=[.M118];OR([.P118]=[.B118];AND(ISNUMBER([.P118]);ISNUMBER([.B118]);OR(AND([.P118]=0;ABS([.B118])&lt;1E-307);&quot;&quot;&amp;[.B118]=&quot;&quot;&amp;[.P118]))));[.O1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3.2">
            <text:p>3,2</text:p>
          </table:table-cell>
          <table:table-cell table:formula="oooc:=HARMEAN([.C120];[.D120];[.E120:.F120])" office:value-type="float" office:value="3.2">
            <text:p>3,2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20]);[.A120];[.M120])" office:value-type="float" office:value="3.2">
            <text:p>3,2</text:p>
          </table:table-cell>
          <table:table-cell table:style-name="ce11"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20689655172414">
            <text:p>2,2069</text:p>
          </table:table-cell>
          <table:table-cell table:formula="oooc:=HARMEAN([.C121];[.D121];[.E121:.F121])" office:value-type="float" office:value="2.20689655172414">
            <text:p>2,2069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21]);[.A121];[.M121])" office:value-type="float" office:value="2.20689655172414">
            <text:p>2,2069</text:p>
          </table:table-cell>
          <table:table-cell table:style-name="ce11" table:formula="oooc:=IF(ISBLANK([.O121]);IF(ISERROR([.B121]);&quot;Err:&quot;&amp;ERRORTYPE([.B121])=[.M121];OR([.P121]=[.B121];AND(ISNUMBER([.P121]);ISNUMBER([.B121]);OR(AND([.P121]=0;ABS([.B121])&lt;1E-307);&quot;&quot;&amp;[.B121]=&quot;&quot;&amp;[.P121]))));[.O1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,66667</text:p>
          </table:table-cell>
          <table:table-cell table:formula="oooc:=HARMEAN([.C122];[.D122];[.E122:.F122])" office:value-type="float" office:value="2.66666666666667">
            <text:p>2,6666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22]);[.A122];[.M122])" office:value-type="float" office:value="2.66666666666667">
            <text:p>2,66667</text:p>
          </table:table-cell>
          <table:table-cell table:style-name="ce11" table:formula="oooc:=IF(ISBLANK([.O122]);IF(ISERROR([.B122]);&quot;Err:&quot;&amp;ERRORTYPE([.B122])=[.M122];OR([.P122]=[.B122];AND(ISNUMBER([.P122]);ISNUMBER([.B122]);OR(AND([.P122]=0;ABS([.B122])&lt;1E-307);&quot;&quot;&amp;[.B122]=&quot;&quot;&amp;[.P122]))));[.O12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PERMUT([.C124];[.D12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ERMUT</text:p>
          </table:table-cell>
          <table:table-cell table:style-name="ce10"/>
          <table:table-cell/>
          <table:table-cell/>
          <table:table-cell table:style-name="ce11" table:formula="oooc:=IF(ISBLANK([.M124]);[.A124];[.M124])" office:value-type="float" office:value="2">
            <text:p>2</text:p>
          </table:table-cell>
          <table:table-cell table:style-name="ce11" table:formula="oooc:=IF(ISBLANK([.O124]);IF(ISERROR([.B124]);&quot;Err:&quot;&amp;ERRORTYPE([.B124])=[.M124];OR([.P124]=[.B124];AND(ISNUMBER([.P124]);ISNUMBER([.B124]);OR(AND([.P124]=0;ABS([.B124])&lt;1E-307);&quot;&quot;&amp;[.B124]=&quot;&quot;&amp;[.P124]))));[.O1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PERMUT([.C125];[.D125])" office:value-type="float" office:value="6">
            <text:p>6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25]);[.A125];[.M125])" office:value-type="float" office:value="6">
            <text:p>6</text:p>
          </table:table-cell>
          <table:table-cell table:style-name="ce11"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ERMUT([.C126];[.D126])" office:value-type="float" office:value="1">
            <text:p>1</text:p>
          </table:table-cell>
          <table:table-cell table:style-name="ce7" office:value-type="float" office:value="1.1">
            <text:p>1,1</text:p>
          </table:table-cell>
          <table:table-cell table:style-name="ce7" office:value-type="float" office:value="1.3">
            <text:p>1,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26]);[.A126];[.M126])" office:value-type="float" office:value="1">
            <text:p>1</text:p>
          </table:table-cell>
          <table:table-cell table:style-name="ce11" table:formula="oooc:=IF(ISBLANK([.O126]);IF(ISERROR([.B126]);&quot;Err:&quot;&amp;ERRORTYPE([.B126])=[.M126];OR([.P126]=[.B126];AND(ISNUMBER([.P126]);ISNUMBER([.B126]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520">
            <text:p>2520</text:p>
          </table:table-cell>
          <table:table-cell table:formula="oooc:=PERMUT([.C127];[.D127])" office:value-type="float" office:value="2520">
            <text:p>252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27]);[.A127];[.M127])" office:value-type="float" office:value="2520">
            <text:p>2520</text:p>
          </table:table-cell>
          <table:table-cell table:style-name="ce11" table:formula="oooc:=IF(ISBLANK([.O127]);IF(ISERROR([.B127]);&quot;Err:&quot;&amp;ERRORTYPE([.B127])=[.M127];OR([.P127]=[.B127];AND(ISNUMBER([.P127]);ISNUMBER([.B127]);OR(AND([.P127]=0;ABS([.B127])&lt;1E-307);&quot;&quot;&amp;[.B127]=&quot;&quot;&amp;[.P127]))));[.O1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PERMUT([.C128];[.D128])" office:value-type="float" office:value="6">
            <text:p>6</text:p>
          </table:table-cell>
          <table:table-cell table:style-name="ce7" office:value-type="float" office:value="3.4">
            <text:p>3,4</text:p>
          </table:table-cell>
          <table:table-cell table:style-name="ce7" office:value-type="float" office:value="2.1">
            <text:p>2,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28]);[.A128];[.M128])" office:value-type="float" office:value="6">
            <text:p>6</text:p>
          </table:table-cell>
          <table:table-cell table:style-name="ce11"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ERMUT([.C129];[.D129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29]);[.A129];[.M129])" office:value-type="string" office:string-value="Err:502">
            <text:p>Err:502</text:p>
          </table:table-cell>
          <table:table-cell table:style-name="ce11" table:formula="oooc:=IF(ISBLANK([.O129]);IF(ISERROR([.B129]);&quot;Err:&quot;&amp;ERRORTYPE([.B129])=[.M129];OR([.P129]=[.B129];AND(ISNUMBER([.P129]);ISNUMBER([.B129]);OR(AND([.P129]=0;ABS([.B129])&lt;1E-307);&quot;&quot;&amp;[.B129]=&quot;&quot;&amp;[.P129]))));[.O1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ERMUT([.C130];[.D130])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30]);[.A130];[.M130])" office:value-type="float" office:value="1">
            <text:p>1</text:p>
          </table:table-cell>
          <table:table-cell table:style-name="ce11" table:formula="oooc:=IF(ISBLANK([.O130]);IF(ISERROR([.B130]);&quot;Err:&quot;&amp;ERRORTYPE([.B130])=[.M130];OR([.P130]=[.B130];AND(ISNUMBER([.P130]);ISNUMBER([.B130]);OR(AND([.P130]=0;ABS([.B130])&lt;1E-307);&quot;&quot;&amp;[.B130]=&quot;&quot;&amp;[.P130]))));[.O1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ERMUT([.C131];[.D13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31]);[.A131];[.M131])" office:value-type="string" office:string-value="Err:502">
            <text:p>Err:502</text:p>
          </table:table-cell>
          <table:table-cell table:style-name="ce11" table:formula="oooc:=IF(ISBLANK([.O131]);IF(ISERROR([.B131]);&quot;Err:&quot;&amp;ERRORTYPE([.B131])=[.M131];OR([.P131]=[.B131];AND(ISNUMBER([.P131]);ISNUMBER([.B131]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ERMUT([.C132];[.D13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32]);[.A132];[.M132])" office:value-type="string" office:string-value="Err:502">
            <text:p>Err:502</text:p>
          </table:table-cell>
          <table:table-cell table:style-name="ce11" table:formula="oooc:=IF(ISBLANK([.O132]);IF(ISERROR([.B132]);&quot;Err:&quot;&amp;ERRORTYPE([.B132])=[.M132];OR([.P132]=[.B132];AND(ISNUMBER([.P132]);ISNUMBER([.B132]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PERMUT([.C133];[.D13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133]);[.A133];[.M133])" office:value-type="string" office:string-value="Err:502">
            <text:p>Err:502</text:p>
          </table:table-cell>
          <table:table-cell table:style-name="ce11" table:formula="oooc:=IF(ISBLANK([.O133]);IF(ISERROR([.B133]);&quot;Err:&quot;&amp;ERRORTYPE([.B133])=[.M133];OR([.P133]=[.B133];AND(ISNUMBER([.P133]);ISNUMBER([.B133]);OR(AND([.P133]=0;ABS([.B133])&lt;1E-307);&quot;&quot;&amp;[.B133]=&quot;&quot;&amp;[.P133]))));[.O13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RAND()&lt;1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AND</text:p>
          </table:table-cell>
          <table:table-cell table:style-name="ce10"/>
          <table:table-cell/>
          <table:table-cell/>
          <table:table-cell table:style-name="ce11" table:formula="oooc:=IF(ISBLANK([.M135]);[.A135];[.M135])" office:value-type="boolean" office:boolean-value="true">
            <text:p>ИСТИНА</text:p>
          </table:table-cell>
          <table:table-cell table:style-name="ce11" table:formula="oooc:=IF(ISBLANK([.O135]);IF(ISERROR([.B135]);&quot;Err:&quot;&amp;ERRORTYPE([.B135])=[.M135];OR([.P135]=[.B135];AND(ISNUMBER([.P135]);ISNUMBER([.B135]);OR(AND([.P135]=0;ABS([.B135])&lt;1E-307);&quot;&quot;&amp;[.B135]=&quot;&quot;&amp;[.P135]))));[.O1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RAND()&lt;1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 office:value-type="string">
            <text:p>double, BigDecimal, long</text:p>
          </table:table-cell>
          <table:table-cell/>
          <table:table-cell table:style-name="ce11" table:formula="oooc:=IF(ISBLANK([.M136]);[.A136];[.M136])" office:value-type="boolean" office:boolean-value="true">
            <text:p>ИСТИНА</text:p>
          </table:table-cell>
          <table:table-cell table:style-name="ce11" table:formula="oooc:=IF(ISBLANK([.O136]);IF(ISERROR([.B136]);&quot;Err:&quot;&amp;ERRORTYPE([.B136])=[.M136];OR([.P136]=[.B136];AND(ISNUMBER([.P136]);ISNUMBER([.B136]);OR(AND([.P136]=0;ABS([.B136])&lt;1E-307);&quot;&quot;&amp;[.B136]=&quot;&quot;&amp;[.P136]))));[.O1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RAND()&gt;0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37]);[.A137];[.M137])" office:value-type="boolean" office:boolean-value="true">
            <text:p>ИСТИНА</text:p>
          </table:table-cell>
          <table:table-cell table:style-name="ce11" table:formula="oooc:=IF(ISBLANK([.O137]);IF(ISERROR([.B137]);&quot;Err:&quot;&amp;ERRORTYPE([.B137])=[.M137];OR([.P137]=[.B137];AND(ISNUMBER([.P137]);ISNUMBER([.B137]);OR(AND([.P137]=0;ABS([.B137])&lt;1E-307);&quot;&quot;&amp;[.B137]=&quot;&quot;&amp;[.P137]))));[.O1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RAND()&gt;0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38]);[.A138];[.M138])" office:value-type="boolean" office:boolean-value="true">
            <text:p>ИСТИНА</text:p>
          </table:table-cell>
          <table:table-cell table:style-name="ce11" table:formula="oooc:=IF(ISBLANK([.O138]);IF(ISERROR([.B138]);&quot;Err:&quot;&amp;ERRORTYPE([.B138])=[.M138];OR([.P138]=[.B138];AND(ISNUMBER([.P138]);ISNUMBER([.B138]);OR(AND([.P138]=0;ABS([.B138])&lt;1E-307);&quot;&quot;&amp;[.B138]=&quot;&quot;&amp;[.P138]))));[.O1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((RAND()+RAND()+RAND()+RAND()+RAND()+RAND()+RAND()+RAND()+RAND()+RAND())/10)&gt;0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39]);[.A139];[.M139])" office:value-type="boolean" office:boolean-value="true">
            <text:p>ИСТИНА</text:p>
          </table:table-cell>
          <table:table-cell table:style-name="ce11" table:formula="oooc:=IF(ISBLANK([.O139]);IF(ISERROR([.B139]);&quot;Err:&quot;&amp;ERRORTYPE([.B139])=[.M139];OR([.P139]=[.B139];AND(ISNUMBER([.P139]);ISNUMBER([.B139]);OR(AND([.P139]=0;ABS([.B139])&lt;1E-307);&quot;&quot;&amp;[.B139]=&quot;&quot;&amp;[.P139]))));[.O1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((RAND()+RAND()+RAND()+RAND()+RAND()+RAND()+RAND()+RAND()+RAND()+RAND())/10)&lt;1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0]);[.A140];[.M140])" office:value-type="boolean" office:boolean-value="true">
            <text:p>ИСТИНА</text:p>
          </table:table-cell>
          <table:table-cell table:style-name="ce11" table:formula="oooc:=IF(ISBLANK([.O140]);IF(ISERROR([.B140]);&quot;Err:&quot;&amp;ERRORTYPE([.B140])=[.M140];OR([.P140]=[.B140];AND(ISNUMBER([.P140]);ISNUMBER([.B140]);OR(AND([.P140]=0;ABS([.B140])&lt;1E-307);&quot;&quot;&amp;[.B140]=&quot;&quot;&amp;[.P140]))));[.O1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ЛОЖЬ</text:p>
          </table:table-cell>
          <table:table-cell table:formula="oooc:=RAND()=RAND()" office:value-type="boolean" office:boolean-value="false">
            <text:p>ЛОЖЬ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1]);[.A141];[.M141])" office:value-type="boolean" office:boolean-value="false">
            <text:p>ЛОЖЬ</text:p>
          </table:table-cell>
          <table:table-cell table:style-name="ce11" table:formula="oooc:=IF(ISBLANK([.O141]);IF(ISERROR([.B141]);&quot;Err:&quot;&amp;ERRORTYPE([.B141])=[.M141];OR([.P141]=[.B141];AND(ISNUMBER([.P141]);ISNUMBER([.B141]);OR(AND([.P141]=0;ABS([.B141])&lt;1E-307);&quot;&quot;&amp;[.B141]=&quot;&quot;&amp;[.P141]))));[.O1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ЛОЖЬ</text:p>
          </table:table-cell>
          <table:table-cell table:formula="oooc:=RAND()=RAND()" office:value-type="boolean" office:boolean-value="false">
            <text:p>ЛОЖЬ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2]);[.A142];[.M142])" office:value-type="boolean" office:boolean-value="false">
            <text:p>ЛОЖЬ</text:p>
          </table:table-cell>
          <table:table-cell table:style-name="ce11" table:formula="oooc:=IF(ISBLANK([.O142]);IF(ISERROR([.B142]);&quot;Err:&quot;&amp;ERRORTYPE([.B142])=[.M142];OR([.P142]=[.B142];AND(ISNUMBER([.P142]);ISNUMBER([.B142]);OR(AND([.P142]=0;ABS([.B142])&lt;1E-307);&quot;&quot;&amp;[.B142]=&quot;&quot;&amp;[.P142]))));[.O14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.936752127533145">
            <text:p>0,93675</text:p>
          </table:table-cell>
          <table:table-cell table:formula="oooc:=COS([.C144])" office:value-type="float" office:value="0.936752127533145">
            <text:p>0,93675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</text:p>
          </table:table-cell>
          <table:table-cell table:style-name="ce10"/>
          <table:table-cell/>
          <table:table-cell/>
          <table:table-cell table:style-name="ce11" table:formula="oooc:=IF(ISBLANK([.M144]);[.A144];[.M144])" office:value-type="float" office:value="0.936752127533145">
            <text:p>0,93675</text:p>
          </table:table-cell>
          <table:table-cell table:style-name="ce11" table:formula="oooc:=IF(ISBLANK([.O144]);IF(ISERROR([.B144]);&quot;Err:&quot;&amp;ERRORTYPE([.B144])=[.M144];OR([.P144]=[.B144];AND(ISNUMBER([.P144]);ISNUMBER([.B144]);OR(AND([.P144]=0;ABS([.B144])&lt;1E-307);&quot;&quot;&amp;[.B144]=&quot;&quot;&amp;[.P144]))));[.O1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ooc:=COS([.C145])" office:value-type="float" office:value="-0.999999999973015">
            <text:p>-1</text:p>
          </table:table-cell>
          <table:table-cell table:style-name="ce7" office:value-type="float" office:value="-3.1416">
            <text:p>-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5]);[.A145];[.M145])" office:value-type="float" office:value="-0.999999999973015">
            <text:p>-1</text:p>
          </table:table-cell>
          <table:table-cell table:style-name="ce11" table:formula="oooc:=IF(ISBLANK([.O145]);IF(ISERROR([.B145]);&quot;Err:&quot;&amp;ERRORTYPE([.B145])=[.M145];OR([.P145]=[.B145];AND(ISNUMBER([.P145]);ISNUMBER([.B145]);OR(AND([.P145]=0;ABS([.B145])&lt;1E-307);&quot;&quot;&amp;[.B145]=&quot;&quot;&amp;[.P145]))));[.O1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ooc:=COS([.C146])" office:value-type="float" office:value="-0.999999999996479">
            <text:p>-1</text:p>
          </table:table-cell>
          <table:table-cell table:style-name="ce7" office:value-type="float" office:value="-3.14159">
            <text:p>-3,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6]);[.A146];[.M146])" office:value-type="float" office:value="-0.999999999996479">
            <text:p>-1</text:p>
          </table:table-cell>
          <table:table-cell table:style-name="ce11" table:formula="oooc:=IF(ISBLANK([.O146]);IF(ISERROR([.B146]);&quot;Err:&quot;&amp;ERRORTYPE([.B146])=[.M146];OR([.P146]=[.B146];AND(ISNUMBER([.P146]);ISNUMBER([.B146]);OR(AND([.P146]=0;ABS([.B146])&lt;1E-307);&quot;&quot;&amp;[.B146]=&quot;&quot;&amp;[.P146]))));[.O1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,995</text:p>
          </table:table-cell>
          <table:table-cell table:formula="oooc:=COS([.C147])" office:value-type="float" office:value="0.995004165278026">
            <text:p>0,995</text:p>
          </table:table-cell>
          <table:table-cell table:style-name="ce7" office:value-type="float" office:value="-0.1">
            <text:p>-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7]);[.A147];[.M147])" office:value-type="float" office:value="0.995004165278026">
            <text:p>0,995</text:p>
          </table:table-cell>
          <table:table-cell table:style-name="ce11" table:formula="oooc:=IF(ISBLANK([.O147]);IF(ISERROR([.B147]);&quot;Err:&quot;&amp;ERRORTYPE([.B147])=[.M147];OR([.P147]=[.B147];AND(ISNUMBER([.P147]);ISNUMBER([.B147]);OR(AND([.P147]=0;ABS([.B147])&lt;1E-307);&quot;&quot;&amp;[.B147]=&quot;&quot;&amp;[.P147]))));[.O1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ooc:=COS([.C148])" office:value-type="float" office:value="0.999999500000042">
            <text:p>1</text:p>
          </table:table-cell>
          <table:table-cell table:style-name="ce7" office:value-type="float" office:value="-0.001">
            <text:p>-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8]);[.A148];[.M148])" office:value-type="float" office:value="0.999999500000042">
            <text:p>1</text:p>
          </table:table-cell>
          <table:table-cell table:style-name="ce11" table:formula="oooc:=IF(ISBLANK([.O148]);IF(ISERROR([.B148]);&quot;Err:&quot;&amp;ERRORTYPE([.B148])=[.M148];OR([.P148]=[.B148];AND(ISNUMBER([.P148]);ISNUMBER([.B148]);OR(AND([.P148]=0;ABS([.B148])&lt;1E-307);&quot;&quot;&amp;[.B148]=&quot;&quot;&amp;[.P148]))));[.O1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S([.C14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49]);[.A149];[.M149])" office:value-type="float" office:value="1">
            <text:p>1</text:p>
          </table:table-cell>
          <table:table-cell table:style-name="ce11" table:formula="oooc:=IF(ISBLANK([.O149]);IF(ISERROR([.B149]);&quot;Err:&quot;&amp;ERRORTYPE([.B149])=[.M149];OR([.P149]=[.B149];AND(ISNUMBER([.P149]);ISNUMBER([.B149]);OR(AND([.P149]=0;ABS([.B149])&lt;1E-307);&quot;&quot;&amp;[.B149]=&quot;&quot;&amp;[.P149]))));[.O1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ooc:=COS([.C150])" office:value-type="float" office:value="0.999999500000042">
            <text:p>1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0]);[.A150];[.M150])" office:value-type="float" office:value="0.999999500000042">
            <text:p>1</text:p>
          </table:table-cell>
          <table:table-cell table:style-name="ce11" table:formula="oooc:=IF(ISBLANK([.O150]);IF(ISERROR([.B150]);&quot;Err:&quot;&amp;ERRORTYPE([.B150])=[.M150];OR([.P150]=[.B150];AND(ISNUMBER([.P150]);ISNUMBER([.B150]);OR(AND([.P150]=0;ABS([.B150])&lt;1E-307);&quot;&quot;&amp;[.B150]=&quot;&quot;&amp;[.P150]))));[.O1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,995</text:p>
          </table:table-cell>
          <table:table-cell table:formula="oooc:=COS([.C151])" office:value-type="float" office:value="0.995004165278026">
            <text:p>0,995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1]);[.A151];[.M151])" office:value-type="float" office:value="0.995004165278026">
            <text:p>0,995</text:p>
          </table:table-cell>
          <table:table-cell table:style-name="ce11" table:formula="oooc:=IF(ISBLANK([.O151]);IF(ISERROR([.B151]);&quot;Err:&quot;&amp;ERRORTYPE([.B151])=[.M151];OR([.P151]=[.B151];AND(ISNUMBER([.P151]);ISNUMBER([.B151]);OR(AND([.P151]=0;ABS([.B151])&lt;1E-307);&quot;&quot;&amp;[.B151]=&quot;&quot;&amp;[.P151]))));[.O1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ooc:=COS([.C152])" office:value-type="float" office:value="-0.999999999996479">
            <text:p>-1</text:p>
          </table:table-cell>
          <table:table-cell table:style-name="ce7" office:value-type="float" office:value="3.14159">
            <text:p>3,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2]);[.A152];[.M152])" office:value-type="float" office:value="-0.999999999996479">
            <text:p>-1</text:p>
          </table:table-cell>
          <table:table-cell table:style-name="ce11" table:formula="oooc:=IF(ISBLANK([.O152]);IF(ISERROR([.B152]);&quot;Err:&quot;&amp;ERRORTYPE([.B152])=[.M152];OR([.P152]=[.B152];AND(ISNUMBER([.P152]);ISNUMBER([.B152]);OR(AND([.P152]=0;ABS([.B152])&lt;1E-307);&quot;&quot;&amp;[.B152]=&quot;&quot;&amp;[.P152]))));[.O1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ooc:=COS([.C153])" office:value-type="float" office:value="-0.999999999973015">
            <text:p>-1</text:p>
          </table:table-cell>
          <table:table-cell table:style-name="ce7" office:value-type="float" office:value="3.1416">
            <text:p>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3]);[.A153];[.M153])" office:value-type="float" office:value="-0.999999999973015">
            <text:p>-1</text:p>
          </table:table-cell>
          <table:table-cell table:style-name="ce11" table:formula="oooc:=IF(ISBLANK([.O153]);IF(ISERROR([.B153]);&quot;Err:&quot;&amp;ERRORTYPE([.B153])=[.M153];OR([.P153]=[.B153];AND(ISNUMBER([.P153]);ISNUMBER([.B153]);OR(AND([.P153]=0;ABS([.B153])&lt;1E-307);&quot;&quot;&amp;[.B153]=&quot;&quot;&amp;[.P153]))));[.O1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36752127533145">
            <text:p>0,93675</text:p>
          </table:table-cell>
          <table:table-cell table:formula="oooc:=COS([.C154])" office:value-type="float" office:value="0.936752127533145">
            <text:p>0,93675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4]);[.A154];[.M154])" office:value-type="float" office:value="0.936752127533145">
            <text:p>0,93675</text:p>
          </table:table-cell>
          <table:table-cell table:style-name="ce11" table:formula="oooc:=IF(ISBLANK([.O154]);IF(ISERROR([.B154]);&quot;Err:&quot;&amp;ERRORTYPE([.B154])=[.M154];OR([.P154]=[.B154];AND(ISNUMBER([.P154]);ISNUMBER([.B154]);OR(AND([.P154]=0;ABS([.B154])&lt;1E-307);&quot;&quot;&amp;[.B154]=&quot;&quot;&amp;[.P154]))));[.O15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SH([.C15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H</text:p>
          </table:table-cell>
          <table:table-cell table:style-name="ce10"/>
          <table:table-cell/>
          <table:table-cell/>
          <table:table-cell table:style-name="ce11" table:formula="oooc:=IF(ISBLANK([.M156]);[.A156];[.M156])" office:value-type="float" office:value="1">
            <text:p>1</text:p>
          </table:table-cell>
          <table:table-cell table:style-name="ce11" table:formula="oooc:=IF(ISBLANK([.O156]);IF(ISERROR([.B156]);&quot;Err:&quot;&amp;ERRORTYPE([.B156])=[.M156];OR([.P156]=[.B156];AND(ISNUMBER([.P156]);ISNUMBER([.B156]);OR(AND([.P156]=0;ABS([.B156])&lt;1E-307);&quot;&quot;&amp;[.B156]=&quot;&quot;&amp;[.P156]))));[.O1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4308063481524">
            <text:p>1,54308</text:p>
          </table:table-cell>
          <table:table-cell table:formula="oooc:=COSH([.C157])" office:value-type="float" office:value="1.54308063481524">
            <text:p>1,5430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7]);[.A157];[.M157])" office:value-type="float" office:value="1.54308063481524">
            <text:p>1,54308</text:p>
          </table:table-cell>
          <table:table-cell table:style-name="ce11" table:formula="oooc:=IF(ISBLANK([.O157]);IF(ISERROR([.B157]);&quot;Err:&quot;&amp;ERRORTYPE([.B157])=[.M157];OR([.P157]=[.B157];AND(ISNUMBER([.P157]);ISNUMBER([.B157]);OR(AND([.P157]=0;ABS([.B157])&lt;1E-307);&quot;&quot;&amp;[.B157]=&quot;&quot;&amp;[.P157]))));[.O1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,7622</text:p>
          </table:table-cell>
          <table:table-cell table:formula="oooc:=COSH([.C158])" office:value-type="float" office:value="3.76219569108363">
            <text:p>3,762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8]);[.A158];[.M158])" office:value-type="float" office:value="3.76219569108363">
            <text:p>3,7622</text:p>
          </table:table-cell>
          <table:table-cell table:style-name="ce11" table:formula="oooc:=IF(ISBLANK([.O158]);IF(ISERROR([.B158]);&quot;Err:&quot;&amp;ERRORTYPE([.B158])=[.M158];OR([.P158]=[.B158];AND(ISNUMBER([.P158]);ISNUMBER([.B158]);OR(AND([.P158]=0;ABS([.B158])&lt;1E-307);&quot;&quot;&amp;[.B158]=&quot;&quot;&amp;[.P158]))));[.O1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,7622</text:p>
          </table:table-cell>
          <table:table-cell table:formula="oooc:=COSH([.C159])" office:value-type="float" office:value="3.76219569108363">
            <text:p>3,762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59]);[.A159];[.M159])" office:value-type="float" office:value="3.76219569108363">
            <text:p>3,7622</text:p>
          </table:table-cell>
          <table:table-cell table:style-name="ce11" table:formula="oooc:=IF(ISBLANK([.O159]);IF(ISERROR([.B159]);&quot;Err:&quot;&amp;ERRORTYPE([.B159])=[.M159];OR([.P159]=[.B159];AND(ISNUMBER([.P159]);ISNUMBER([.B159]);OR(AND([.P159]=0;ABS([.B159])&lt;1E-307);&quot;&quot;&amp;[.B159]=&quot;&quot;&amp;[.P159]))));[.O1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,34406E+043</text:p>
          </table:table-cell>
          <table:table-cell table:formula="oooc:=COSH([.C160])" office:value-type="float" office:value="1.34405857090807E+043">
            <text:p>1,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0]);[.A160];[.M160])" office:value-type="float" office:value="1.34405857090807E+043">
            <text:p>1,34406E+043</text:p>
          </table:table-cell>
          <table:table-cell table:style-name="ce11" table:formula="oooc:=IF(ISBLANK([.O160]);IF(ISERROR([.B160]);&quot;Err:&quot;&amp;ERRORTYPE([.B160])=[.M160];OR([.P160]=[.B160];AND(ISNUMBER([.P160]);ISNUMBER([.B160]);OR(AND([.P160]=0;ABS([.B160])&lt;1E-307);&quot;&quot;&amp;[.B160]=&quot;&quot;&amp;[.P160]))));[.O1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,88651E+260</text:p>
          </table:table-cell>
          <table:table-cell table:formula="oooc:=COSH([.C161])" office:value-type="float" office:value="1.88651015046497E+260">
            <text:p>1,88651E+260</text:p>
          </table:table-cell>
          <table:table-cell table:style-name="ce7" office:value-type="float" office:value="600">
            <text:p>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1]);[.A161];[.M161])" office:value-type="float" office:value="1.88651015046497E+260">
            <text:p>1,88651E+260</text:p>
          </table:table-cell>
          <table:table-cell table:style-name="ce11" table:formula="oooc:=IF(ISBLANK([.O161]);IF(ISERROR([.B161]);&quot;Err:&quot;&amp;ERRORTYPE([.B161])=[.M161];OR([.P161]=[.B161];AND(ISNUMBER([.P161]);ISNUMBER([.B161]);OR(AND([.P161]=0;ABS([.B161])&lt;1E-307);&quot;&quot;&amp;[.B161]=&quot;&quot;&amp;[.P161]))));[.O1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,88651E+260</text:p>
          </table:table-cell>
          <table:table-cell table:formula="oooc:=COSH([.C162])" office:value-type="float" office:value="1.88651015046497E+260">
            <text:p>1,88651E+260</text:p>
          </table:table-cell>
          <table:table-cell table:style-name="ce7" office:value-type="float" office:value="-600">
            <text:p>-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2]);[.A162];[.M162])" office:value-type="float" office:value="1.88651015046497E+260">
            <text:p>1,88651E+260</text:p>
          </table:table-cell>
          <table:table-cell table:style-name="ce11" table:formula="oooc:=IF(ISBLANK([.O162]);IF(ISERROR([.B162]);&quot;Err:&quot;&amp;ERRORTYPE([.B162])=[.M162];OR([.P162]=[.B162];AND(ISNUMBER([.P162]);ISNUMBER([.B162]);OR(AND([.P162]=0;ABS([.B162])&lt;1E-307);&quot;&quot;&amp;[.B162]=&quot;&quot;&amp;[.P162]))));[.O16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IGN([.C16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GN</text:p>
          </table:table-cell>
          <table:table-cell table:style-name="ce10"/>
          <table:table-cell/>
          <table:table-cell/>
          <table:table-cell table:style-name="ce11" table:formula="oooc:=IF(ISBLANK([.M164]);[.A164];[.M164])" office:value-type="float" office:value="0">
            <text:p>0</text:p>
          </table:table-cell>
          <table:table-cell table:style-name="ce11" table:formula="oooc:=IF(ISBLANK([.O164]);IF(ISERROR([.B164]);&quot;Err:&quot;&amp;ERRORTYPE([.B164])=[.M164];OR([.P164]=[.B164];AND(ISNUMBER([.P164]);ISNUMBER([.B164]);OR(AND([.P164]=0;ABS([.B164])&lt;1E-307);&quot;&quot;&amp;[.B164]=&quot;&quot;&amp;[.P164]))));[.O1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IGN([.C16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5]);[.A165];[.M165])" office:value-type="float" office:value="1">
            <text:p>1</text:p>
          </table:table-cell>
          <table:table-cell table:style-name="ce11" table:formula="oooc:=IF(ISBLANK([.O165]);IF(ISERROR([.B165]);&quot;Err:&quot;&amp;ERRORTYPE([.B165])=[.M165];OR([.P165]=[.B165];AND(ISNUMBER([.P165]);ISNUMBER([.B165]);OR(AND([.P165]=0;ABS([.B165])&lt;1E-307);&quot;&quot;&amp;[.B165]=&quot;&quot;&amp;[.P165]))));[.O1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IGN([.C166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6]);[.A166];[.M166])" office:value-type="float" office:value="1">
            <text:p>1</text:p>
          </table:table-cell>
          <table:table-cell table:style-name="ce11" table:formula="oooc:=IF(ISBLANK([.O166]);IF(ISERROR([.B166]);&quot;Err:&quot;&amp;ERRORTYPE([.B166])=[.M166];OR([.P166]=[.B166];AND(ISNUMBER([.P166]);ISNUMBER([.B166]);OR(AND([.P166]=0;ABS([.B166])&lt;1E-307);&quot;&quot;&amp;[.B166]=&quot;&quot;&amp;[.P166]))));[.O1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SIGN([.C16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7]);[.A167];[.M167])" office:value-type="float" office:value="-1">
            <text:p>-1</text:p>
          </table:table-cell>
          <table:table-cell table:style-name="ce11" table:formula="oooc:=IF(ISBLANK([.O167]);IF(ISERROR([.B167]);&quot;Err:&quot;&amp;ERRORTYPE([.B167])=[.M167];OR([.P167]=[.B167];AND(ISNUMBER([.P167]);ISNUMBER([.B167]);OR(AND([.P167]=0;ABS([.B167])&lt;1E-307);&quot;&quot;&amp;[.B167]=&quot;&quot;&amp;[.P167]))));[.O1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SIGN([.C168])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8]);[.A168];[.M168])" office:value-type="float" office:value="-1">
            <text:p>-1</text:p>
          </table:table-cell>
          <table:table-cell table:style-name="ce11" table:formula="oooc:=IF(ISBLANK([.O168]);IF(ISERROR([.B168]);&quot;Err:&quot;&amp;ERRORTYPE([.B168])=[.M168];OR([.P168]=[.B168];AND(ISNUMBER([.P168]);ISNUMBER([.B168]);OR(AND([.P168]=0;ABS([.B168])&lt;1E-307);&quot;&quot;&amp;[.B168]=&quot;&quot;&amp;[.P168]))));[.O1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IGN([.C169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69]);[.A169];[.M169])" office:value-type="float" office:value="1">
            <text:p>1</text:p>
          </table:table-cell>
          <table:table-cell table:style-name="ce11" table:formula="oooc:=IF(ISBLANK([.O169]);IF(ISERROR([.B169]);&quot;Err:&quot;&amp;ERRORTYPE([.B169])=[.M169];OR([.P169]=[.B169];AND(ISNUMBER([.P169]);ISNUMBER([.B169]);OR(AND([.P169]=0;ABS([.B169])&lt;1E-307);&quot;&quot;&amp;[.B169]=&quot;&quot;&amp;[.P169]))));[.O1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SIGN([.C170])" office:value-type="float" office:value="-1">
            <text:p>-1</text:p>
          </table:table-cell>
          <table:table-cell table:style-name="ce7" office:value-type="float" office:value="-10000">
            <text:p>-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0]);[.A170];[.M170])" office:value-type="float" office:value="-1">
            <text:p>-1</text:p>
          </table:table-cell>
          <table:table-cell table:style-name="ce11" table:formula="oooc:=IF(ISBLANK([.O170]);IF(ISERROR([.B170]);&quot;Err:&quot;&amp;ERRORTYPE([.B170])=[.M170];OR([.P170]=[.B170];AND(ISNUMBER([.P170]);ISNUMBER([.B170]);OR(AND([.P170]=0;ABS([.B170])&lt;1E-307);&quot;&quot;&amp;[.B170]=&quot;&quot;&amp;[.P170]))));[.O17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.349993502171293">
            <text:p>0,34999</text:p>
          </table:table-cell>
          <table:table-cell table:formula="oooc:=SIN([.C172])" office:value-type="float" office:value="0.349993502171293">
            <text:p>0,34999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</text:p>
          </table:table-cell>
          <table:table-cell table:style-name="ce10"/>
          <table:table-cell/>
          <table:table-cell/>
          <table:table-cell table:style-name="ce11" table:formula="oooc:=IF(ISBLANK([.M172]);[.A172];[.M172])" office:value-type="float" office:value="0.349993502171293">
            <text:p>0,34999</text:p>
          </table:table-cell>
          <table:table-cell table:style-name="ce11" table:formula="oooc:=IF(ISBLANK([.O172]);IF(ISERROR([.B172]);&quot;Err:&quot;&amp;ERRORTYPE([.B172])=[.M172];OR([.P172]=[.B172];AND(ISNUMBER([.P172]);ISNUMBER([.B172]);OR(AND([.P172]=0;ABS([.B172])&lt;1E-307);&quot;&quot;&amp;[.B172]=&quot;&quot;&amp;[.P172]))));[.O1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64359">
            <text:p>0,00001</text:p>
          </table:table-cell>
          <table:table-cell table:formula="oooc:=SIN([.C173])" office:value-type="float" office:value="0.00000734641020664359">
            <text:p>0,00001</text:p>
          </table:table-cell>
          <table:table-cell table:style-name="ce7" office:value-type="float" office:value="-3.1416">
            <text:p>-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3]);[.A173];[.M173])" office:value-type="float" office:value="0.00000734641020664359">
            <text:p>0,00001</text:p>
          </table:table-cell>
          <table:table-cell table:style-name="ce11" table:formula="oooc:=IF(ISBLANK([.O173]);IF(ISERROR([.B173]);&quot;Err:&quot;&amp;ERRORTYPE([.B173])=[.M173];OR([.P173]=[.B173];AND(ISNUMBER([.P173]);ISNUMBER([.B173]);OR(AND([.P173]=0;ABS([.B173])&lt;1E-307);&quot;&quot;&amp;[.B173]=&quot;&quot;&amp;[.P173]))));[.O1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5273">
            <text:p>0</text:p>
          </table:table-cell>
          <table:table-cell table:formula="oooc:=SIN([.C174])" office:value-type="float" office:value="-0.00000265358979335273">
            <text:p>0</text:p>
          </table:table-cell>
          <table:table-cell table:style-name="ce7" office:value-type="float" office:value="-3.14159">
            <text:p>-3,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4]);[.A174];[.M174])" office:value-type="float" office:value="-0.00000265358979335273">
            <text:p>0</text:p>
          </table:table-cell>
          <table:table-cell table:style-name="ce11" table:formula="oooc:=IF(ISBLANK([.O174]);IF(ISERROR([.B174]);&quot;Err:&quot;&amp;ERRORTYPE([.B174])=[.M174];OR([.P174]=[.B174];AND(ISNUMBER([.P174]);ISNUMBER([.B174]);OR(AND([.P174]=0;ABS([.B174])&lt;1E-307);&quot;&quot;&amp;[.B174]=&quot;&quot;&amp;[.P174]))));[.O1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998334166468282">
            <text:p>-0,09983</text:p>
          </table:table-cell>
          <table:table-cell table:formula="oooc:=SIN([.C175])" office:value-type="float" office:value="-0.0998334166468282">
            <text:p>-0,09983</text:p>
          </table:table-cell>
          <table:table-cell table:style-name="ce7" office:value-type="float" office:value="-0.1">
            <text:p>-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5]);[.A175];[.M175])" office:value-type="float" office:value="-0.0998334166468282">
            <text:p>-0,09983</text:p>
          </table:table-cell>
          <table:table-cell table:style-name="ce11" table:formula="oooc:=IF(ISBLANK([.O175]);IF(ISERROR([.B175]);&quot;Err:&quot;&amp;ERRORTYPE([.B175])=[.M175];OR([.P175]=[.B175];AND(ISNUMBER([.P175]);ISNUMBER([.B175]);OR(AND([.P175]=0;ABS([.B175])&lt;1E-307);&quot;&quot;&amp;[.B175]=&quot;&quot;&amp;[.P175]))));[.O1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833333342">
            <text:p>-0,001</text:p>
          </table:table-cell>
          <table:table-cell table:formula="oooc:=SIN([.C176])" office:value-type="float" office:value="-0.000999999833333342">
            <text:p>-0,001</text:p>
          </table:table-cell>
          <table:table-cell table:style-name="ce7" office:value-type="float" office:value="-0.001">
            <text:p>-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6]);[.A176];[.M176])" office:value-type="float" office:value="-0.000999999833333342">
            <text:p>-0,001</text:p>
          </table:table-cell>
          <table:table-cell table:style-name="ce11" table:formula="oooc:=IF(ISBLANK([.O176]);IF(ISERROR([.B176]);&quot;Err:&quot;&amp;ERRORTYPE([.B176])=[.M176];OR([.P176]=[.B176];AND(ISNUMBER([.P176]);ISNUMBER([.B176]);OR(AND([.P176]=0;ABS([.B176])&lt;1E-307);&quot;&quot;&amp;[.B176]=&quot;&quot;&amp;[.P176]))));[.O1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IN([.C17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7]);[.A177];[.M177])" office:value-type="float" office:value="0">
            <text:p>0</text:p>
          </table:table-cell>
          <table:table-cell table:style-name="ce11" table:formula="oooc:=IF(ISBLANK([.O177]);IF(ISERROR([.B177]);&quot;Err:&quot;&amp;ERRORTYPE([.B177])=[.M177];OR([.P177]=[.B177];AND(ISNUMBER([.P177]);ISNUMBER([.B177]);OR(AND([.P177]=0;ABS([.B177])&lt;1E-307);&quot;&quot;&amp;[.B177]=&quot;&quot;&amp;[.P177]))));[.O1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833333342">
            <text:p>0,001</text:p>
          </table:table-cell>
          <table:table-cell table:formula="oooc:=SIN([.C178])" office:value-type="float" office:value="0.000999999833333342">
            <text:p>0,001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8]);[.A178];[.M178])" office:value-type="float" office:value="0.000999999833333342">
            <text:p>0,001</text:p>
          </table:table-cell>
          <table:table-cell table:style-name="ce11" table:formula="oooc:=IF(ISBLANK([.O178]);IF(ISERROR([.B178]);&quot;Err:&quot;&amp;ERRORTYPE([.B178])=[.M178];OR([.P178]=[.B178];AND(ISNUMBER([.P178]);ISNUMBER([.B178]);OR(AND([.P178]=0;ABS([.B178])&lt;1E-307);&quot;&quot;&amp;[.B178]=&quot;&quot;&amp;[.P178]))));[.O1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998334166468282">
            <text:p>0,09983</text:p>
          </table:table-cell>
          <table:table-cell table:formula="oooc:=SIN([.C179])" office:value-type="float" office:value="0.0998334166468282">
            <text:p>0,09983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79]);[.A179];[.M179])" office:value-type="float" office:value="0.0998334166468282">
            <text:p>0,09983</text:p>
          </table:table-cell>
          <table:table-cell table:style-name="ce11" table:formula="oooc:=IF(ISBLANK([.O179]);IF(ISERROR([.B179]);&quot;Err:&quot;&amp;ERRORTYPE([.B179])=[.M179];OR([.P179]=[.B179];AND(ISNUMBER([.P179]);ISNUMBER([.B179]);OR(AND([.P179]=0;ABS([.B179])&lt;1E-307);&quot;&quot;&amp;[.B179]=&quot;&quot;&amp;[.P179]))));[.O1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5273">
            <text:p>0</text:p>
          </table:table-cell>
          <table:table-cell table:formula="oooc:=SIN([.C180])" office:value-type="float" office:value="0.00000265358979335273">
            <text:p>0</text:p>
          </table:table-cell>
          <table:table-cell table:style-name="ce7" office:value-type="float" office:value="3.14159">
            <text:p>3,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0]);[.A180];[.M180])" office:value-type="float" office:value="0.00000265358979335273">
            <text:p>0</text:p>
          </table:table-cell>
          <table:table-cell table:style-name="ce11" table:formula="oooc:=IF(ISBLANK([.O180]);IF(ISERROR([.B180]);&quot;Err:&quot;&amp;ERRORTYPE([.B180])=[.M180];OR([.P180]=[.B180];AND(ISNUMBER([.P180]);ISNUMBER([.B180]);OR(AND([.P180]=0;ABS([.B180])&lt;1E-307);&quot;&quot;&amp;[.B180]=&quot;&quot;&amp;[.P180]))));[.O1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64359">
            <text:p>-0,00001</text:p>
          </table:table-cell>
          <table:table-cell table:formula="oooc:=SIN([.C181])" office:value-type="float" office:value="-0.00000734641020664359">
            <text:p>-0,00001</text:p>
          </table:table-cell>
          <table:table-cell table:style-name="ce7" office:value-type="float" office:value="3.1416">
            <text:p>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1]);[.A181];[.M181])" office:value-type="float" office:value="-0.00000734641020664359">
            <text:p>-0,00001</text:p>
          </table:table-cell>
          <table:table-cell table:style-name="ce11" table:formula="oooc:=IF(ISBLANK([.O181]);IF(ISERROR([.B181]);&quot;Err:&quot;&amp;ERRORTYPE([.B181])=[.M181];OR([.P181]=[.B181];AND(ISNUMBER([.P181]);ISNUMBER([.B181]);OR(AND([.P181]=0;ABS([.B181])&lt;1E-307);&quot;&quot;&amp;[.B181]=&quot;&quot;&amp;[.P181]))));[.O1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349993502171293">
            <text:p>-0,34999</text:p>
          </table:table-cell>
          <table:table-cell table:formula="oooc:=SIN([.C182])" office:value-type="float" office:value="-0.349993502171293">
            <text:p>-0,34999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2]);[.A182];[.M182])" office:value-type="float" office:value="-0.349993502171293">
            <text:p>-0,34999</text:p>
          </table:table-cell>
          <table:table-cell table:style-name="ce11" table:formula="oooc:=IF(ISBLANK([.O182]);IF(ISERROR([.B182]);&quot;Err:&quot;&amp;ERRORTYPE([.B182])=[.M182];OR([.P182]=[.B182];AND(ISNUMBER([.P182]);ISNUMBER([.B182]);OR(AND([.P182]=0;ABS([.B182])&lt;1E-307);&quot;&quot;&amp;[.B182]=&quot;&quot;&amp;[.P182]))));[.O18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INH([.C18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H</text:p>
          </table:table-cell>
          <table:table-cell table:style-name="ce10"/>
          <table:table-cell/>
          <table:table-cell/>
          <table:table-cell table:style-name="ce11" table:formula="oooc:=IF(ISBLANK([.M184]);[.A184];[.M184])" office:value-type="float" office:value="0">
            <text:p>0</text:p>
          </table:table-cell>
          <table:table-cell table:style-name="ce11" table:formula="oooc:=IF(ISBLANK([.O184]);IF(ISERROR([.B184]);&quot;Err:&quot;&amp;ERRORTYPE([.B184])=[.M184];OR([.P184]=[.B184];AND(ISNUMBER([.P184]);ISNUMBER([.B184]);OR(AND([.P184]=0;ABS([.B184])&lt;1E-307);&quot;&quot;&amp;[.B184]=&quot;&quot;&amp;[.P184]))));[.O1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1752011936438">
            <text:p>1,1752</text:p>
          </table:table-cell>
          <table:table-cell table:formula="oooc:=SINH([.C185])" office:value-type="float" office:value="1.1752011936438">
            <text:p>1,175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5]);[.A185];[.M185])" office:value-type="float" office:value="1.1752011936438">
            <text:p>1,1752</text:p>
          </table:table-cell>
          <table:table-cell table:style-name="ce11" table:formula="oooc:=IF(ISBLANK([.O185]);IF(ISERROR([.B185]);&quot;Err:&quot;&amp;ERRORTYPE([.B185])=[.M185];OR([.P185]=[.B185];AND(ISNUMBER([.P185]);ISNUMBER([.B185]);OR(AND([.P185]=0;ABS([.B185])&lt;1E-307);&quot;&quot;&amp;[.B185]=&quot;&quot;&amp;[.P185]))));[.O1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.5302920304101">
            <text:p>11,53029</text:p>
          </table:table-cell>
          <table:table-cell table:formula="oooc:=SINH([.C186])" office:value-type="float" office:value="11.5302920304101">
            <text:p>11,53029</text:p>
          </table:table-cell>
          <table:table-cell table:style-name="ce7" office:value-type="float" office:value="3.14">
            <text:p>3,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6]);[.A186];[.M186])" office:value-type="float" office:value="11.5302920304101">
            <text:p>11,53029</text:p>
          </table:table-cell>
          <table:table-cell table:style-name="ce11" table:formula="oooc:=IF(ISBLANK([.O186]);IF(ISERROR([.B186]);&quot;Err:&quot;&amp;ERRORTYPE([.B186])=[.M186];OR([.P186]=[.B186];AND(ISNUMBER([.P186]);ISNUMBER([.B186]);OR(AND([.P186]=0;ABS([.B186])&lt;1E-307);&quot;&quot;&amp;[.B186]=&quot;&quot;&amp;[.P186]))));[.O1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1752011936438">
            <text:p>-1,1752</text:p>
          </table:table-cell>
          <table:table-cell table:formula="oooc:=SINH([.C187])" office:value-type="float" office:value="-1.1752011936438">
            <text:p>-1,175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7]);[.A187];[.M187])" office:value-type="float" office:value="-1.1752011936438">
            <text:p>-1,1752</text:p>
          </table:table-cell>
          <table:table-cell table:style-name="ce11" table:formula="oooc:=IF(ISBLANK([.O187]);IF(ISERROR([.B187]);&quot;Err:&quot;&amp;ERRORTYPE([.B187])=[.M187];OR([.P187]=[.B187];AND(ISNUMBER([.P187]);ISNUMBER([.B187]);OR(AND([.P187]=0;ABS([.B187])&lt;1E-307);&quot;&quot;&amp;[.B187]=&quot;&quot;&amp;[.P187]))));[.O1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74.2032105777888">
            <text:p>-74,20321</text:p>
          </table:table-cell>
          <table:table-cell table:formula="oooc:=SINH([.C188])" office:value-type="float" office:value="-74.2032105777888">
            <text:p>-74,20321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8]);[.A188];[.M188])" office:value-type="float" office:value="-74.2032105777888">
            <text:p>-74,20321</text:p>
          </table:table-cell>
          <table:table-cell table:style-name="ce11" table:formula="oooc:=IF(ISBLANK([.O188]);IF(ISERROR([.B188]);&quot;Err:&quot;&amp;ERRORTYPE([.B188])=[.M188];OR([.P188]=[.B188];AND(ISNUMBER([.P188]);ISNUMBER([.B188]);OR(AND([.P188]=0;ABS([.B188])&lt;1E-307);&quot;&quot;&amp;[.B188]=&quot;&quot;&amp;[.P188]))));[.O1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,34406E+043</text:p>
          </table:table-cell>
          <table:table-cell table:formula="oooc:=SINH([.C189])" office:value-type="float" office:value="1.34405857090807E+043">
            <text:p>1,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89]);[.A189];[.M189])" office:value-type="float" office:value="1.34405857090807E+043">
            <text:p>1,34406E+043</text:p>
          </table:table-cell>
          <table:table-cell table:style-name="ce11" table:formula="oooc:=IF(ISBLANK([.O189]);IF(ISERROR([.B189]);&quot;Err:&quot;&amp;ERRORTYPE([.B189])=[.M189];OR([.P189]=[.B189];AND(ISNUMBER([.P189]);ISNUMBER([.B189]);OR(AND([.P189]=0;ABS([.B189])&lt;1E-307);&quot;&quot;&amp;[.B189]=&quot;&quot;&amp;[.P189]))));[.O1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61298688406287E+086">
            <text:p>3,61299E+086</text:p>
          </table:table-cell>
          <table:table-cell table:formula="oooc:=SINH([.C190])" office:value-type="float" office:value="3.61298688406287E+086">
            <text:p>3,61299E+086</text:p>
          </table:table-cell>
          <table:table-cell table:style-name="ce7" office:value-type="float" office:value="200">
            <text:p>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0]);[.A190];[.M190])" office:value-type="float" office:value="3.61298688406287E+086">
            <text:p>3,61299E+086</text:p>
          </table:table-cell>
          <table:table-cell table:style-name="ce11" table:formula="oooc:=IF(ISBLANK([.O190]);IF(ISERROR([.B190]);&quot;Err:&quot;&amp;ERRORTYPE([.B190])=[.M190];OR([.P190]=[.B190];AND(ISNUMBER([.P190]);ISNUMBER([.B190]);OR(AND([.P190]=0;ABS([.B190])&lt;1E-307);&quot;&quot;&amp;[.B190]=&quot;&quot;&amp;[.P190]))));[.O1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.61298688406287E+086">
            <text:p>-3,61299E+086</text:p>
          </table:table-cell>
          <table:table-cell table:formula="oooc:=SINH([.C191])" office:value-type="float" office:value="-3.61298688406287E+086">
            <text:p>-3,61299E+086</text:p>
          </table:table-cell>
          <table:table-cell table:style-name="ce7" office:value-type="float" office:value="-200">
            <text:p>-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1]);[.A191];[.M191])" office:value-type="float" office:value="-3.61298688406287E+086">
            <text:p>-3,61299E+086</text:p>
          </table:table-cell>
          <table:table-cell table:style-name="ce11" table:formula="oooc:=IF(ISBLANK([.O191]);IF(ISERROR([.B191]);&quot;Err:&quot;&amp;ERRORTYPE([.B191])=[.M191];OR([.P191]=[.B191];AND(ISNUMBER([.P191]);ISNUMBER([.B191]);OR(AND([.P191]=0;ABS([.B191])&lt;1E-307);&quot;&quot;&amp;[.B191]=&quot;&quot;&amp;[.P191]))));[.O1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1997489868089E+043">
            <text:p>1,51997E+043</text:p>
          </table:table-cell>
          <table:table-cell table:formula="oooc:=SINH([.C192])" office:value-type="float" office:value="1.51997489868089E+043">
            <text:p>1,51997E+043</text:p>
          </table:table-cell>
          <table:table-cell table:style-name="ce7" office:value-type="float" office:value="100.123">
            <text:p>100,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2]);[.A192];[.M192])" office:value-type="float" office:value="1.51997489868089E+043">
            <text:p>1,51997E+043</text:p>
          </table:table-cell>
          <table:table-cell table:style-name="ce11" table:formula="oooc:=IF(ISBLANK([.O192]);IF(ISERROR([.B192]);&quot;Err:&quot;&amp;ERRORTYPE([.B192])=[.M192];OR([.P192]=[.B192];AND(ISNUMBER([.P192]);ISNUMBER([.B192]);OR(AND([.P192]=0;ABS([.B192])&lt;1E-307);&quot;&quot;&amp;[.B192]=&quot;&quot;&amp;[.P192]))));[.O1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10920373077749E+307">
            <text:p>4,10920E+307</text:p>
          </table:table-cell>
          <table:table-cell table:formula="oooc:=SINH([.C193])" office:value-type="float" office:value="4.10920373077749E+307">
            <text:p>4,10920E+307</text:p>
          </table:table-cell>
          <table:table-cell table:style-name="ce7" office:value-type="float" office:value="709">
            <text:p>70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3]);[.A193];[.M193])" office:value-type="float" office:value="4.10920373077749E+307">
            <text:p>4,10920E+307</text:p>
          </table:table-cell>
          <table:table-cell table:style-name="ce11" table:formula="oooc:=IF(ISBLANK([.O193]);IF(ISERROR([.B193]);&quot;Err:&quot;&amp;ERRORTYPE([.B193])=[.M193];OR([.P193]=[.B193];AND(ISNUMBER([.P193]);ISNUMBER([.B193]);OR(AND([.P193]=0;ABS([.B193])&lt;1E-307);&quot;&quot;&amp;[.B193]=&quot;&quot;&amp;[.P193]))));[.O1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float" office:value="1.11699738308086E+308">
            <text:p>1,12E+308</text:p>
          </table:table-cell>
          <table:table-cell table:formula="oooc:=SINH([.C194])" office:value-type="float" office:value="1.11699738308086E+308">
            <text:p>1,11700E+308</text:p>
          </table:table-cell>
          <table:table-cell table:style-name="ce7" office:value-type="float" office:value="710">
            <text:p>7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4]);[.A194];[.M194])" office:value-type="float" office:value="1.11699738308086E+308">
            <text:p>1,12E+308</text:p>
          </table:table-cell>
          <table:table-cell table:style-name="ce11" table:formula="oooc:=IF(ISBLANK([.O194]);IF(ISERROR([.B194]);&quot;Err:&quot;&amp;ERRORTYPE([.B194])=[.M194];OR([.P194]=[.B194];AND(ISNUMBER([.P194]);ISNUMBER([.B194]);OR(AND([.P194]=0;ABS([.B194])&lt;1E-307);&quot;&quot;&amp;[.B194]=&quot;&quot;&amp;[.P194]))));[.O19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.373624453987599">
            <text:p>0,37362</text:p>
          </table:table-cell>
          <table:table-cell table:formula="oooc:=TAN([.C196])" office:value-type="float" office:value="0.373624453987599">
            <text:p>0,3736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</text:p>
          </table:table-cell>
          <table:table-cell table:style-name="ce10"/>
          <table:table-cell/>
          <table:table-cell/>
          <table:table-cell table:style-name="ce11" table:formula="oooc:=IF(ISBLANK([.M196]);[.A196];[.M196])" office:value-type="float" office:value="0.373624453987599">
            <text:p>0,37362</text:p>
          </table:table-cell>
          <table:table-cell table:style-name="ce11" table:formula="oooc:=IF(ISBLANK([.O196]);IF(ISERROR([.B196]);&quot;Err:&quot;&amp;ERRORTYPE([.B196])=[.M196];OR([.P196]=[.B196];AND(ISNUMBER([.P196]);ISNUMBER([.B196]);OR(AND([.P196]=0;ABS([.B196])&lt;1E-307);&quot;&quot;&amp;[.B196]=&quot;&quot;&amp;[.P196]))));[.O1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84183">
            <text:p>-0,00001</text:p>
          </table:table-cell>
          <table:table-cell table:formula="oooc:=TAN([.C197])" office:value-type="float" office:value="-0.00000734641020684183">
            <text:p>-0,00001</text:p>
          </table:table-cell>
          <table:table-cell table:style-name="ce7" office:value-type="float" office:value="-3.1416">
            <text:p>-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7]);[.A197];[.M197])" office:value-type="float" office:value="-0.00000734641020684183">
            <text:p>-0,00001</text:p>
          </table:table-cell>
          <table:table-cell table:style-name="ce11" table:formula="oooc:=IF(ISBLANK([.O197]);IF(ISERROR([.B197]);&quot;Err:&quot;&amp;ERRORTYPE([.B197])=[.M197];OR([.P197]=[.B197];AND(ISNUMBER([.P197]);ISNUMBER([.B197]);OR(AND([.P197]=0;ABS([.B197])&lt;1E-307);&quot;&quot;&amp;[.B197]=&quot;&quot;&amp;[.P197]))));[.O1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6207">
            <text:p>0</text:p>
          </table:table-cell>
          <table:table-cell table:formula="oooc:=TAN([.C198])" office:value-type="float" office:value="0.00000265358979336207">
            <text:p>0</text:p>
          </table:table-cell>
          <table:table-cell table:style-name="ce7" office:value-type="float" office:value="-3.14159">
            <text:p>-3,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8]);[.A198];[.M198])" office:value-type="float" office:value="0.00000265358979336207">
            <text:p>0</text:p>
          </table:table-cell>
          <table:table-cell table:style-name="ce11" table:formula="oooc:=IF(ISBLANK([.O198]);IF(ISERROR([.B198]);&quot;Err:&quot;&amp;ERRORTYPE([.B198])=[.M198];OR([.P198]=[.B198];AND(ISNUMBER([.P198]);ISNUMBER([.B198]);OR(AND([.P198]=0;ABS([.B198])&lt;1E-307);&quot;&quot;&amp;[.B198]=&quot;&quot;&amp;[.P198]))));[.O1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4672085451">
            <text:p>-0,10033</text:p>
          </table:table-cell>
          <table:table-cell table:formula="oooc:=TAN([.C199])" office:value-type="float" office:value="-0.100334672085451">
            <text:p>-0,10033</text:p>
          </table:table-cell>
          <table:table-cell table:style-name="ce7" office:value-type="float" office:value="-0.1">
            <text:p>-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199]);[.A199];[.M199])" office:value-type="float" office:value="-0.100334672085451">
            <text:p>-0,10033</text:p>
          </table:table-cell>
          <table:table-cell table:style-name="ce11" table:formula="oooc:=IF(ISBLANK([.O199]);IF(ISERROR([.B199]);&quot;Err:&quot;&amp;ERRORTYPE([.B199])=[.M199];OR([.P199]=[.B199];AND(ISNUMBER([.P199]);ISNUMBER([.B199]);OR(AND([.P199]=0;ABS([.B199])&lt;1E-307);&quot;&quot;&amp;[.B199]=&quot;&quot;&amp;[.P199]))));[.O1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100000033333347">
            <text:p>-0,001</text:p>
          </table:table-cell>
          <table:table-cell table:formula="oooc:=TAN([.C200])" office:value-type="float" office:value="-0.00100000033333347">
            <text:p>-0,001</text:p>
          </table:table-cell>
          <table:table-cell table:style-name="ce7" office:value-type="float" office:value="-0.001">
            <text:p>-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0]);[.A200];[.M200])" office:value-type="float" office:value="-0.00100000033333347">
            <text:p>-0,001</text:p>
          </table:table-cell>
          <table:table-cell table:style-name="ce11" table:formula="oooc:=IF(ISBLANK([.O200]);IF(ISERROR([.B200]);&quot;Err:&quot;&amp;ERRORTYPE([.B200])=[.M200];OR([.P200]=[.B200];AND(ISNUMBER([.P200]);ISNUMBER([.B200]);OR(AND([.P200]=0;ABS([.B200])&lt;1E-307);&quot;&quot;&amp;[.B200]=&quot;&quot;&amp;[.P200]))));[.O2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TAN([.C20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1]);[.A201];[.M201])" office:value-type="float" office:value="0">
            <text:p>0</text:p>
          </table:table-cell>
          <table:table-cell table:style-name="ce11" table:formula="oooc:=IF(ISBLANK([.O201]);IF(ISERROR([.B201]);&quot;Err:&quot;&amp;ERRORTYPE([.B201])=[.M201];OR([.P201]=[.B201];AND(ISNUMBER([.P201]);ISNUMBER([.B201]);OR(AND([.P201]=0;ABS([.B201])&lt;1E-307);&quot;&quot;&amp;[.B201]=&quot;&quot;&amp;[.P201]))));[.O2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100000033333347">
            <text:p>0,001</text:p>
          </table:table-cell>
          <table:table-cell table:formula="oooc:=TAN([.C202])" office:value-type="float" office:value="0.00100000033333347">
            <text:p>0,001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2]);[.A202];[.M202])" office:value-type="float" office:value="0.00100000033333347">
            <text:p>0,001</text:p>
          </table:table-cell>
          <table:table-cell table:style-name="ce11" table:formula="oooc:=IF(ISBLANK([.O202]);IF(ISERROR([.B202]);&quot;Err:&quot;&amp;ERRORTYPE([.B202])=[.M202];OR([.P202]=[.B202];AND(ISNUMBER([.P202]);ISNUMBER([.B202]);OR(AND([.P202]=0;ABS([.B202])&lt;1E-307);&quot;&quot;&amp;[.B202]=&quot;&quot;&amp;[.P202]))));[.O2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4672085451">
            <text:p>0,10033</text:p>
          </table:table-cell>
          <table:table-cell table:formula="oooc:=TAN([.C203])" office:value-type="float" office:value="0.100334672085451">
            <text:p>0,10033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3]);[.A203];[.M203])" office:value-type="float" office:value="0.100334672085451">
            <text:p>0,10033</text:p>
          </table:table-cell>
          <table:table-cell table:style-name="ce11" table:formula="oooc:=IF(ISBLANK([.O203]);IF(ISERROR([.B203]);&quot;Err:&quot;&amp;ERRORTYPE([.B203])=[.M203];OR([.P203]=[.B203];AND(ISNUMBER([.P203]);ISNUMBER([.B203]);OR(AND([.P203]=0;ABS([.B203])&lt;1E-307);&quot;&quot;&amp;[.B203]=&quot;&quot;&amp;[.P203]))));[.O2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6207">
            <text:p>0</text:p>
          </table:table-cell>
          <table:table-cell table:formula="oooc:=TAN([.C204])" office:value-type="float" office:value="-0.00000265358979336207">
            <text:p>0</text:p>
          </table:table-cell>
          <table:table-cell table:style-name="ce7" office:value-type="float" office:value="3.14159">
            <text:p>3,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4]);[.A204];[.M204])" office:value-type="float" office:value="-0.00000265358979336207">
            <text:p>0</text:p>
          </table:table-cell>
          <table:table-cell table:style-name="ce11" table:formula="oooc:=IF(ISBLANK([.O204]);IF(ISERROR([.B204]);&quot;Err:&quot;&amp;ERRORTYPE([.B204])=[.M204];OR([.P204]=[.B204];AND(ISNUMBER([.P204]);ISNUMBER([.B204]);OR(AND([.P204]=0;ABS([.B204])&lt;1E-307);&quot;&quot;&amp;[.B204]=&quot;&quot;&amp;[.P204]))));[.O2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84183">
            <text:p>0,00001</text:p>
          </table:table-cell>
          <table:table-cell table:formula="oooc:=TAN([.C205])" office:value-type="float" office:value="0.00000734641020684183">
            <text:p>0,00001</text:p>
          </table:table-cell>
          <table:table-cell table:style-name="ce7" office:value-type="float" office:value="3.1416">
            <text:p>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5]);[.A205];[.M205])" office:value-type="float" office:value="0.00000734641020684183">
            <text:p>0,00001</text:p>
          </table:table-cell>
          <table:table-cell table:style-name="ce11" table:formula="oooc:=IF(ISBLANK([.O205]);IF(ISERROR([.B205]);&quot;Err:&quot;&amp;ERRORTYPE([.B205])=[.M205];OR([.P205]=[.B205];AND(ISNUMBER([.P205]);ISNUMBER([.B205]);OR(AND([.P205]=0;ABS([.B205])&lt;1E-307);&quot;&quot;&amp;[.B205]=&quot;&quot;&amp;[.P205]))));[.O2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373624453987599">
            <text:p>-0,37362</text:p>
          </table:table-cell>
          <table:table-cell table:formula="oooc:=TAN([.C206])" office:value-type="float" office:value="-0.373624453987599">
            <text:p>-0,3736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6]);[.A206];[.M206])" office:value-type="float" office:value="-0.373624453987599">
            <text:p>-0,37362</text:p>
          </table:table-cell>
          <table:table-cell table:style-name="ce11" table:formula="oooc:=IF(ISBLANK([.O206]);IF(ISERROR([.B206]);&quot;Err:&quot;&amp;ERRORTYPE([.B206])=[.M206];OR([.P206]=[.B206];AND(ISNUMBER([.P206]);ISNUMBER([.B206]);OR(AND([.P206]=0;ABS([.B206])&lt;1E-307);&quot;&quot;&amp;[.B206]=&quot;&quot;&amp;[.P206]))));[.O20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TANH([.C20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H</text:p>
          </table:table-cell>
          <table:table-cell table:style-name="ce10"/>
          <table:table-cell/>
          <table:table-cell/>
          <table:table-cell table:style-name="ce11" table:formula="oooc:=IF(ISBLANK([.M208]);[.A208];[.M208])" office:value-type="float" office:value="0">
            <text:p>0</text:p>
          </table:table-cell>
          <table:table-cell table:style-name="ce11" table:formula="oooc:=IF(ISBLANK([.O208]);IF(ISERROR([.B208]);&quot;Err:&quot;&amp;ERRORTYPE([.B208])=[.M208];OR([.P208]=[.B208];AND(ISNUMBER([.P208]);ISNUMBER([.B208]);OR(AND([.P208]=0;ABS([.B208])&lt;1E-307);&quot;&quot;&amp;[.B208]=&quot;&quot;&amp;[.P208]))));[.O2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761594155955765">
            <text:p>0,76159</text:p>
          </table:table-cell>
          <table:table-cell table:formula="oooc:=TANH([.C209])" office:value-type="float" office:value="0.761594155955765">
            <text:p>0,76159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09]);[.A209];[.M209])" office:value-type="float" office:value="0.761594155955765">
            <text:p>0,76159</text:p>
          </table:table-cell>
          <table:table-cell table:style-name="ce11" table:formula="oooc:=IF(ISBLANK([.O209]);IF(ISERROR([.B209]);&quot;Err:&quot;&amp;ERRORTYPE([.B209])=[.M209];OR([.P209]=[.B209];AND(ISNUMBER([.P209]);ISNUMBER([.B209]);OR(AND([.P209]=0;ABS([.B209])&lt;1E-307);&quot;&quot;&amp;[.B209]=&quot;&quot;&amp;[.P209]))));[.O2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761594155955765">
            <text:p>-0,76159</text:p>
          </table:table-cell>
          <table:table-cell table:formula="oooc:=TANH([.C210])" office:value-type="float" office:value="-0.761594155955765">
            <text:p>-0,76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0]);[.A210];[.M210])" office:value-type="float" office:value="-0.761594155955765">
            <text:p>-0,76159</text:p>
          </table:table-cell>
          <table:table-cell table:style-name="ce11" table:formula="oooc:=IF(ISBLANK([.O210]);IF(ISERROR([.B210]);&quot;Err:&quot;&amp;ERRORTYPE([.B210])=[.M210];OR([.P210]=[.B210];AND(ISNUMBER([.P210]);ISNUMBER([.B210]);OR(AND([.P210]=0;ABS([.B210])&lt;1E-307);&quot;&quot;&amp;[.B210]=&quot;&quot;&amp;[.P210]))));[.O2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5877693">
            <text:p>1</text:p>
          </table:table-cell>
          <table:table-cell table:formula="oooc:=TANH([.C211])" office:value-type="float" office:value="0.999999995877693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1]);[.A211];[.M211])" office:value-type="float" office:value="0.999999995877693">
            <text:p>1</text:p>
          </table:table-cell>
          <table:table-cell table:style-name="ce11" table:formula="oooc:=IF(ISBLANK([.O211]);IF(ISERROR([.B211]);&quot;Err:&quot;&amp;ERRORTYPE([.B211])=[.M211];OR([.P211]=[.B211];AND(ISNUMBER([.P211]);ISNUMBER([.B211]);OR(AND([.P211]=0;ABS([.B211])&lt;1E-307);&quot;&quot;&amp;[.B211]=&quot;&quot;&amp;[.P211]))));[.O2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5877693">
            <text:p>-1</text:p>
          </table:table-cell>
          <table:table-cell table:formula="oooc:=TANH([.C212])" office:value-type="float" office:value="-0.999999995877693">
            <text:p>-1</text:p>
          </table:table-cell>
          <table:table-cell table:style-name="ce7" office:value-type="float" office:value="-10">
            <text:p>-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2]);[.A212];[.M212])" office:value-type="float" office:value="-0.999999995877693">
            <text:p>-1</text:p>
          </table:table-cell>
          <table:table-cell table:style-name="ce11" table:formula="oooc:=IF(ISBLANK([.O212]);IF(ISERROR([.B212]);&quot;Err:&quot;&amp;ERRORTYPE([.B212])=[.M212];OR([.P212]=[.B212];AND(ISNUMBER([.P212]);ISNUMBER([.B212]);OR(AND([.P212]=0;ABS([.B212])&lt;1E-307);&quot;&quot;&amp;[.B212]=&quot;&quot;&amp;[.P212]))));[.O2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TANH([.C213]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3]);[.A213];[.M213])" office:value-type="float" office:value="1">
            <text:p>1</text:p>
          </table:table-cell>
          <table:table-cell table:style-name="ce11" table:formula="oooc:=IF(ISBLANK([.O213]);IF(ISERROR([.B213]);&quot;Err:&quot;&amp;ERRORTYPE([.B213])=[.M213];OR([.P213]=[.B213];AND(ISNUMBER([.P213]);ISNUMBER([.B213]);OR(AND([.P213]=0;ABS([.B213])&lt;1E-307);&quot;&quot;&amp;[.B213]=&quot;&quot;&amp;[.P213]))));[.O2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TANH([.C214])" office:value-type="float" office:value="-1">
            <text:p>-1</text:p>
          </table:table-cell>
          <table:table-cell table:style-name="ce7" office:value-type="float" office:value="-100">
            <text:p>-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4]);[.A214];[.M214])" office:value-type="float" office:value="-1">
            <text:p>-1</text:p>
          </table:table-cell>
          <table:table-cell table:style-name="ce11" table:formula="oooc:=IF(ISBLANK([.O214]);IF(ISERROR([.B214]);&quot;Err:&quot;&amp;ERRORTYPE([.B214])=[.M214];OR([.P214]=[.B214];AND(ISNUMBER([.P214]);ISNUMBER([.B214]);OR(AND([.P214]=0;ABS([.B214])&lt;1E-307);&quot;&quot;&amp;[.B214]=&quot;&quot;&amp;[.P214]))));[.O2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TANH([.C215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5]);[.A215];[.M215])" office:value-type="float" office:value="1">
            <text:p>1</text:p>
          </table:table-cell>
          <table:table-cell table:style-name="ce11" table:formula="oooc:=IF(ISBLANK([.O215]);IF(ISERROR([.B215]);&quot;Err:&quot;&amp;ERRORTYPE([.B215])=[.M215];OR([.P215]=[.B215];AND(ISNUMBER([.P215]);ISNUMBER([.B215]);OR(AND([.P215]=0;ABS([.B215])&lt;1E-307);&quot;&quot;&amp;[.B215]=&quot;&quot;&amp;[.P215]))));[.O2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TANH([.C216])" office:value-type="float" office:value="-1">
            <text:p>-1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6]);[.A216];[.M216])" office:value-type="float" office:value="-1">
            <text:p>-1</text:p>
          </table:table-cell>
          <table:table-cell table:style-name="ce11" table:formula="oooc:=IF(ISBLANK([.O216]);IF(ISERROR([.B216]);&quot;Err:&quot;&amp;ERRORTYPE([.B216])=[.M216];OR([.P216]=[.B216];AND(ISNUMBER([.P216]);ISNUMBER([.B216]);OR(AND([.P216]=0;ABS([.B216])&lt;1E-307);&quot;&quot;&amp;[.B216]=&quot;&quot;&amp;[.P216]))));[.O2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7282960099142">
            <text:p>0,99728</text:p>
          </table:table-cell>
          <table:table-cell table:formula="oooc:=TANH([.C217])" office:value-type="float" office:value="0.997282960099142">
            <text:p>0,99728</text:p>
          </table:table-cell>
          <table:table-cell table:style-name="ce7" office:value-type="float" office:value="3.3">
            <text:p>3,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7]);[.A217];[.M217])" office:value-type="float" office:value="0.997282960099142">
            <text:p>0,99728</text:p>
          </table:table-cell>
          <table:table-cell table:style-name="ce11" table:formula="oooc:=IF(ISBLANK([.O217]);IF(ISERROR([.B217]);&quot;Err:&quot;&amp;ERRORTYPE([.B217])=[.M217];OR([.P217]=[.B217];AND(ISNUMBER([.P217]);ISNUMBER([.B217]);OR(AND([.P217]=0;ABS([.B217])&lt;1E-307);&quot;&quot;&amp;[.B217]=&quot;&quot;&amp;[.P217]))));[.O2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997282960099142">
            <text:p>-0,99728</text:p>
          </table:table-cell>
          <table:table-cell table:formula="oooc:=TANH([.C218])" office:value-type="float" office:value="-0.997282960099142">
            <text:p>-0,99728</text:p>
          </table:table-cell>
          <table:table-cell table:style-name="ce7" office:value-type="float" office:value="-3.3">
            <text:p>-3,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18]);[.A218];[.M218])" office:value-type="float" office:value="-0.997282960099142">
            <text:p>-0,99728</text:p>
          </table:table-cell>
          <table:table-cell table:style-name="ce11" table:formula="oooc:=IF(ISBLANK([.O218]);IF(ISERROR([.B218]);&quot;Err:&quot;&amp;ERRORTYPE([.B218])=[.M218];OR([.P218]=[.B218];AND(ISNUMBER([.P218]);ISNUMBER([.B218]);OR(AND([.P218]=0;ABS([.B218])&lt;1E-307);&quot;&quot;&amp;[.B218]=&quot;&quot;&amp;[.P218]))));[.O2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57295779.5130823">
            <text:p>-57295779,51308</text:p>
          </table:table-cell>
          <table:table-cell table:formula="oooc:=DEGREES([.C220])" office:value-type="float" office:value="-57295779.5130823">
            <text:p>-57295779,51308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EGREES</text:p>
          </table:table-cell>
          <table:table-cell table:style-name="ce10"/>
          <table:table-cell/>
          <table:table-cell/>
          <table:table-cell table:style-name="ce11" table:formula="oooc:=IF(ISBLANK([.M220]);[.A220];[.M220])" office:value-type="float" office:value="-57295779.5130823">
            <text:p>-57295779,51308</text:p>
          </table:table-cell>
          <table:table-cell table:style-name="ce11" table:formula="oooc:=IF(ISBLANK([.O220]);IF(ISERROR([.B220]);&quot;Err:&quot;&amp;ERRORTYPE([.B220])=[.M220];OR([.P220]=[.B220];AND(ISNUMBER([.P220]);ISNUMBER([.B220]);OR(AND([.P220]=0;ABS([.B220])&lt;1E-307);&quot;&quot;&amp;[.B220]=&quot;&quot;&amp;[.P220]))));[.O2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80.000420918299">
            <text:p>-180,00042</text:p>
          </table:table-cell>
          <table:table-cell table:formula="oooc:=DEGREES([.C221])" office:value-type="float" office:value="-180.000420918299">
            <text:p>-180,00042</text:p>
          </table:table-cell>
          <table:table-cell table:style-name="ce7" office:value-type="float" office:value="-3.1416">
            <text:p>-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1]);[.A221];[.M221])" office:value-type="float" office:value="-180.000420918299">
            <text:p>-180,00042</text:p>
          </table:table-cell>
          <table:table-cell table:style-name="ce11" table:formula="oooc:=IF(ISBLANK([.O221]);IF(ISERROR([.B221]);&quot;Err:&quot;&amp;ERRORTYPE([.B221])=[.M221];OR([.P221]=[.B221];AND(ISNUMBER([.P221]);ISNUMBER([.B221]);OR(AND([.P221]=0;ABS([.B221])&lt;1E-307);&quot;&quot;&amp;[.B221]=&quot;&quot;&amp;[.P221]))));[.O2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79.994691340348">
            <text:p>-179,99469</text:p>
          </table:table-cell>
          <table:table-cell table:formula="oooc:=DEGREES([.C222])" office:value-type="float" office:value="-179.994691340348">
            <text:p>-179,99469</text:p>
          </table:table-cell>
          <table:table-cell table:style-name="ce7" office:value-type="float" office:value="-3.1415">
            <text:p>-3,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2]);[.A222];[.M222])" office:value-type="float" office:value="-179.994691340348">
            <text:p>-179,99469</text:p>
          </table:table-cell>
          <table:table-cell table:style-name="ce11" table:formula="oooc:=IF(ISBLANK([.O222]);IF(ISERROR([.B222]);&quot;Err:&quot;&amp;ERRORTYPE([.B222])=[.M222];OR([.P222]=[.B222];AND(ISNUMBER([.P222]);ISNUMBER([.B222]);OR(AND([.P222]=0;ABS([.B222])&lt;1E-307);&quot;&quot;&amp;[.B222]=&quot;&quot;&amp;[.P222]))));[.O2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5.72957795130823">
            <text:p>-5,72958</text:p>
          </table:table-cell>
          <table:table-cell table:formula="oooc:=DEGREES([.C223])" office:value-type="float" office:value="-5.72957795130823">
            <text:p>-5,72958</text:p>
          </table:table-cell>
          <table:table-cell table:style-name="ce7" office:value-type="float" office:value="-0.1">
            <text:p>-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3]);[.A223];[.M223])" office:value-type="float" office:value="-5.72957795130823">
            <text:p>-5,72958</text:p>
          </table:table-cell>
          <table:table-cell table:style-name="ce11" table:formula="oooc:=IF(ISBLANK([.O223]);IF(ISERROR([.B223]);&quot;Err:&quot;&amp;ERRORTYPE([.B223])=[.M223];OR([.P223]=[.B223];AND(ISNUMBER([.P223]);ISNUMBER([.B223]);OR(AND([.P223]=0;ABS([.B223])&lt;1E-307);&quot;&quot;&amp;[.B223]=&quot;&quot;&amp;[.P223]))));[.O2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572957795130823">
            <text:p>-0,0573</text:p>
          </table:table-cell>
          <table:table-cell table:formula="oooc:=DEGREES([.C224])" office:value-type="float" office:value="-0.0572957795130823">
            <text:p>-0,0573</text:p>
          </table:table-cell>
          <table:table-cell table:style-name="ce7" office:value-type="float" office:value="-0.001">
            <text:p>-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4]);[.A224];[.M224])" office:value-type="float" office:value="-0.0572957795130823">
            <text:p>-0,0573</text:p>
          </table:table-cell>
          <table:table-cell table:style-name="ce11" table:formula="oooc:=IF(ISBLANK([.O224]);IF(ISERROR([.B224]);&quot;Err:&quot;&amp;ERRORTYPE([.B224])=[.M224];OR([.P224]=[.B224];AND(ISNUMBER([.P224]);ISNUMBER([.B224]);OR(AND([.P224]=0;ABS([.B224])&lt;1E-307);&quot;&quot;&amp;[.B224]=&quot;&quot;&amp;[.P224]))));[.O2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DEGREES([.C2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5]);[.A225];[.M225])" office:value-type="float" office:value="0">
            <text:p>0</text:p>
          </table:table-cell>
          <table:table-cell table:style-name="ce11" table:formula="oooc:=IF(ISBLANK([.O225]);IF(ISERROR([.B225]);&quot;Err:&quot;&amp;ERRORTYPE([.B225])=[.M225];OR([.P225]=[.B225];AND(ISNUMBER([.P225]);ISNUMBER([.B225]);OR(AND([.P225]=0;ABS([.B225])&lt;1E-307);&quot;&quot;&amp;[.B225]=&quot;&quot;&amp;[.P225]))));[.O2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572957795130823">
            <text:p>0,0573</text:p>
          </table:table-cell>
          <table:table-cell table:formula="oooc:=DEGREES([.C226])" office:value-type="float" office:value="0.0572957795130823">
            <text:p>0,0573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6]);[.A226];[.M226])" office:value-type="float" office:value="0.0572957795130823">
            <text:p>0,0573</text:p>
          </table:table-cell>
          <table:table-cell table:style-name="ce11" table:formula="oooc:=IF(ISBLANK([.O226]);IF(ISERROR([.B226]);&quot;Err:&quot;&amp;ERRORTYPE([.B226])=[.M226];OR([.P226]=[.B226];AND(ISNUMBER([.P226]);ISNUMBER([.B226]);OR(AND([.P226]=0;ABS([.B226])&lt;1E-307);&quot;&quot;&amp;[.B226]=&quot;&quot;&amp;[.P226]))));[.O2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.72957795130823">
            <text:p>5,72958</text:p>
          </table:table-cell>
          <table:table-cell table:formula="oooc:=DEGREES([.C227])" office:value-type="float" office:value="5.72957795130823">
            <text:p>5,72958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7]);[.A227];[.M227])" office:value-type="float" office:value="5.72957795130823">
            <text:p>5,72958</text:p>
          </table:table-cell>
          <table:table-cell table:style-name="ce11" table:formula="oooc:=IF(ISBLANK([.O227]);IF(ISERROR([.B227]);&quot;Err:&quot;&amp;ERRORTYPE([.B227])=[.M227];OR([.P227]=[.B227];AND(ISNUMBER([.P227]);ISNUMBER([.B227]);OR(AND([.P227]=0;ABS([.B227])&lt;1E-307);&quot;&quot;&amp;[.B227]=&quot;&quot;&amp;[.P227]))));[.O2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79.994691340348">
            <text:p>179,99469</text:p>
          </table:table-cell>
          <table:table-cell table:formula="oooc:=DEGREES([.C228])" office:value-type="float" office:value="179.994691340348">
            <text:p>179,99469</text:p>
          </table:table-cell>
          <table:table-cell table:style-name="ce7" office:value-type="float" office:value="3.1415">
            <text:p>3,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8]);[.A228];[.M228])" office:value-type="float" office:value="179.994691340348">
            <text:p>179,99469</text:p>
          </table:table-cell>
          <table:table-cell table:style-name="ce11" table:formula="oooc:=IF(ISBLANK([.O228]);IF(ISERROR([.B228]);&quot;Err:&quot;&amp;ERRORTYPE([.B228])=[.M228];OR([.P228]=[.B228];AND(ISNUMBER([.P228]);ISNUMBER([.B228]);OR(AND([.P228]=0;ABS([.B228])&lt;1E-307);&quot;&quot;&amp;[.B228]=&quot;&quot;&amp;[.P228]))));[.O2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80.000420918299">
            <text:p>180,00042</text:p>
          </table:table-cell>
          <table:table-cell table:formula="oooc:=DEGREES([.C229])" office:value-type="float" office:value="180.000420918299">
            <text:p>180,00042</text:p>
          </table:table-cell>
          <table:table-cell table:style-name="ce7" office:value-type="float" office:value="3.1416">
            <text:p>3,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29]);[.A229];[.M229])" office:value-type="float" office:value="180.000420918299">
            <text:p>180,00042</text:p>
          </table:table-cell>
          <table:table-cell table:style-name="ce11" table:formula="oooc:=IF(ISBLANK([.O229]);IF(ISERROR([.B229]);&quot;Err:&quot;&amp;ERRORTYPE([.B229])=[.M229];OR([.P229]=[.B229];AND(ISNUMBER([.P229]);ISNUMBER([.B229]);OR(AND([.P229]=0;ABS([.B229])&lt;1E-307);&quot;&quot;&amp;[.B229]=&quot;&quot;&amp;[.P229]))));[.O2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7295779.5130823">
            <text:p>57295779,51308</text:p>
          </table:table-cell>
          <table:table-cell table:formula="oooc:=DEGREES([.C230])" office:value-type="float" office:value="57295779.5130823">
            <text:p>57295779,51308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0]);[.A230];[.M230])" office:value-type="float" office:value="57295779.5130823">
            <text:p>57295779,51308</text:p>
          </table:table-cell>
          <table:table-cell table:style-name="ce11" table:formula="oooc:=IF(ISBLANK([.O230]);IF(ISERROR([.B230]);&quot;Err:&quot;&amp;ERRORTYPE([.B230])=[.M230];OR([.P230]=[.B230];AND(ISNUMBER([.P230]);ISNUMBER([.B230]);OR(AND([.P230]=0;ABS([.B230])&lt;1E-307);&quot;&quot;&amp;[.B230]=&quot;&quot;&amp;[.P230]))));[.O23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17453.2925199433">
            <text:p>-17453,29252</text:p>
          </table:table-cell>
          <table:table-cell table:formula="oooc:=RADIANS([.C232])" office:value-type="float" office:value="-17453.2925199433">
            <text:p>-17453,2925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ADIANS</text:p>
          </table:table-cell>
          <table:table-cell table:style-name="ce10"/>
          <table:table-cell/>
          <table:table-cell/>
          <table:table-cell table:style-name="ce11" table:formula="oooc:=IF(ISBLANK([.M232]);[.A232];[.M232])" office:value-type="float" office:value="-17453.2925199433">
            <text:p>-17453,29252</text:p>
          </table:table-cell>
          <table:table-cell table:style-name="ce11" table:formula="oooc:=IF(ISBLANK([.O232]);IF(ISERROR([.B232]);&quot;Err:&quot;&amp;ERRORTYPE([.B232])=[.M232];OR([.P232]=[.B232];AND(ISNUMBER([.P232]);ISNUMBER([.B232]);OR(AND([.P232]=0;ABS([.B232])&lt;1E-307);&quot;&quot;&amp;[.B232]=&quot;&quot;&amp;[.P232]))));[.O2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6.28318530717959">
            <text:p>-6,28319</text:p>
          </table:table-cell>
          <table:table-cell table:formula="oooc:=RADIANS([.C233])" office:value-type="float" office:value="-6.28318530717959">
            <text:p>-6,28319</text:p>
          </table:table-cell>
          <table:table-cell table:style-name="ce7" office:value-type="float" office:value="-360">
            <text:p>-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3]);[.A233];[.M233])" office:value-type="float" office:value="-6.28318530717959">
            <text:p>-6,28319</text:p>
          </table:table-cell>
          <table:table-cell table:style-name="ce11" table:formula="oooc:=IF(ISBLANK([.O233]);IF(ISERROR([.B233]);&quot;Err:&quot;&amp;ERRORTYPE([.B233])=[.M233];OR([.P233]=[.B233];AND(ISNUMBER([.P233]);ISNUMBER([.B233]);OR(AND([.P233]=0;ABS([.B233])&lt;1E-307);&quot;&quot;&amp;[.B233]=&quot;&quot;&amp;[.P233]))));[.O233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9265358979">
            <text:p>-3,14159</text:p>
          </table:table-cell>
          <table:table-cell table:formula="oooc:=RADIANS([.C234])" office:value-type="float" office:value="-3.14159265358979">
            <text:p>-3,14159</text:p>
          </table:table-cell>
          <table:table-cell table:style-name="ce7" office:value-type="float" office:value="-180">
            <text:p>-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4]);[.A234];[.M234])" office:value-type="float" office:value="-3.14159265358979">
            <text:p>-3,14159</text:p>
          </table:table-cell>
          <table:table-cell table:style-name="ce11" table:formula="oooc:=IF(ISBLANK([.O234]);IF(ISERROR([.B234]);&quot;Err:&quot;&amp;ERRORTYPE([.B234])=[.M234];OR([.P234]=[.B234];AND(ISNUMBER([.P234]);ISNUMBER([.B234]);OR(AND([.P234]=0;ABS([.B234])&lt;1E-307);&quot;&quot;&amp;[.B234]=&quot;&quot;&amp;[.P234]))));[.O2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,5236</text:p>
          </table:table-cell>
          <table:table-cell table:formula="oooc:=RADIANS([.C235])" office:value-type="float" office:value="-0.523598775598299">
            <text:p>-0,5236</text:p>
          </table:table-cell>
          <table:table-cell table:style-name="ce7" office:value-type="float" office:value="-30">
            <text:p>-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5]);[.A235];[.M235])" office:value-type="float" office:value="-0.523598775598299">
            <text:p>-0,5236</text:p>
          </table:table-cell>
          <table:table-cell table:style-name="ce11" table:formula="oooc:=IF(ISBLANK([.O235]);IF(ISERROR([.B235]);&quot;Err:&quot;&amp;ERRORTYPE([.B235])=[.M235];OR([.P235]=[.B235];AND(ISNUMBER([.P235]);ISNUMBER([.B235]);OR(AND([.P235]=0;ABS([.B235])&lt;1E-307);&quot;&quot;&amp;[.B235]=&quot;&quot;&amp;[.P235]))));[.O2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174532925199433">
            <text:p>-0,00175</text:p>
          </table:table-cell>
          <table:table-cell table:formula="oooc:=RADIANS([.C236])" office:value-type="float" office:value="-0.00174532925199433">
            <text:p>-0,00175</text:p>
          </table:table-cell>
          <table:table-cell table:style-name="ce7" office:value-type="float" office:value="-0.1">
            <text:p>-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6]);[.A236];[.M236])" office:value-type="float" office:value="-0.00174532925199433">
            <text:p>-0,00175</text:p>
          </table:table-cell>
          <table:table-cell table:style-name="ce11" table:formula="oooc:=IF(ISBLANK([.O236]);IF(ISERROR([.B236]);&quot;Err:&quot;&amp;ERRORTYPE([.B236])=[.M236];OR([.P236]=[.B236];AND(ISNUMBER([.P236]);ISNUMBER([.B236]);OR(AND([.P236]=0;ABS([.B236])&lt;1E-307);&quot;&quot;&amp;[.B236]=&quot;&quot;&amp;[.P236]))));[.O2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RADIANS([.C23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7]);[.A237];[.M237])" office:value-type="float" office:value="0">
            <text:p>0</text:p>
          </table:table-cell>
          <table:table-cell table:style-name="ce11" table:formula="oooc:=IF(ISBLANK([.O237]);IF(ISERROR([.B237]);&quot;Err:&quot;&amp;ERRORTYPE([.B237])=[.M237];OR([.P237]=[.B237];AND(ISNUMBER([.P237]);ISNUMBER([.B237]);OR(AND([.P237]=0;ABS([.B237])&lt;1E-307);&quot;&quot;&amp;[.B237]=&quot;&quot;&amp;[.P237]))));[.O2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174532925199433">
            <text:p>0,00175</text:p>
          </table:table-cell>
          <table:table-cell table:formula="oooc:=RADIANS([.C238])" office:value-type="float" office:value="0.00174532925199433">
            <text:p>0,00175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8]);[.A238];[.M238])" office:value-type="float" office:value="0.00174532925199433">
            <text:p>0,00175</text:p>
          </table:table-cell>
          <table:table-cell table:style-name="ce11" table:formula="oooc:=IF(ISBLANK([.O238]);IF(ISERROR([.B238]);&quot;Err:&quot;&amp;ERRORTYPE([.B238])=[.M238];OR([.P238]=[.B238];AND(ISNUMBER([.P238]);ISNUMBER([.B238]);OR(AND([.P238]=0;ABS([.B238])&lt;1E-307);&quot;&quot;&amp;[.B238]=&quot;&quot;&amp;[.P238]))));[.O2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,5236</text:p>
          </table:table-cell>
          <table:table-cell table:formula="oooc:=RADIANS([.C239])" office:value-type="float" office:value="0.523598775598299">
            <text:p>0,5236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39]);[.A239];[.M239])" office:value-type="float" office:value="0.523598775598299">
            <text:p>0,5236</text:p>
          </table:table-cell>
          <table:table-cell table:style-name="ce11" table:formula="oooc:=IF(ISBLANK([.O239]);IF(ISERROR([.B239]);&quot;Err:&quot;&amp;ERRORTYPE([.B239])=[.M239];OR([.P239]=[.B239];AND(ISNUMBER([.P239]);ISNUMBER([.B239]);OR(AND([.P239]=0;ABS([.B239])&lt;1E-307);&quot;&quot;&amp;[.B239]=&quot;&quot;&amp;[.P239]))));[.O2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,14159</text:p>
          </table:table-cell>
          <table:table-cell table:formula="oooc:=RADIANS([.C240])" office:value-type="float" office:value="3.14159265358979">
            <text:p>3,14159</text:p>
          </table:table-cell>
          <table:table-cell table:style-name="ce7" office:value-type="float" office:value="180">
            <text:p>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40]);[.A240];[.M240])" office:value-type="float" office:value="3.14159265358979">
            <text:p>3,14159</text:p>
          </table:table-cell>
          <table:table-cell table:style-name="ce11" table:formula="oooc:=IF(ISBLANK([.O240]);IF(ISERROR([.B240]);&quot;Err:&quot;&amp;ERRORTYPE([.B240])=[.M240];OR([.P240]=[.B240];AND(ISNUMBER([.P240]);ISNUMBER([.B240]);OR(AND([.P240]=0;ABS([.B240])&lt;1E-307);&quot;&quot;&amp;[.B240]=&quot;&quot;&amp;[.P240]))));[.O2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.28318530717959">
            <text:p>6,28319</text:p>
          </table:table-cell>
          <table:table-cell table:formula="oooc:=RADIANS([.C241])" office:value-type="float" office:value="6.28318530717959">
            <text:p>6,28319</text:p>
          </table:table-cell>
          <table:table-cell table:style-name="ce7" office:value-type="float" office:value="360">
            <text:p>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41]);[.A241];[.M241])" office:value-type="float" office:value="6.28318530717959">
            <text:p>6,28319</text:p>
          </table:table-cell>
          <table:table-cell table:style-name="ce11" table:formula="oooc:=IF(ISBLANK([.O241]);IF(ISERROR([.B241]);&quot;Err:&quot;&amp;ERRORTYPE([.B241])=[.M241];OR([.P241]=[.B241];AND(ISNUMBER([.P241]);ISNUMBER([.B241]);OR(AND([.P241]=0;ABS([.B241])&lt;1E-307);&quot;&quot;&amp;[.B241]=&quot;&quot;&amp;[.P241]))));[.O2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7453.2925199433">
            <text:p>17453,29252</text:p>
          </table:table-cell>
          <table:table-cell table:formula="oooc:=RADIANS([.C242])" office:value-type="float" office:value="17453.2925199433">
            <text:p>17453,2925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42]);[.A242];[.M242])" office:value-type="float" office:value="17453.2925199433">
            <text:p>17453,29252</text:p>
          </table:table-cell>
          <table:table-cell table:style-name="ce11" table:formula="oooc:=IF(ISBLANK([.O242]);IF(ISERROR([.B242]);&quot;Err:&quot;&amp;ERRORTYPE([.B242])=[.M242];OR([.P242]=[.B242];AND(ISNUMBER([.P242]);ISNUMBER([.B242]);OR(AND([.P242]=0;ABS([.B242])&lt;1E-307);&quot;&quot;&amp;[.B242]=&quot;&quot;&amp;[.P242]))));[.O24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,14159</text:p>
          </table:table-cell>
          <table:table-cell table:formula="oooc:=PI()" office:value-type="float" office:value="3.14159265358979">
            <text:p>3,14159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PI</text:p>
          </table:table-cell>
          <table:table-cell table:style-name="ce10"/>
          <table:table-cell/>
          <table:table-cell/>
          <table:table-cell table:style-name="ce11" table:formula="oooc:=IF(ISBLANK([.M244]);[.A244];[.M244])" office:value-type="float" office:value="3.14159265358979">
            <text:p>3,14159</text:p>
          </table:table-cell>
          <table:table-cell table:style-name="ce11" table:formula="oooc:=IF(ISBLANK([.O244]);IF(ISERROR([.B244]);&quot;Err:&quot;&amp;ERRORTYPE([.B244])=[.M244];OR([.P244]=[.B244];AND(ISNUMBER([.P244]);ISNUMBER([.B244]);OR(AND([.P244]=0;ABS([.B244])&lt;1E-307);&quot;&quot;&amp;[.B244]=&quot;&quot;&amp;[.P244]))));[.O24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CEILING([.C246];[.D24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EILING</text:p>
          </table:table-cell>
          <table:table-cell table:style-name="ce10"/>
          <table:table-cell/>
          <table:table-cell/>
          <table:table-cell table:style-name="ce11" table:formula="oooc:=IF(ISBLANK([.M246]);[.A246];[.M246])" office:value-type="float" office:value="0">
            <text:p>0</text:p>
          </table:table-cell>
          <table:table-cell table:style-name="ce11" table:formula="oooc:=IF(ISBLANK([.O246]);IF(ISERROR([.B246]);&quot;Err:&quot;&amp;ERRORTYPE([.B246])=[.M246];OR([.P246]=[.B246];AND(ISNUMBER([.P246]);ISNUMBER([.B246]);OR(AND([.P246]=0;ABS([.B246])&lt;1E-307);&quot;&quot;&amp;[.B246]=&quot;&quot;&amp;[.P246]))));[.O246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,03</text:p>
          </table:table-cell>
          <table:table-cell table:formula="oooc:=CEILING([.C247];[.D247])" office:value-type="float" office:value="0.03">
            <text:p>0,03</text:p>
          </table:table-cell>
          <table:table-cell table:style-name="ce7" office:value-type="float" office:value="0.02999">
            <text:p>0,02999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47]);[.A247];[.M247])" office:value-type="float" office:value="0.03">
            <text:p>0,03</text:p>
          </table:table-cell>
          <table:table-cell table:style-name="ce11" table:formula="oooc:=IF(ISBLANK([.O247]);IF(ISERROR([.B247]);&quot;Err:&quot;&amp;ERRORTYPE([.B247])=[.M247];OR([.P247]=[.B247];AND(ISNUMBER([.P247]);ISNUMBER([.B247]);OR(AND([.P247]=0;ABS([.B247])&lt;1E-307);&quot;&quot;&amp;[.B247]=&quot;&quot;&amp;[.P247]))));[.O2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,03</text:p>
          </table:table-cell>
          <table:table-cell table:formula="oooc:=CEILING([.C248];[.D248])" office:value-type="float" office:value="0.03">
            <text:p>0,03</text:p>
          </table:table-cell>
          <table:table-cell table:number-columns-repeated="2"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48]);[.A248];[.M248])" office:value-type="float" office:value="0.03">
            <text:p>0,03</text:p>
          </table:table-cell>
          <table:table-cell table:style-name="ce11" table:formula="oooc:=IF(ISBLANK([.O248]);IF(ISERROR([.B248]);&quot;Err:&quot;&amp;ERRORTYPE([.B248])=[.M248];OR([.P248]=[.B248];AND(ISNUMBER([.P248]);ISNUMBER([.B248]);OR(AND([.P248]=0;ABS([.B248])&lt;1E-307);&quot;&quot;&amp;[.B248]=&quot;&quot;&amp;[.P248]))));[.O2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6">
            <text:p>0,06</text:p>
          </table:table-cell>
          <table:table-cell table:formula="oooc:=CEILING([.C249];[.D249])" office:value-type="float" office:value="0.06">
            <text:p>0,06</text:p>
          </table:table-cell>
          <table:table-cell table:style-name="ce7" office:value-type="float" office:value="0.03001">
            <text:p>0,03001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49]);[.A249];[.M249])" office:value-type="float" office:value="0.06">
            <text:p>0,06</text:p>
          </table:table-cell>
          <table:table-cell table:style-name="ce11" table:formula="oooc:=IF(ISBLANK([.O249]);IF(ISERROR([.B249]);&quot;Err:&quot;&amp;ERRORTYPE([.B249])=[.M249];OR([.P249]=[.B249];AND(ISNUMBER([.P249]);ISNUMBER([.B249]);OR(AND([.P249]=0;ABS([.B249])&lt;1E-307);&quot;&quot;&amp;[.B249]=&quot;&quot;&amp;[.P249]))));[.O2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40000">
            <text:p>640000</text:p>
          </table:table-cell>
          <table:table-cell table:formula="oooc:=CEILING([.C250];[.D250])" office:value-type="float" office:value="640000">
            <text:p>640000</text:p>
          </table:table-cell>
          <table:table-cell table:style-name="ce7" office:value-type="float" office:value="512000.1">
            <text:p>512000,1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0]);[.A250];[.M250])" office:value-type="float" office:value="640000">
            <text:p>640000</text:p>
          </table:table-cell>
          <table:table-cell table:style-name="ce11" table:formula="oooc:=IF(ISBLANK([.O250]);IF(ISERROR([.B250]);&quot;Err:&quot;&amp;ERRORTYPE([.B250])=[.M250];OR([.P250]=[.B250];AND(ISNUMBER([.P250]);ISNUMBER([.B250]);OR(AND([.P250]=0;ABS([.B250])&lt;1E-307);&quot;&quot;&amp;[.B250]=&quot;&quot;&amp;[.P250]))));[.O2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CEILING([.C251];[.D25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1]);[.A251];[.M251])" office:value-type="float" office:value="0">
            <text:p>0</text:p>
          </table:table-cell>
          <table:table-cell table:style-name="ce11" table:formula="oooc:=IF(ISBLANK([.O251]);IF(ISERROR([.B251]);&quot;Err:&quot;&amp;ERRORTYPE([.B251])=[.M251];OR([.P251]=[.B251];AND(ISNUMBER([.P251]);ISNUMBER([.B251]);OR(AND([.P251]=0;ABS([.B251])&lt;1E-307);&quot;&quot;&amp;[.B251]=&quot;&quot;&amp;[.P251]))));[.O2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CEILING([.C252];[.D252])" office:value-type="float" office:value="0">
            <text:p>0</text:p>
          </table:table-cell>
          <table:table-cell table:style-name="ce7" office:value-type="float" office:value="-0.02999">
            <text:p>-0,02999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2]);[.A252];[.M252])" office:value-type="float" office:value="0">
            <text:p>0</text:p>
          </table:table-cell>
          <table:table-cell table:style-name="ce11" table:formula="oooc:=IF(ISBLANK([.O252]);IF(ISERROR([.B252]);&quot;Err:&quot;&amp;ERRORTYPE([.B252])=[.M252];OR([.P252]=[.B252];AND(ISNUMBER([.P252]);ISNUMBER([.B252]);OR(AND([.P252]=0;ABS([.B252])&lt;1E-307);&quot;&quot;&amp;[.B252]=&quot;&quot;&amp;[.P252]))));[.O2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,03</text:p>
          </table:table-cell>
          <table:table-cell table:formula="oooc:=CEILING([.C253];[.D253])" office:value-type="float" office:value="-0.03">
            <text:p>-0,03</text:p>
          </table:table-cell>
          <table:table-cell table:style-name="ce7" office:value-type="float" office:value="-0.03001">
            <text:p>-0,03001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3]);[.A253];[.M253])" office:value-type="float" office:value="-0.03">
            <text:p>-0,03</text:p>
          </table:table-cell>
          <table:table-cell table:style-name="ce11" table:formula="oooc:=IF(ISBLANK([.O253]);IF(ISERROR([.B253]);&quot;Err:&quot;&amp;ERRORTYPE([.B253])=[.M253];OR([.P253]=[.B253];AND(ISNUMBER([.P253]);ISNUMBER([.B253]);OR(AND([.P253]=0;ABS([.B253])&lt;1E-307);&quot;&quot;&amp;[.B253]=&quot;&quot;&amp;[.P253]))));[.O2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EILING([.C254];[.D254])" office:value-type="float" office:value="0">
            <text:p>Err:502</text:p>
          </table:table-cell>
          <table:table-cell table:style-name="ce7" office:value-type="float" office:value="0.03001">
            <text:p>0,03001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254]);[.A254];[.M254])" office:value-type="string" office:string-value="Err:502">
            <text:p>Err:502</text:p>
          </table:table-cell>
          <table:table-cell table:style-name="ce11" table:formula="oooc:=IF(ISBLANK([.O254]);IF(ISERROR([.B254]);&quot;Err:&quot;&amp;ERRORTYPE([.B254])=[.M254];OR([.P254]=[.B254];AND(ISNUMBER([.P254]);ISNUMBER([.B254]);OR(AND([.P254]=0;ABS([.B254])&lt;1E-307);&quot;&quot;&amp;[.B254]=&quot;&quot;&amp;[.P254]))));[.O25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FLOOR([.C256];[.D25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FLOOR</text:p>
          </table:table-cell>
          <table:table-cell table:style-name="ce10"/>
          <table:table-cell/>
          <table:table-cell/>
          <table:table-cell table:style-name="ce11" table:formula="oooc:=IF(ISBLANK([.M256]);[.A256];[.M256])" office:value-type="float" office:value="0">
            <text:p>0</text:p>
          </table:table-cell>
          <table:table-cell table:style-name="ce11" table:formula="oooc:=IF(ISBLANK([.O256]);IF(ISERROR([.B256]);&quot;Err:&quot;&amp;ERRORTYPE([.B256])=[.M256];OR([.P256]=[.B256];AND(ISNUMBER([.P256]);ISNUMBER([.B256]);OR(AND([.P256]=0;ABS([.B256])&lt;1E-307);&quot;&quot;&amp;[.B256]=&quot;&quot;&amp;[.P256]))));[.O2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FLOOR([.C257];[.D257])" office:value-type="float" office:value="0">
            <text:p>0</text:p>
          </table:table-cell>
          <table:table-cell table:style-name="ce7" office:value-type="float" office:value="0.02999">
            <text:p>0,02999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7]);[.A257];[.M257])" office:value-type="float" office:value="0">
            <text:p>0</text:p>
          </table:table-cell>
          <table:table-cell table:style-name="ce11" table:formula="oooc:=IF(ISBLANK([.O257]);IF(ISERROR([.B257]);&quot;Err:&quot;&amp;ERRORTYPE([.B257])=[.M257];OR([.P257]=[.B257];AND(ISNUMBER([.P257]);ISNUMBER([.B257]);OR(AND([.P257]=0;ABS([.B257])&lt;1E-307);&quot;&quot;&amp;[.B257]=&quot;&quot;&amp;[.P257]))));[.O257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,03</text:p>
          </table:table-cell>
          <table:table-cell table:formula="oooc:=FLOOR([.C258];[.D258])" office:value-type="float" office:value="0.03">
            <text:p>0,03</text:p>
          </table:table-cell>
          <table:table-cell table:number-columns-repeated="2"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8]);[.A258];[.M258])" office:value-type="float" office:value="0.03">
            <text:p>0,03</text:p>
          </table:table-cell>
          <table:table-cell table:style-name="ce11" table:formula="oooc:=IF(ISBLANK([.O258]);IF(ISERROR([.B258]);&quot;Err:&quot;&amp;ERRORTYPE([.B258])=[.M258];OR([.P258]=[.B258];AND(ISNUMBER([.P258]);ISNUMBER([.B258]);OR(AND([.P258]=0;ABS([.B258])&lt;1E-307);&quot;&quot;&amp;[.B258]=&quot;&quot;&amp;[.P258]))));[.O2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,03</text:p>
          </table:table-cell>
          <table:table-cell table:formula="oooc:=FLOOR([.C259];[.D259])" office:value-type="float" office:value="0.03">
            <text:p>0,03</text:p>
          </table:table-cell>
          <table:table-cell table:style-name="ce7" office:value-type="float" office:value="0.03001">
            <text:p>0,03001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59]);[.A259];[.M259])" office:value-type="float" office:value="0.03">
            <text:p>0,03</text:p>
          </table:table-cell>
          <table:table-cell table:style-name="ce11" table:formula="oooc:=IF(ISBLANK([.O259]);IF(ISERROR([.B259]);&quot;Err:&quot;&amp;ERRORTYPE([.B259])=[.M259];OR([.P259]=[.B259];AND(ISNUMBER([.P259]);ISNUMBER([.B259]);OR(AND([.P259]=0;ABS([.B259])&lt;1E-307);&quot;&quot;&amp;[.B259]=&quot;&quot;&amp;[.P259]))));[.O2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12000">
            <text:p>512000</text:p>
          </table:table-cell>
          <table:table-cell table:formula="oooc:=FLOOR([.C260];[.D260])" office:value-type="float" office:value="512000">
            <text:p>512000</text:p>
          </table:table-cell>
          <table:table-cell table:style-name="ce7" office:value-type="float" office:value="639999.9">
            <text:p>639999,9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0]);[.A260];[.M260])" office:value-type="float" office:value="512000">
            <text:p>512000</text:p>
          </table:table-cell>
          <table:table-cell table:style-name="ce11" table:formula="oooc:=IF(ISBLANK([.O260]);IF(ISERROR([.B260]);&quot;Err:&quot;&amp;ERRORTYPE([.B260])=[.M260];OR([.P260]=[.B260];AND(ISNUMBER([.P260]);ISNUMBER([.B260]);OR(AND([.P260]=0;ABS([.B260])&lt;1E-307);&quot;&quot;&amp;[.B260]=&quot;&quot;&amp;[.P260]))));[.O2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FLOOR([.C261];[.D26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1]);[.A261];[.M261])" office:value-type="float" office:value="0">
            <text:p>0</text:p>
          </table:table-cell>
          <table:table-cell table:style-name="ce11" table:formula="oooc:=IF(ISBLANK([.O261]);IF(ISERROR([.B261]);&quot;Err:&quot;&amp;ERRORTYPE([.B261])=[.M261];OR([.P261]=[.B261];AND(ISNUMBER([.P261]);ISNUMBER([.B261]);OR(AND([.P261]=0;ABS([.B261])&lt;1E-307);&quot;&quot;&amp;[.B261]=&quot;&quot;&amp;[.P261]))));[.O2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,03</text:p>
          </table:table-cell>
          <table:table-cell table:formula="oooc:=FLOOR([.C262];[.D262])" office:value-type="float" office:value="-0.03">
            <text:p>-0,03</text:p>
          </table:table-cell>
          <table:table-cell table:style-name="ce7" office:value-type="float" office:value="-0.02999">
            <text:p>-0,02999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2]);[.A262];[.M262])" office:value-type="float" office:value="-0.03">
            <text:p>-0,03</text:p>
          </table:table-cell>
          <table:table-cell table:style-name="ce11" table:formula="oooc:=IF(ISBLANK([.O262]);IF(ISERROR([.B262]);&quot;Err:&quot;&amp;ERRORTYPE([.B262])=[.M262];OR([.P262]=[.B262];AND(ISNUMBER([.P262]);ISNUMBER([.B262]);OR(AND([.P262]=0;ABS([.B262])&lt;1E-307);&quot;&quot;&amp;[.B262]=&quot;&quot;&amp;[.P262]))));[.O2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6">
            <text:p>-0,06</text:p>
          </table:table-cell>
          <table:table-cell table:formula="oooc:=FLOOR([.C263];[.D263])" office:value-type="float" office:value="-0.06">
            <text:p>-0,06</text:p>
          </table:table-cell>
          <table:table-cell table:style-name="ce7" office:value-type="float" office:value="-0.03001">
            <text:p>-0,03001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3]);[.A263];[.M263])" office:value-type="float" office:value="-0.06">
            <text:p>-0,06</text:p>
          </table:table-cell>
          <table:table-cell table:style-name="ce11" table:formula="oooc:=IF(ISBLANK([.O263]);IF(ISERROR([.B263]);&quot;Err:&quot;&amp;ERRORTYPE([.B263])=[.M263];OR([.P263]=[.B263];AND(ISNUMBER([.P263]);ISNUMBER([.B263]);OR(AND([.P263]=0;ABS([.B263])&lt;1E-307);&quot;&quot;&amp;[.B263]=&quot;&quot;&amp;[.P263]))));[.O2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LOOR([.C264];[.D264])" office:value-type="float" office:value="0">
            <text:p>Err:502</text:p>
          </table:table-cell>
          <table:table-cell table:style-name="ce7" office:value-type="float" office:value="0.03001">
            <text:p>0,03001</text:p>
          </table:table-cell>
          <table:table-cell table:style-name="ce7" office:value-type="float" office:value="-0.03">
            <text:p>-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264]);[.A264];[.M264])" office:value-type="string" office:string-value="Err:502">
            <text:p>Err:502</text:p>
          </table:table-cell>
          <table:table-cell table:style-name="ce11" table:formula="oooc:=IF(ISBLANK([.O264]);IF(ISERROR([.B264]);&quot;Err:&quot;&amp;ERRORTYPE([.B264])=[.M264];OR([.P264]=[.B264];AND(ISNUMBER([.P264]);ISNUMBER([.B264]);OR(AND([.P264]=0;ABS([.B264])&lt;1E-307);&quot;&quot;&amp;[.B264]=&quot;&quot;&amp;[.P264]))));[.O26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ROUND([.C266];[.D266])" office:value-type="float" office:value="12">
            <text:p>12</text:p>
          </table:table-cell>
          <table:table-cell table:style-name="ce7" office:value-type="float" office:value="12.0049">
            <text:p>12,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</text:p>
          </table:table-cell>
          <table:table-cell table:style-name="ce10"/>
          <table:table-cell/>
          <table:table-cell/>
          <table:table-cell table:style-name="ce11" table:formula="oooc:=IF(ISBLANK([.M266]);[.A266];[.M266])" office:value-type="float" office:value="12">
            <text:p>12</text:p>
          </table:table-cell>
          <table:table-cell table:style-name="ce11" table:formula="oooc:=IF(ISBLANK([.O266]);IF(ISERROR([.B266]);&quot;Err:&quot;&amp;ERRORTYPE([.B266])=[.M266];OR([.P266]=[.B266];AND(ISNUMBER([.P266]);ISNUMBER([.B266]);OR(AND([.P266]=0;ABS([.B266])&lt;1E-307);&quot;&quot;&amp;[.B266]=&quot;&quot;&amp;[.P266]))));[.O2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,01</text:p>
          </table:table-cell>
          <table:table-cell table:formula="oooc:=ROUND([.C267];[.D267])" office:value-type="float" office:value="12.01">
            <text:p>12,01</text:p>
          </table:table-cell>
          <table:table-cell table:style-name="ce7" office:value-type="float" office:value="12.005">
            <text:p>12,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7]);[.A267];[.M267])" office:value-type="float" office:value="12.01">
            <text:p>12,01</text:p>
          </table:table-cell>
          <table:table-cell table:style-name="ce11" table:formula="oooc:=IF(ISBLANK([.O267]);IF(ISERROR([.B267]);&quot;Err:&quot;&amp;ERRORTYPE([.B267])=[.M267];OR([.P267]=[.B267];AND(ISNUMBER([.P267]);ISNUMBER([.B267]);OR(AND([.P267]=0;ABS([.B267])&lt;1E-307);&quot;&quot;&amp;[.B267]=&quot;&quot;&amp;[.P267]))));[.O2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ooc:=ROUND([.C268];[.D268])" office:value-type="float" office:value="13">
            <text:p>13</text:p>
          </table:table-cell>
          <table:table-cell table:style-name="ce7" office:value-type="float" office:value="12.999">
            <text:p>12,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8]);[.A268];[.M268])" office:value-type="float" office:value="13">
            <text:p>13</text:p>
          </table:table-cell>
          <table:table-cell table:style-name="ce11" table:formula="oooc:=IF(ISBLANK([.O268]);IF(ISERROR([.B268]);&quot;Err:&quot;&amp;ERRORTYPE([.B268])=[.M268];OR([.P268]=[.B268];AND(ISNUMBER([.P268]);ISNUMBER([.B268]);OR(AND([.P268]=0;ABS([.B268])&lt;1E-307);&quot;&quot;&amp;[.B268]=&quot;&quot;&amp;[.P268]))));[.O2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ROUND([.C269];[.D269])" office:value-type="float" office:value="12">
            <text:p>12</text:p>
          </table:table-cell>
          <table:table-cell table:style-name="ce7" office:value-type="float" office:value="12.0001">
            <text:p>12,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69]);[.A269];[.M269])" office:value-type="float" office:value="12">
            <text:p>12</text:p>
          </table:table-cell>
          <table:table-cell table:style-name="ce11" table:formula="oooc:=IF(ISBLANK([.O269]);IF(ISERROR([.B269]);&quot;Err:&quot;&amp;ERRORTYPE([.B269])=[.M269];OR([.P269]=[.B269];AND(ISNUMBER([.P269]);ISNUMBER([.B269]);OR(AND([.P269]=0;ABS([.B269])&lt;1E-307);&quot;&quot;&amp;[.B269]=&quot;&quot;&amp;[.P269]))));[.O269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ooc:=ROUND([.C270];[.D270])" office:value-type="float" office:value="-12">
            <text:p>-12</text:p>
          </table:table-cell>
          <table:table-cell table:style-name="ce7" office:value-type="float" office:value="-12.0049">
            <text:p>-12,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0]);[.A270];[.M270])" office:value-type="float" office:value="-12">
            <text:p>-12</text:p>
          </table:table-cell>
          <table:table-cell table:style-name="ce11" table:formula="oooc:=IF(ISBLANK([.O270]);IF(ISERROR([.B270]);&quot;Err:&quot;&amp;ERRORTYPE([.B270])=[.M270];OR([.P270]=[.B270];AND(ISNUMBER([.P270]);ISNUMBER([.B270]);OR(AND([.P270]=0;ABS([.B270])&lt;1E-307);&quot;&quot;&amp;[.B270]=&quot;&quot;&amp;[.P270]))));[.O2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2.01">
            <text:p>-12,01</text:p>
          </table:table-cell>
          <table:table-cell table:formula="oooc:=ROUND([.C271];[.D271])" office:value-type="float" office:value="-12.01">
            <text:p>-12,01</text:p>
          </table:table-cell>
          <table:table-cell table:style-name="ce7" office:value-type="float" office:value="-12.005">
            <text:p>-12,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1]);[.A271];[.M271])" office:value-type="float" office:value="-12.01">
            <text:p>-12,01</text:p>
          </table:table-cell>
          <table:table-cell table:style-name="ce11" table:formula="oooc:=IF(ISBLANK([.O271]);IF(ISERROR([.B271]);&quot;Err:&quot;&amp;ERRORTYPE([.B271])=[.M271];OR([.P271]=[.B271];AND(ISNUMBER([.P271]);ISNUMBER([.B271]);OR(AND([.P271]=0;ABS([.B271])&lt;1E-307);&quot;&quot;&amp;[.B271]=&quot;&quot;&amp;[.P271]))));[.O2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3">
            <text:p>-13</text:p>
          </table:table-cell>
          <table:table-cell table:formula="oooc:=ROUND([.C272];[.D272])" office:value-type="float" office:value="-13">
            <text:p>-13</text:p>
          </table:table-cell>
          <table:table-cell table:style-name="ce7" office:value-type="float" office:value="-12.999">
            <text:p>-12,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2]);[.A272];[.M272])" office:value-type="float" office:value="-13">
            <text:p>-13</text:p>
          </table:table-cell>
          <table:table-cell table:style-name="ce11" table:formula="oooc:=IF(ISBLANK([.O272]);IF(ISERROR([.B272]);&quot;Err:&quot;&amp;ERRORTYPE([.B272])=[.M272];OR([.P272]=[.B272];AND(ISNUMBER([.P272]);ISNUMBER([.B272]);OR(AND([.P272]=0;ABS([.B272])&lt;1E-307);&quot;&quot;&amp;[.B272]=&quot;&quot;&amp;[.P272]))));[.O2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ooc:=ROUND([.C273];[.D273])" office:value-type="float" office:value="-12">
            <text:p>-12</text:p>
          </table:table-cell>
          <table:table-cell table:style-name="ce7" office:value-type="float" office:value="-12.0001">
            <text:p>-12,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3]);[.A273];[.M273])" office:value-type="float" office:value="-12">
            <text:p>-12</text:p>
          </table:table-cell>
          <table:table-cell table:style-name="ce11" table:formula="oooc:=IF(ISBLANK([.O273]);IF(ISERROR([.B273]);&quot;Err:&quot;&amp;ERRORTYPE([.B273])=[.M273];OR([.P273]=[.B273];AND(ISNUMBER([.P273]);ISNUMBER([.B273]);OR(AND([.P273]=0;ABS([.B273])&lt;1E-307);&quot;&quot;&amp;[.B273]=&quot;&quot;&amp;[.P273]))));[.O2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300">
            <text:p>12300</text:p>
          </table:table-cell>
          <table:table-cell table:formula="oooc:=ROUND([.C274];[.D274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ROUND to left of decimal point</text:p>
          </table:table-cell>
          <table:table-cell/>
          <table:table-cell table:style-name="ce10"/>
          <table:table-cell/>
          <table:table-cell/>
          <table:table-cell table:style-name="ce11" table:formula="oooc:=IF(ISBLANK([.M274]);[.A274];[.M274])" office:value-type="float" office:value="12300">
            <text:p>12300</text:p>
          </table:table-cell>
          <table:table-cell table:style-name="ce11" table:formula="oooc:=IF(ISBLANK([.O274]);IF(ISERROR([.B274]);&quot;Err:&quot;&amp;ERRORTYPE([.B274])=[.M274];OR([.P274]=[.B274];AND(ISNUMBER([.P274]);ISNUMBER([.B274]);OR(AND([.P274]=0;ABS([.B274])&lt;1E-307);&quot;&quot;&amp;[.B274]=&quot;&quot;&amp;[.P274]))));[.O2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ooc:=ROUND([.C275];[.D275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5]);[.A275];[.M275])" office:value-type="float" office:value="10000">
            <text:p>10000</text:p>
          </table:table-cell>
          <table:table-cell table:style-name="ce11" table:formula="oooc:=IF(ISBLANK([.O275]);IF(ISERROR([.B275]);&quot;Err:&quot;&amp;ERRORTYPE([.B275])=[.M275];OR([.P275]=[.B275];AND(ISNUMBER([.P275]);ISNUMBER([.B275]);OR(AND([.P275]=0;ABS([.B275])&lt;1E-307);&quot;&quot;&amp;[.B275]=&quot;&quot;&amp;[.P275]))));[.O27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ROUNDDOWN([.C277];[.D277])" office:value-type="float" office:value="3">
            <text:p>3</text:p>
          </table:table-cell>
          <table:table-cell table:style-name="ce7" office:value-type="float" office:value="3.2">
            <text:p>3,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DOWN</text:p>
          </table:table-cell>
          <table:table-cell table:style-name="ce10"/>
          <table:table-cell/>
          <table:table-cell/>
          <table:table-cell table:style-name="ce11" table:formula="oooc:=IF(ISBLANK([.M277]);[.A277];[.M277])" office:value-type="float" office:value="3">
            <text:p>3</text:p>
          </table:table-cell>
          <table:table-cell table:style-name="ce11" table:formula="oooc:=IF(ISBLANK([.O277]);IF(ISERROR([.B277]);&quot;Err:&quot;&amp;ERRORTYPE([.B277])=[.M277];OR([.P277]=[.B277];AND(ISNUMBER([.P277]);ISNUMBER([.B277]);OR(AND([.P277]=0;ABS([.B277])&lt;1E-307);&quot;&quot;&amp;[.B277]=&quot;&quot;&amp;[.P277]))));[.O2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ooc:=ROUNDDOWN([.C278];[.D278])" office:value-type="float" office:value="120">
            <text:p>120</text:p>
          </table:table-cell>
          <table:table-cell table:style-name="ce7" office:value-type="float" office:value="123.456">
            <text:p>123,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8]);[.A278];[.M278])" office:value-type="float" office:value="120">
            <text:p>120</text:p>
          </table:table-cell>
          <table:table-cell table:style-name="ce11" table:formula="oooc:=IF(ISBLANK([.O278]);IF(ISERROR([.B278]);&quot;Err:&quot;&amp;ERRORTYPE([.B278])=[.M278];OR([.P278]=[.B278];AND(ISNUMBER([.P278]);ISNUMBER([.B278]);OR(AND([.P278]=0;ABS([.B278])&lt;1E-307);&quot;&quot;&amp;[.B278]=&quot;&quot;&amp;[.P278]))));[.O2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41">
            <text:p>3,141</text:p>
          </table:table-cell>
          <table:table-cell table:formula="oooc:=ROUNDDOWN([.C279];[.D279])" office:value-type="float" office:value="3.141">
            <text:p>3,141</text:p>
          </table:table-cell>
          <table:table-cell table:style-name="ce7" office:value-type="float" office:value="3.14159">
            <text:p>3,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79]);[.A279];[.M279])" office:value-type="float" office:value="3.141">
            <text:p>3,141</text:p>
          </table:table-cell>
          <table:table-cell table:style-name="ce11" table:formula="oooc:=IF(ISBLANK([.O279]);IF(ISERROR([.B279]);&quot;Err:&quot;&amp;ERRORTYPE([.B279])=[.M279];OR([.P279]=[.B279];AND(ISNUMBER([.P279]);ISNUMBER([.B279]);OR(AND([.P279]=0;ABS([.B279])&lt;1E-307);&quot;&quot;&amp;[.B279]=&quot;&quot;&amp;[.P279]))));[.O2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415">
            <text:p>3,1415</text:p>
          </table:table-cell>
          <table:table-cell table:formula="oooc:=ROUNDDOWN([.C280];[.D280])" office:value-type="float" office:value="3.1415">
            <text:p>3,1415</text:p>
          </table:table-cell>
          <table:table-cell table:style-name="ce7" office:value-type="float" office:value="3.14159">
            <text:p>3,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0]);[.A280];[.M280])" office:value-type="float" office:value="3.1415">
            <text:p>3,1415</text:p>
          </table:table-cell>
          <table:table-cell table:style-name="ce11" table:formula="oooc:=IF(ISBLANK([.O280]);IF(ISERROR([.B280]);&quot;Err:&quot;&amp;ERRORTYPE([.B280])=[.M280];OR([.P280]=[.B280];AND(ISNUMBER([.P280]);ISNUMBER([.B280]);OR(AND([.P280]=0;ABS([.B280])&lt;1E-307);&quot;&quot;&amp;[.B280]=&quot;&quot;&amp;[.P280]))));[.O2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.141">
            <text:p>-3,141</text:p>
          </table:table-cell>
          <table:table-cell table:formula="oooc:=ROUNDDOWN([.C281];[.D281])" office:value-type="float" office:value="-3.141">
            <text:p>-3,141</text:p>
          </table:table-cell>
          <table:table-cell table:style-name="ce7" office:value-type="float" office:value="-3.14159">
            <text:p>-3,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1]);[.A281];[.M281])" office:value-type="float" office:value="-3.141">
            <text:p>-3,141</text:p>
          </table:table-cell>
          <table:table-cell table:style-name="ce11" table:formula="oooc:=IF(ISBLANK([.O281]);IF(ISERROR([.B281]);&quot;Err:&quot;&amp;ERRORTYPE([.B281])=[.M281];OR([.P281]=[.B281];AND(ISNUMBER([.P281]);ISNUMBER([.B281]);OR(AND([.P281]=0;ABS([.B281])&lt;1E-307);&quot;&quot;&amp;[.B281]=&quot;&quot;&amp;[.P281]))));[.O281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">
            <text:p>-3,1415</text:p>
          </table:table-cell>
          <table:table-cell table:formula="oooc:=ROUNDDOWN([.C282];[.D282])" office:value-type="float" office:value="-3.1415">
            <text:p>-3,1415</text:p>
          </table:table-cell>
          <table:table-cell table:style-name="ce7" office:value-type="float" office:value="-3.14159">
            <text:p>-3,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2]);[.A282];[.M282])" office:value-type="float" office:value="-3.1415">
            <text:p>-3,1415</text:p>
          </table:table-cell>
          <table:table-cell table:style-name="ce11" table:formula="oooc:=IF(ISBLANK([.O282]);IF(ISERROR([.B282]);&quot;Err:&quot;&amp;ERRORTYPE([.B282])=[.M282];OR([.P282]=[.B282];AND(ISNUMBER([.P282]);ISNUMBER([.B282]);OR(AND([.P282]=0;ABS([.B282])&lt;1E-307);&quot;&quot;&amp;[.B282]=&quot;&quot;&amp;[.P282]))));[.O28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ROUNDUP([.C284];[.D284])" office:value-type="float" office:value="4">
            <text:p>4</text:p>
          </table:table-cell>
          <table:table-cell table:style-name="ce7" office:value-type="float" office:value="3.2">
            <text:p>3,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UP</text:p>
          </table:table-cell>
          <table:table-cell table:style-name="ce10"/>
          <table:table-cell/>
          <table:table-cell/>
          <table:table-cell table:style-name="ce11" table:formula="oooc:=IF(ISBLANK([.M284]);[.A284];[.M284])" office:value-type="float" office:value="4">
            <text:p>4</text:p>
          </table:table-cell>
          <table:table-cell table:style-name="ce11" table:formula="oooc:=IF(ISBLANK([.O284]);IF(ISERROR([.B284]);&quot;Err:&quot;&amp;ERRORTYPE([.B284])=[.M284];OR([.P284]=[.B284];AND(ISNUMBER([.P284]);ISNUMBER([.B284]);OR(AND([.P284]=0;ABS([.B284])&lt;1E-307);&quot;&quot;&amp;[.B284]=&quot;&quot;&amp;[.P284]))));[.O2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30">
            <text:p>130</text:p>
          </table:table-cell>
          <table:table-cell table:formula="oooc:=ROUNDUP([.C285];[.D285])" office:value-type="float" office:value="130">
            <text:p>130</text:p>
          </table:table-cell>
          <table:table-cell table:style-name="ce7" office:value-type="float" office:value="123.456">
            <text:p>123,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5]);[.A285];[.M285])" office:value-type="float" office:value="130">
            <text:p>130</text:p>
          </table:table-cell>
          <table:table-cell table:style-name="ce11" table:formula="oooc:=IF(ISBLANK([.O285]);IF(ISERROR([.B285]);&quot;Err:&quot;&amp;ERRORTYPE([.B285])=[.M285];OR([.P285]=[.B285];AND(ISNUMBER([.P285]);ISNUMBER([.B285]);OR(AND([.P285]=0;ABS([.B285])&lt;1E-307);&quot;&quot;&amp;[.B285]=&quot;&quot;&amp;[.P285]))));[.O2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42">
            <text:p>3,142</text:p>
          </table:table-cell>
          <table:table-cell table:formula="oooc:=ROUNDUP([.C286];[.D286])" office:value-type="float" office:value="3.142">
            <text:p>3,142</text:p>
          </table:table-cell>
          <table:table-cell table:style-name="ce7" office:value-type="float" office:value="3.14159">
            <text:p>3,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6]);[.A286];[.M286])" office:value-type="float" office:value="3.142">
            <text:p>3,142</text:p>
          </table:table-cell>
          <table:table-cell table:style-name="ce11" table:formula="oooc:=IF(ISBLANK([.O286]);IF(ISERROR([.B286]);&quot;Err:&quot;&amp;ERRORTYPE([.B286])=[.M286];OR([.P286]=[.B286];AND(ISNUMBER([.P286]);ISNUMBER([.B286]);OR(AND([.P286]=0;ABS([.B286])&lt;1E-307);&quot;&quot;&amp;[.B286]=&quot;&quot;&amp;[.P286]))));[.O2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416">
            <text:p>3,1416</text:p>
          </table:table-cell>
          <table:table-cell table:formula="oooc:=ROUNDUP([.C287];[.D287])" office:value-type="float" office:value="3.1416">
            <text:p>3,1416</text:p>
          </table:table-cell>
          <table:table-cell table:style-name="ce7" office:value-type="float" office:value="3.14159">
            <text:p>3,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7]);[.A287];[.M287])" office:value-type="float" office:value="3.1416">
            <text:p>3,1416</text:p>
          </table:table-cell>
          <table:table-cell table:style-name="ce11" table:formula="oooc:=IF(ISBLANK([.O287]);IF(ISERROR([.B287]);&quot;Err:&quot;&amp;ERRORTYPE([.B287])=[.M287];OR([.P287]=[.B287];AND(ISNUMBER([.P287]);ISNUMBER([.B287]);OR(AND([.P287]=0;ABS([.B287])&lt;1E-307);&quot;&quot;&amp;[.B287]=&quot;&quot;&amp;[.P287]))));[.O2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.142">
            <text:p>-3,142</text:p>
          </table:table-cell>
          <table:table-cell table:formula="oooc:=ROUNDUP([.C288];[.D288])" office:value-type="float" office:value="-3.142">
            <text:p>-3,142</text:p>
          </table:table-cell>
          <table:table-cell table:style-name="ce7" office:value-type="float" office:value="-3.14159">
            <text:p>-3,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8]);[.A288];[.M288])" office:value-type="float" office:value="-3.142">
            <text:p>-3,142</text:p>
          </table:table-cell>
          <table:table-cell table:style-name="ce11" table:formula="oooc:=IF(ISBLANK([.O288]);IF(ISERROR([.B288]);&quot;Err:&quot;&amp;ERRORTYPE([.B288])=[.M288];OR([.P288]=[.B288];AND(ISNUMBER([.P288]);ISNUMBER([.B288]);OR(AND([.P288]=0;ABS([.B288])&lt;1E-307);&quot;&quot;&amp;[.B288]=&quot;&quot;&amp;[.P288]))));[.O2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.1416">
            <text:p>-3,1416</text:p>
          </table:table-cell>
          <table:table-cell table:formula="oooc:=ROUNDUP([.C289];[.D289])" office:value-type="float" office:value="-3.1416">
            <text:p>-3,1416</text:p>
          </table:table-cell>
          <table:table-cell table:style-name="ce7" office:value-type="float" office:value="-3.14159">
            <text:p>-3,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89]);[.A289];[.M289])" office:value-type="float" office:value="-3.1416">
            <text:p>-3,1416</text:p>
          </table:table-cell>
          <table:table-cell table:style-name="ce11" table:formula="oooc:=IF(ISBLANK([.O289]);IF(ISERROR([.B289]);&quot;Err:&quot;&amp;ERRORTYPE([.B289])=[.M289];OR([.P289]=[.B289];AND(ISNUMBER([.P289]);ISNUMBER([.B289]);OR(AND([.P289]=0;ABS([.B289])&lt;1E-307);&quot;&quot;&amp;[.B289]=&quot;&quot;&amp;[.P289]))));[.O28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TRUNC([.C291])" office:value-type="float" office:value="12">
            <text:p>12</text:p>
          </table:table-cell>
          <table:table-cell table:style-name="ce7" office:value-type="float" office:value="12.999">
            <text:p>12,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RUNC</text:p>
          </table:table-cell>
          <table:table-cell table:style-name="ce10"/>
          <table:table-cell/>
          <table:table-cell/>
          <table:table-cell table:style-name="ce11" table:formula="oooc:=IF(ISBLANK([.M291]);[.A291];[.M291])" office:value-type="float" office:value="12">
            <text:p>12</text:p>
          </table:table-cell>
          <table:table-cell table:style-name="ce11" table:formula="oooc:=IF(ISBLANK([.O291]);IF(ISERROR([.B291]);&quot;Err:&quot;&amp;ERRORTYPE([.B291])=[.M291];OR([.P291]=[.B291];AND(ISNUMBER([.P291]);ISNUMBER([.B291]);OR(AND([.P291]=0;ABS([.B291])&lt;1E-307);&quot;&quot;&amp;[.B291]=&quot;&quot;&amp;[.P291]))));[.O2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TRUNC([.C292]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2]);[.A292];[.M292])" office:value-type="float" office:value="12">
            <text:p>12</text:p>
          </table:table-cell>
          <table:table-cell table:style-name="ce11" table:formula="oooc:=IF(ISBLANK([.O292]);IF(ISERROR([.B292]);&quot;Err:&quot;&amp;ERRORTYPE([.B292])=[.M292];OR([.P292]=[.B292];AND(ISNUMBER([.P292]);ISNUMBER([.B292]);OR(AND([.P292]=0;ABS([.B292])&lt;1E-307);&quot;&quot;&amp;[.B292]=&quot;&quot;&amp;[.P292]))));[.O2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ooc:=TRUNC([.C293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3]);[.A293];[.M293])" office:value-type="float" office:value="-12">
            <text:p>-12</text:p>
          </table:table-cell>
          <table:table-cell table:style-name="ce11" table:formula="oooc:=IF(ISBLANK([.O293]);IF(ISERROR([.B293]);&quot;Err:&quot;&amp;ERRORTYPE([.B293])=[.M293];OR([.P293]=[.B293];AND(ISNUMBER([.P293]);ISNUMBER([.B293]);OR(AND([.P293]=0;ABS([.B293])&lt;1E-307);&quot;&quot;&amp;[.B293]=&quot;&quot;&amp;[.P293]))));[.O293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ooc:=TRUNC([.C294])" office:value-type="float" office:value="-12">
            <text:p>-12</text:p>
          </table:table-cell>
          <table:table-cell table:style-name="ce7" office:value-type="float" office:value="-12.999">
            <text:p>-12,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4]);[.A294];[.M294])" office:value-type="float" office:value="-12">
            <text:p>-12</text:p>
          </table:table-cell>
          <table:table-cell table:style-name="ce11" table:formula="oooc:=IF(ISBLANK([.O294]);IF(ISERROR([.B294]);&quot;Err:&quot;&amp;ERRORTYPE([.B294])=[.M294];OR([.P294]=[.B294];AND(ISNUMBER([.P294]);ISNUMBER([.B294]);OR(AND([.P294]=0;ABS([.B294])&lt;1E-307);&quot;&quot;&amp;[.B294]=&quot;&quot;&amp;[.P294]))));[.O2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TRUNC([.C29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5]);[.A295];[.M295])" office:value-type="float" office:value="0">
            <text:p>0</text:p>
          </table:table-cell>
          <table:table-cell table:style-name="ce11" table:formula="oooc:=IF(ISBLANK([.O295]);IF(ISERROR([.B295]);&quot;Err:&quot;&amp;ERRORTYPE([.B295])=[.M295];OR([.P295]=[.B295];AND(ISNUMBER([.P295]);ISNUMBER([.B295]);OR(AND([.P295]=0;ABS([.B295])&lt;1E-307);&quot;&quot;&amp;[.B295]=&quot;&quot;&amp;[.P295]))));[.O2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TRUNC([.C296])" office:value-type="float" office:value="0">
            <text:p>0</text:p>
          </table:table-cell>
          <table:table-cell table:style-name="ce7" office:value-type="float" office:value="0.999">
            <text:p>0,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6]);[.A296];[.M296])" office:value-type="float" office:value="0">
            <text:p>0</text:p>
          </table:table-cell>
          <table:table-cell table:style-name="ce11" table:formula="oooc:=IF(ISBLANK([.O296]);IF(ISERROR([.B296]);&quot;Err:&quot;&amp;ERRORTYPE([.B296])=[.M296];OR([.P296]=[.B296];AND(ISNUMBER([.P296]);ISNUMBER([.B296]);OR(AND([.P296]=0;ABS([.B296])&lt;1E-307);&quot;&quot;&amp;[.B296]=&quot;&quot;&amp;[.P296]))));[.O2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TRUNC([.C297])" office:value-type="float" office:value="0">
            <text:p>0</text:p>
          </table:table-cell>
          <table:table-cell table:style-name="ce7" office:value-type="float" office:value="-0.999">
            <text:p>-0,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7]);[.A297];[.M297])" office:value-type="float" office:value="0">
            <text:p>0</text:p>
          </table:table-cell>
          <table:table-cell table:style-name="ce11" table:formula="oooc:=IF(ISBLANK([.O297]);IF(ISERROR([.B297]);&quot;Err:&quot;&amp;ERRORTYPE([.B297])=[.M297];OR([.P297]=[.B297];AND(ISNUMBER([.P297]);ISNUMBER([.B297]);OR(AND([.P297]=0;ABS([.B297])&lt;1E-307);&quot;&quot;&amp;[.B297]=&quot;&quot;&amp;[.P297]))));[.O2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TRUNC([.C298];[.D298])" office:value-type="float" office:value="12">
            <text:p>12</text:p>
          </table:table-cell>
          <table:table-cell table:style-name="ce7" office:value-type="float" office:value="12.009">
            <text:p>12,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8]);[.A298];[.M298])" office:value-type="float" office:value="12">
            <text:p>12</text:p>
          </table:table-cell>
          <table:table-cell table:style-name="ce11" table:formula="oooc:=IF(ISBLANK([.O298]);IF(ISERROR([.B298]);&quot;Err:&quot;&amp;ERRORTYPE([.B298])=[.M298];OR([.P298]=[.B298];AND(ISNUMBER([.P298]);ISNUMBER([.B298]);OR(AND([.P298]=0;ABS([.B298])&lt;1E-307);&quot;&quot;&amp;[.B298]=&quot;&quot;&amp;[.P298]))));[.O2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,01</text:p>
          </table:table-cell>
          <table:table-cell table:formula="oooc:=TRUNC([.C299];[.D299])" office:value-type="float" office:value="12.01">
            <text:p>12,01</text:p>
          </table:table-cell>
          <table:table-cell table:style-name="ce7" office:value-type="float" office:value="12.01">
            <text:p>12,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299]);[.A299];[.M299])" office:value-type="float" office:value="12.01">
            <text:p>12,01</text:p>
          </table:table-cell>
          <table:table-cell table:style-name="ce11" table:formula="oooc:=IF(ISBLANK([.O299]);IF(ISERROR([.B299]);&quot;Err:&quot;&amp;ERRORTYPE([.B299])=[.M299];OR([.P299]=[.B299];AND(ISNUMBER([.P299]);ISNUMBER([.B299]);OR(AND([.P299]=0;ABS([.B299])&lt;1E-307);&quot;&quot;&amp;[.B299]=&quot;&quot;&amp;[.P299]))));[.O2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.99">
            <text:p>12,99</text:p>
          </table:table-cell>
          <table:table-cell table:formula="oooc:=TRUNC([.C300];[.D300])" office:value-type="float" office:value="12.99">
            <text:p>12,99</text:p>
          </table:table-cell>
          <table:table-cell table:style-name="ce7" office:value-type="float" office:value="12.999">
            <text:p>12,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0]);[.A300];[.M300])" office:value-type="float" office:value="12.99">
            <text:p>12,99</text:p>
          </table:table-cell>
          <table:table-cell table:style-name="ce11" table:formula="oooc:=IF(ISBLANK([.O300]);IF(ISERROR([.B300]);&quot;Err:&quot;&amp;ERRORTYPE([.B300])=[.M300];OR([.P300]=[.B300];AND(ISNUMBER([.P300]);ISNUMBER([.B300]);OR(AND([.P300]=0;ABS([.B300])&lt;1E-307);&quot;&quot;&amp;[.B300]=&quot;&quot;&amp;[.P300]))));[.O3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ooc:=TRUNC([.C301];[.D301])" office:value-type="float" office:value="12">
            <text:p>12</text:p>
          </table:table-cell>
          <table:table-cell table:style-name="ce7" office:value-type="float" office:value="12.001">
            <text:p>12,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1]);[.A301];[.M301])" office:value-type="float" office:value="12">
            <text:p>12</text:p>
          </table:table-cell>
          <table:table-cell table:style-name="ce11" table:formula="oooc:=IF(ISBLANK([.O301]);IF(ISERROR([.B301]);&quot;Err:&quot;&amp;ERRORTYPE([.B301])=[.M301];OR([.P301]=[.B301];AND(ISNUMBER([.P301]);ISNUMBER([.B301]);OR(AND([.P301]=0;ABS([.B301])&lt;1E-307);&quot;&quot;&amp;[.B301]=&quot;&quot;&amp;[.P301]))));[.O3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ooc:=TRUNC([.C302];[.D302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2]);[.A302];[.M302])" office:value-type="float" office:value="-12">
            <text:p>-12</text:p>
          </table:table-cell>
          <table:table-cell table:style-name="ce11" table:formula="oooc:=IF(ISBLANK([.O302]);IF(ISERROR([.B302]);&quot;Err:&quot;&amp;ERRORTYPE([.B302])=[.M302];OR([.P302]=[.B302];AND(ISNUMBER([.P302]);ISNUMBER([.B302]);OR(AND([.P302]=0;ABS([.B302])&lt;1E-307);&quot;&quot;&amp;[.B302]=&quot;&quot;&amp;[.P302]))));[.O3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ooc:=TRUNC([.C303];[.D303])" office:value-type="float" office:value="-12">
            <text:p>-12</text:p>
          </table:table-cell>
          <table:table-cell table:style-name="ce7" office:value-type="float" office:value="-12.009">
            <text:p>-12,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3]);[.A303];[.M303])" office:value-type="float" office:value="-12">
            <text:p>-12</text:p>
          </table:table-cell>
          <table:table-cell table:style-name="ce11" table:formula="oooc:=IF(ISBLANK([.O303]);IF(ISERROR([.B303]);&quot;Err:&quot;&amp;ERRORTYPE([.B303])=[.M303];OR([.P303]=[.B303];AND(ISNUMBER([.P303]);ISNUMBER([.B303]);OR(AND([.P303]=0;ABS([.B303])&lt;1E-307);&quot;&quot;&amp;[.B303]=&quot;&quot;&amp;[.P303]))));[.O303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-12.01">
            <text:p>-12,01</text:p>
          </table:table-cell>
          <table:table-cell table:formula="oooc:=TRUNC([.C304];[.D304])" office:value-type="float" office:value="-12.01">
            <text:p>-12,01</text:p>
          </table:table-cell>
          <table:table-cell table:style-name="ce7" office:value-type="float" office:value="-12.01">
            <text:p>-12,01</text:p>
          </table:table-cell>
          <table:table-cell table:style-name="ce7" office:value-type="float" office:value="2.9">
            <text:p>2,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4]);[.A304];[.M304])" office:value-type="float" office:value="-12.01">
            <text:p>-12,01</text:p>
          </table:table-cell>
          <table:table-cell table:style-name="ce11" table:formula="oooc:=IF(ISBLANK([.O304]);IF(ISERROR([.B304]);&quot;Err:&quot;&amp;ERRORTYPE([.B304])=[.M304];OR([.P304]=[.B304];AND(ISNUMBER([.P304]);ISNUMBER([.B304]);OR(AND([.P304]=0;ABS([.B304])&lt;1E-307);&quot;&quot;&amp;[.B304]=&quot;&quot;&amp;[.P304]))));[.O3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ooc:=TRUNC([.C305];[.D305])" office:value-type="float" office:value="-12">
            <text:p>-12</text:p>
          </table:table-cell>
          <table:table-cell table:style-name="ce7" office:value-type="float" office:value="-12.001">
            <text:p>-12,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5]);[.A305];[.M305])" office:value-type="float" office:value="-12">
            <text:p>-12</text:p>
          </table:table-cell>
          <table:table-cell table:style-name="ce11" table:formula="oooc:=IF(ISBLANK([.O305]);IF(ISERROR([.B305]);&quot;Err:&quot;&amp;ERRORTYPE([.B305])=[.M305];OR([.P305]=[.B305];AND(ISNUMBER([.P305]);ISNUMBER([.B305]);OR(AND([.P305]=0;ABS([.B305])&lt;1E-307);&quot;&quot;&amp;[.B305]=&quot;&quot;&amp;[.P305]))));[.O305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12300">
            <text:p>12300</text:p>
          </table:table-cell>
          <table:table-cell table:formula="oooc:=TRUNC([.C306];[.D306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6]);[.A306];[.M306])" office:value-type="float" office:value="12300">
            <text:p>12300</text:p>
          </table:table-cell>
          <table:table-cell table:style-name="ce11" table:formula="oooc:=IF(ISBLANK([.O306]);IF(ISERROR([.B306]);&quot;Err:&quot;&amp;ERRORTYPE([.B306])=[.M306];OR([.P306]=[.B306];AND(ISNUMBER([.P306]);ISNUMBER([.B306]);OR(AND([.P306]=0;ABS([.B306])&lt;1E-307);&quot;&quot;&amp;[.B306]=&quot;&quot;&amp;[.P306]))));[.O3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ooc:=TRUNC([.C307];[.D307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07]);[.A307];[.M307])" office:value-type="float" office:value="10000">
            <text:p>10000</text:p>
          </table:table-cell>
          <table:table-cell table:style-name="ce11" table:formula="oooc:=IF(ISBLANK([.O307]);IF(ISERROR([.B307]);&quot;Err:&quot;&amp;ERRORTYPE([.B307])=[.M307];OR([.P307]=[.B307];AND(ISNUMBER([.P307]);ISNUMBER([.B307]);OR(AND([.P307]=0;ABS([.B307])&lt;1E-307);&quot;&quot;&amp;[.B307]=&quot;&quot;&amp;[.P307]))));[.O30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ooc:=EVEN([.C309])" office:value-type="float" office:value="-4">
            <text:p>-4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VEN</text:p>
          </table:table-cell>
          <table:table-cell table:style-name="ce10"/>
          <table:table-cell/>
          <table:table-cell/>
          <table:table-cell table:style-name="ce11" table:formula="oooc:=IF(ISBLANK([.M309]);[.A309];[.M309])" office:value-type="float" office:value="-4">
            <text:p>-4</text:p>
          </table:table-cell>
          <table:table-cell table:style-name="ce11" table:formula="oooc:=IF(ISBLANK([.O309]);IF(ISERROR([.B309]);&quot;Err:&quot;&amp;ERRORTYPE([.B309])=[.M309];OR([.P309]=[.B309];AND(ISNUMBER([.P309]);ISNUMBER([.B309]);OR(AND([.P309]=0;ABS([.B309])&lt;1E-307);&quot;&quot;&amp;[.B309]=&quot;&quot;&amp;[.P309]))));[.O3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ooc:=EVEN([.C310])" office:value-type="float" office:value="-4">
            <text:p>-4</text:p>
          </table:table-cell>
          <table:table-cell table:style-name="ce7" office:value-type="float" office:value="-2.001">
            <text:p>-2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0]);[.A310];[.M310])" office:value-type="float" office:value="-4">
            <text:p>-4</text:p>
          </table:table-cell>
          <table:table-cell table:style-name="ce11" table:formula="oooc:=IF(ISBLANK([.O310]);IF(ISERROR([.B310]);&quot;Err:&quot;&amp;ERRORTYPE([.B310])=[.M310];OR([.P310]=[.B310];AND(ISNUMBER([.P310]);ISNUMBER([.B310]);OR(AND([.P310]=0;ABS([.B310])&lt;1E-307);&quot;&quot;&amp;[.B310]=&quot;&quot;&amp;[.P310]))));[.O3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EVEN([.C311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1]);[.A311];[.M311])" office:value-type="float" office:value="-2">
            <text:p>-2</text:p>
          </table:table-cell>
          <table:table-cell table:style-name="ce11" table:formula="oooc:=IF(ISBLANK([.O311]);IF(ISERROR([.B311]);&quot;Err:&quot;&amp;ERRORTYPE([.B311])=[.M311];OR([.P311]=[.B311];AND(ISNUMBER([.P311]);ISNUMBER([.B311]);OR(AND([.P311]=0;ABS([.B311])&lt;1E-307);&quot;&quot;&amp;[.B311]=&quot;&quot;&amp;[.P311]))));[.O3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EVEN([.C312])" office:value-type="float" office:value="-2">
            <text:p>-2</text:p>
          </table:table-cell>
          <table:table-cell table:style-name="ce7" office:value-type="float" office:value="-1.001">
            <text:p>-1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2]);[.A312];[.M312])" office:value-type="float" office:value="-2">
            <text:p>-2</text:p>
          </table:table-cell>
          <table:table-cell table:style-name="ce11" table:formula="oooc:=IF(ISBLANK([.O312]);IF(ISERROR([.B312]);&quot;Err:&quot;&amp;ERRORTYPE([.B312])=[.M312];OR([.P312]=[.B312];AND(ISNUMBER([.P312]);ISNUMBER([.B312]);OR(AND([.P312]=0;ABS([.B312])&lt;1E-307);&quot;&quot;&amp;[.B312]=&quot;&quot;&amp;[.P312]))));[.O3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EVEN([.C313])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3]);[.A313];[.M313])" office:value-type="float" office:value="-2">
            <text:p>-2</text:p>
          </table:table-cell>
          <table:table-cell table:style-name="ce11" table:formula="oooc:=IF(ISBLANK([.O313]);IF(ISERROR([.B313]);&quot;Err:&quot;&amp;ERRORTYPE([.B313])=[.M313];OR([.P313]=[.B313];AND(ISNUMBER([.P313]);ISNUMBER([.B313]);OR(AND([.P313]=0;ABS([.B313])&lt;1E-307);&quot;&quot;&amp;[.B313]=&quot;&quot;&amp;[.P313]))));[.O3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EVEN([.C31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4]);[.A314];[.M314])" office:value-type="float" office:value="0">
            <text:p>0</text:p>
          </table:table-cell>
          <table:table-cell table:style-name="ce11" table:formula="oooc:=IF(ISBLANK([.O314]);IF(ISERROR([.B314]);&quot;Err:&quot;&amp;ERRORTYPE([.B314])=[.M314];OR([.P314]=[.B314];AND(ISNUMBER([.P314]);ISNUMBER([.B314]);OR(AND([.P314]=0;ABS([.B314])&lt;1E-307);&quot;&quot;&amp;[.B314]=&quot;&quot;&amp;[.P314]))));[.O3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EVEN([.C315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5]);[.A315];[.M315])" office:value-type="float" office:value="2">
            <text:p>2</text:p>
          </table:table-cell>
          <table:table-cell table:style-name="ce11" table:formula="oooc:=IF(ISBLANK([.O315]);IF(ISERROR([.B315]);&quot;Err:&quot;&amp;ERRORTYPE([.B315])=[.M315];OR([.P315]=[.B315];AND(ISNUMBER([.P315]);ISNUMBER([.B315]);OR(AND([.P315]=0;ABS([.B315])&lt;1E-307);&quot;&quot;&amp;[.B315]=&quot;&quot;&amp;[.P315]))));[.O3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EVEN([.C316])" office:value-type="float" office:value="2">
            <text:p>2</text:p>
          </table:table-cell>
          <table:table-cell table:style-name="ce7" office:value-type="float" office:value="1.001">
            <text:p>1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6]);[.A316];[.M316])" office:value-type="float" office:value="2">
            <text:p>2</text:p>
          </table:table-cell>
          <table:table-cell table:style-name="ce11" table:formula="oooc:=IF(ISBLANK([.O316]);IF(ISERROR([.B316]);&quot;Err:&quot;&amp;ERRORTYPE([.B316])=[.M316];OR([.P316]=[.B316];AND(ISNUMBER([.P316]);ISNUMBER([.B316]);OR(AND([.P316]=0;ABS([.B316])&lt;1E-307);&quot;&quot;&amp;[.B316]=&quot;&quot;&amp;[.P316]))));[.O3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EVEN([.C317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7]);[.A317];[.M317])" office:value-type="float" office:value="2">
            <text:p>2</text:p>
          </table:table-cell>
          <table:table-cell table:style-name="ce11" table:formula="oooc:=IF(ISBLANK([.O317]);IF(ISERROR([.B317]);&quot;Err:&quot;&amp;ERRORTYPE([.B317])=[.M317];OR([.P317]=[.B317];AND(ISNUMBER([.P317]);ISNUMBER([.B317]);OR(AND([.P317]=0;ABS([.B317])&lt;1E-307);&quot;&quot;&amp;[.B317]=&quot;&quot;&amp;[.P317]))));[.O3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EVEN([.C318])" office:value-type="float" office:value="4">
            <text:p>4</text:p>
          </table:table-cell>
          <table:table-cell table:style-name="ce7" office:value-type="float" office:value="2.001">
            <text:p>2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8]);[.A318];[.M318])" office:value-type="float" office:value="4">
            <text:p>4</text:p>
          </table:table-cell>
          <table:table-cell table:style-name="ce11" table:formula="oooc:=IF(ISBLANK([.O318]);IF(ISERROR([.B318]);&quot;Err:&quot;&amp;ERRORTYPE([.B318])=[.M318];OR([.P318]=[.B318];AND(ISNUMBER([.P318]);ISNUMBER([.B318]);OR(AND([.P318]=0;ABS([.B318])&lt;1E-307);&quot;&quot;&amp;[.B318]=&quot;&quot;&amp;[.P318]))));[.O3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EVEN([.C319])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19]);[.A319];[.M319])" office:value-type="float" office:value="4">
            <text:p>4</text:p>
          </table:table-cell>
          <table:table-cell table:style-name="ce11" table:formula="oooc:=IF(ISBLANK([.O319]);IF(ISERROR([.B319]);&quot;Err:&quot;&amp;ERRORTYPE([.B319])=[.M319];OR([.P319]=[.B319];AND(ISNUMBER([.P319]);ISNUMBER([.B319]);OR(AND([.P319]=0;ABS([.B319])&lt;1E-307);&quot;&quot;&amp;[.B319]=&quot;&quot;&amp;[.P319]))));[.O31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ooc:=ODD([.C321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ODD</text:p>
          </table:table-cell>
          <table:table-cell table:style-name="ce10"/>
          <table:table-cell/>
          <table:table-cell/>
          <table:table-cell table:style-name="ce11" table:formula="oooc:=IF(ISBLANK([.M321]);[.A321];[.M321])" office:value-type="float" office:value="-3">
            <text:p>-3</text:p>
          </table:table-cell>
          <table:table-cell table:style-name="ce11" table:formula="oooc:=IF(ISBLANK([.O321]);IF(ISERROR([.B321]);&quot;Err:&quot;&amp;ERRORTYPE([.B321])=[.M321];OR([.P321]=[.B321];AND(ISNUMBER([.P321]);ISNUMBER([.B321]);OR(AND([.P321]=0;ABS([.B321])&lt;1E-307);&quot;&quot;&amp;[.B321]=&quot;&quot;&amp;[.P321]))));[.O3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ooc:=ODD([.C322])" office:value-type="float" office:value="-3">
            <text:p>-3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2]);[.A322];[.M322])" office:value-type="float" office:value="-3">
            <text:p>-3</text:p>
          </table:table-cell>
          <table:table-cell table:style-name="ce11" table:formula="oooc:=IF(ISBLANK([.O322]);IF(ISERROR([.B322]);&quot;Err:&quot;&amp;ERRORTYPE([.B322])=[.M322];OR([.P322]=[.B322];AND(ISNUMBER([.P322]);ISNUMBER([.B322]);OR(AND([.P322]=0;ABS([.B322])&lt;1E-307);&quot;&quot;&amp;[.B322]=&quot;&quot;&amp;[.P322]))));[.O322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-3">
            <text:p>-3</text:p>
          </table:table-cell>
          <table:table-cell table:formula="oooc:=ODD([.C323])" office:value-type="float" office:value="-3">
            <text:p>-3</text:p>
          </table:table-cell>
          <table:table-cell table:style-name="ce7" office:value-type="float" office:value="-1.001">
            <text:p>-1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3]);[.A323];[.M323])" office:value-type="float" office:value="-3">
            <text:p>-3</text:p>
          </table:table-cell>
          <table:table-cell table:style-name="ce11" table:formula="oooc:=IF(ISBLANK([.O323]);IF(ISERROR([.B323]);&quot;Err:&quot;&amp;ERRORTYPE([.B323])=[.M323];OR([.P323]=[.B323];AND(ISNUMBER([.P323]);ISNUMBER([.B323]);OR(AND([.P323]=0;ABS([.B323])&lt;1E-307);&quot;&quot;&amp;[.B323]=&quot;&quot;&amp;[.P323]))));[.O3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ODD([.C324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4]);[.A324];[.M324])" office:value-type="float" office:value="-1">
            <text:p>-1</text:p>
          </table:table-cell>
          <table:table-cell table:style-name="ce11" table:formula="oooc:=IF(ISBLANK([.O324]);IF(ISERROR([.B324]);&quot;Err:&quot;&amp;ERRORTYPE([.B324])=[.M324];OR([.P324]=[.B324];AND(ISNUMBER([.P324]);ISNUMBER([.B324]);OR(AND([.P324]=0;ABS([.B324])&lt;1E-307);&quot;&quot;&amp;[.B324]=&quot;&quot;&amp;[.P324]))));[.O3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ODD([.C325])" office:value-type="float" office:value="-1">
            <text:p>-1</text:p>
          </table:table-cell>
          <table:table-cell table:style-name="ce7" office:value-type="float" office:value="-0.001">
            <text:p>-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5]);[.A325];[.M325])" office:value-type="float" office:value="-1">
            <text:p>-1</text:p>
          </table:table-cell>
          <table:table-cell table:style-name="ce11" table:formula="oooc:=IF(ISBLANK([.O325]);IF(ISERROR([.B325]);&quot;Err:&quot;&amp;ERRORTYPE([.B325])=[.M325];OR([.P325]=[.B325];AND(ISNUMBER([.P325]);ISNUMBER([.B325]);OR(AND([.P325]=0;ABS([.B325])&lt;1E-307);&quot;&quot;&amp;[.B325]=&quot;&quot;&amp;[.P325]))));[.O3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ODD([.C32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6]);[.A326];[.M326])" office:value-type="float" office:value="1">
            <text:p>1</text:p>
          </table:table-cell>
          <table:table-cell table:style-name="ce11" table:formula="oooc:=IF(ISBLANK([.O326]);IF(ISERROR([.B326]);&quot;Err:&quot;&amp;ERRORTYPE([.B326])=[.M326];OR([.P326]=[.B326];AND(ISNUMBER([.P326]);ISNUMBER([.B326]);OR(AND([.P326]=0;ABS([.B326])&lt;1E-307);&quot;&quot;&amp;[.B326]=&quot;&quot;&amp;[.P326]))));[.O3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ODD([.C327])" office:value-type="float" office:value="1">
            <text:p>1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7]);[.A327];[.M327])" office:value-type="float" office:value="1">
            <text:p>1</text:p>
          </table:table-cell>
          <table:table-cell table:style-name="ce11" table:formula="oooc:=IF(ISBLANK([.O327]);IF(ISERROR([.B327]);&quot;Err:&quot;&amp;ERRORTYPE([.B327])=[.M327];OR([.P327]=[.B327];AND(ISNUMBER([.P327]);ISNUMBER([.B327]);OR(AND([.P327]=0;ABS([.B327])&lt;1E-307);&quot;&quot;&amp;[.B327]=&quot;&quot;&amp;[.P327]))));[.O3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ODD([.C32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8]);[.A328];[.M328])" office:value-type="float" office:value="1">
            <text:p>1</text:p>
          </table:table-cell>
          <table:table-cell table:style-name="ce11" table:formula="oooc:=IF(ISBLANK([.O328]);IF(ISERROR([.B328]);&quot;Err:&quot;&amp;ERRORTYPE([.B328])=[.M328];OR([.P328]=[.B328];AND(ISNUMBER([.P328]);ISNUMBER([.B328]);OR(AND([.P328]=0;ABS([.B328])&lt;1E-307);&quot;&quot;&amp;[.B328]=&quot;&quot;&amp;[.P328]))));[.O3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ODD([.C329])" office:value-type="float" office:value="3">
            <text:p>3</text:p>
          </table:table-cell>
          <table:table-cell table:style-name="ce7" office:value-type="float" office:value="1.001">
            <text:p>1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29]);[.A329];[.M329])" office:value-type="float" office:value="3">
            <text:p>3</text:p>
          </table:table-cell>
          <table:table-cell table:style-name="ce11" table:formula="oooc:=IF(ISBLANK([.O329]);IF(ISERROR([.B329]);&quot;Err:&quot;&amp;ERRORTYPE([.B329])=[.M329];OR([.P329]=[.B329];AND(ISNUMBER([.P329]);ISNUMBER([.B329]);OR(AND([.P329]=0;ABS([.B329])&lt;1E-307);&quot;&quot;&amp;[.B329]=&quot;&quot;&amp;[.P329]))));[.O3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ODD([.C330])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0]);[.A330];[.M330])" office:value-type="float" office:value="3">
            <text:p>3</text:p>
          </table:table-cell>
          <table:table-cell table:style-name="ce11" table:formula="oooc:=IF(ISBLANK([.O330]);IF(ISERROR([.B330]);&quot;Err:&quot;&amp;ERRORTYPE([.B330])=[.M330];OR([.P330]=[.B330];AND(ISNUMBER([.P330]);ISNUMBER([.B330]);OR(AND([.P330]=0;ABS([.B330])&lt;1E-307);&quot;&quot;&amp;[.B330]=&quot;&quot;&amp;[.P330]))));[.O3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ODD([.C331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1]);[.A331];[.M331])" office:value-type="float" office:value="3">
            <text:p>3</text:p>
          </table:table-cell>
          <table:table-cell table:style-name="ce11" table:formula="oooc:=IF(ISBLANK([.O331]);IF(ISERROR([.B331]);&quot;Err:&quot;&amp;ERRORTYPE([.B331])=[.M331];OR([.P331]=[.B331];AND(ISNUMBER([.P331]);ISNUMBER([.B331]);OR(AND([.P331]=0;ABS([.B331])&lt;1E-307);&quot;&quot;&amp;[.B331]=&quot;&quot;&amp;[.P331]))));[.O33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ooc:=INT([.C333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INT</text:p>
          </table:table-cell>
          <table:table-cell table:style-name="ce10"/>
          <table:table-cell/>
          <table:table-cell/>
          <table:table-cell table:style-name="ce11" table:formula="oooc:=IF(ISBLANK([.M333]);[.A333];[.M333])" office:value-type="float" office:value="-3">
            <text:p>-3</text:p>
          </table:table-cell>
          <table:table-cell table:style-name="ce11" table:formula="oooc:=IF(ISBLANK([.O333]);IF(ISERROR([.B333]);&quot;Err:&quot;&amp;ERRORTYPE([.B333])=[.M333];OR([.P333]=[.B333];AND(ISNUMBER([.P333]);ISNUMBER([.B333]);OR(AND([.P333]=0;ABS([.B333])&lt;1E-307);&quot;&quot;&amp;[.B333]=&quot;&quot;&amp;[.P333]))));[.O3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ooc:=INT([.C334])" office:value-type="float" office:value="-3">
            <text:p>-3</text:p>
          </table:table-cell>
          <table:table-cell table:style-name="ce7" office:value-type="float" office:value="-2.5">
            <text:p>-2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4]);[.A334];[.M334])" office:value-type="float" office:value="-3">
            <text:p>-3</text:p>
          </table:table-cell>
          <table:table-cell table:style-name="ce11" table:formula="oooc:=IF(ISBLANK([.O334]);IF(ISERROR([.B334]);&quot;Err:&quot;&amp;ERRORTYPE([.B334])=[.M334];OR([.P334]=[.B334];AND(ISNUMBER([.P334]);ISNUMBER([.B334]);OR(AND([.P334]=0;ABS([.B334])&lt;1E-307);&quot;&quot;&amp;[.B334]=&quot;&quot;&amp;[.P334]))));[.O3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INT([.C335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5]);[.A335];[.M335])" office:value-type="float" office:value="-2">
            <text:p>-2</text:p>
          </table:table-cell>
          <table:table-cell table:style-name="ce11" table:formula="oooc:=IF(ISBLANK([.O335]);IF(ISERROR([.B335]);&quot;Err:&quot;&amp;ERRORTYPE([.B335])=[.M335];OR([.P335]=[.B335];AND(ISNUMBER([.P335]);ISNUMBER([.B335]);OR(AND([.P335]=0;ABS([.B335])&lt;1E-307);&quot;&quot;&amp;[.B335]=&quot;&quot;&amp;[.P335]))));[.O3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INT([.C336])" office:value-type="float" office:value="-2">
            <text:p>-2</text:p>
          </table:table-cell>
          <table:table-cell table:style-name="ce7" office:value-type="float" office:value="-1.5">
            <text:p>-1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6]);[.A336];[.M336])" office:value-type="float" office:value="-2">
            <text:p>-2</text:p>
          </table:table-cell>
          <table:table-cell table:style-name="ce11" table:formula="oooc:=IF(ISBLANK([.O336]);IF(ISERROR([.B336]);&quot;Err:&quot;&amp;ERRORTYPE([.B336])=[.M336];OR([.P336]=[.B336];AND(ISNUMBER([.P336]);ISNUMBER([.B336]);OR(AND([.P336]=0;ABS([.B336])&lt;1E-307);&quot;&quot;&amp;[.B336]=&quot;&quot;&amp;[.P336]))));[.O3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INT([.C33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7]);[.A337];[.M337])" office:value-type="float" office:value="-1">
            <text:p>-1</text:p>
          </table:table-cell>
          <table:table-cell table:style-name="ce11" table:formula="oooc:=IF(ISBLANK([.O337]);IF(ISERROR([.B337]);&quot;Err:&quot;&amp;ERRORTYPE([.B337])=[.M337];OR([.P337]=[.B337];AND(ISNUMBER([.P337]);ISNUMBER([.B337]);OR(AND([.P337]=0;ABS([.B337])&lt;1E-307);&quot;&quot;&amp;[.B337]=&quot;&quot;&amp;[.P337]))));[.O3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INT([.C33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8]);[.A338];[.M338])" office:value-type="float" office:value="0">
            <text:p>0</text:p>
          </table:table-cell>
          <table:table-cell table:style-name="ce11" table:formula="oooc:=IF(ISBLANK([.O338]);IF(ISERROR([.B338]);&quot;Err:&quot;&amp;ERRORTYPE([.B338])=[.M338];OR([.P338]=[.B338];AND(ISNUMBER([.P338]);ISNUMBER([.B338]);OR(AND([.P338]=0;ABS([.B338])&lt;1E-307);&quot;&quot;&amp;[.B338]=&quot;&quot;&amp;[.P338]))));[.O3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INT([.C339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39]);[.A339];[.M339])" office:value-type="float" office:value="1">
            <text:p>1</text:p>
          </table:table-cell>
          <table:table-cell table:style-name="ce11" table:formula="oooc:=IF(ISBLANK([.O339]);IF(ISERROR([.B339]);&quot;Err:&quot;&amp;ERRORTYPE([.B339])=[.M339];OR([.P339]=[.B339];AND(ISNUMBER([.P339]);ISNUMBER([.B339]);OR(AND([.P339]=0;ABS([.B339])&lt;1E-307);&quot;&quot;&amp;[.B339]=&quot;&quot;&amp;[.P339]))));[.O3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INT([.C340])" office:value-type="float" office:value="1">
            <text:p>1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0]);[.A340];[.M340])" office:value-type="float" office:value="1">
            <text:p>1</text:p>
          </table:table-cell>
          <table:table-cell table:style-name="ce11" table:formula="oooc:=IF(ISBLANK([.O340]);IF(ISERROR([.B340]);&quot;Err:&quot;&amp;ERRORTYPE([.B340])=[.M340];OR([.P340]=[.B340];AND(ISNUMBER([.P340]);ISNUMBER([.B340]);OR(AND([.P340]=0;ABS([.B340])&lt;1E-307);&quot;&quot;&amp;[.B340]=&quot;&quot;&amp;[.P340]))));[.O3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INT([.C34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1]);[.A341];[.M341])" office:value-type="float" office:value="2">
            <text:p>2</text:p>
          </table:table-cell>
          <table:table-cell table:style-name="ce11" table:formula="oooc:=IF(ISBLANK([.O341]);IF(ISERROR([.B341]);&quot;Err:&quot;&amp;ERRORTYPE([.B341])=[.M341];OR([.P341]=[.B341];AND(ISNUMBER([.P341]);ISNUMBER([.B341]);OR(AND([.P341]=0;ABS([.B341])&lt;1E-307);&quot;&quot;&amp;[.B341]=&quot;&quot;&amp;[.P341]))));[.O341])" office:value-type="boolean" office:boolean-value="true">
            <text:p>ИСТИНА</text:p>
          </table:table-cell>
          <table:table-cell table:number-columns-repeated="239"/>
        </table:table-row>
        <table:table-row table:style-name="ro4">
          <table:table-cell table:style-name="ce2" office:value-type="float" office:value="2">
            <text:p>2</text:p>
          </table:table-cell>
          <table:table-cell table:formula="oooc:=INT([.C342])" office:value-type="float" office:value="2">
            <text:p>2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2]);[.A342];[.M342])" office:value-type="float" office:value="2">
            <text:p>2</text:p>
          </table:table-cell>
          <table:table-cell table:style-name="ce11" table:formula="oooc:=IF(ISBLANK([.O342]);IF(ISERROR([.B342]);&quot;Err:&quot;&amp;ERRORTYPE([.B342])=[.M342];OR([.P342]=[.B342];AND(ISNUMBER([.P342]);ISNUMBER([.B342]);OR(AND([.P342]=0;ABS([.B342])&lt;1E-307);&quot;&quot;&amp;[.B342]=&quot;&quot;&amp;[.P342]))));[.O3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INT([.C343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3]);[.A343];[.M343])" office:value-type="float" office:value="3">
            <text:p>3</text:p>
          </table:table-cell>
          <table:table-cell table:style-name="ce11" table:formula="oooc:=IF(ISBLANK([.O343]);IF(ISERROR([.B343]);&quot;Err:&quot;&amp;ERRORTYPE([.B343])=[.M343];OR([.P343]=[.B343];AND(ISNUMBER([.P343]);ISNUMBER([.B343]);OR(AND([.P343]=0;ABS([.B343])&lt;1E-307);&quot;&quot;&amp;[.B343]=&quot;&quot;&amp;[.P343]))));[.O34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.049787068367864">
            <text:p>0,04979</text:p>
          </table:table-cell>
          <table:table-cell table:formula="oooc:=EXP([.C345])" office:value-type="float" office:value="0.049787068367864">
            <text:p>0,04979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XP</text:p>
          </table:table-cell>
          <table:table-cell table:style-name="ce10"/>
          <table:table-cell/>
          <table:table-cell/>
          <table:table-cell table:style-name="ce11" table:formula="oooc:=IF(ISBLANK([.M345]);[.A345];[.M345])" office:value-type="float" office:value="0.049787068367864">
            <text:p>0,04979</text:p>
          </table:table-cell>
          <table:table-cell table:style-name="ce11" table:formula="oooc:=IF(ISBLANK([.O345]);IF(ISERROR([.B345]);&quot;Err:&quot;&amp;ERRORTYPE([.B345])=[.M345];OR([.P345]=[.B345];AND(ISNUMBER([.P345]);ISNUMBER([.B345]);OR(AND([.P345]=0;ABS([.B345])&lt;1E-307);&quot;&quot;&amp;[.B345]=&quot;&quot;&amp;[.P345]))));[.O3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820849986238988">
            <text:p>0,08208</text:p>
          </table:table-cell>
          <table:table-cell table:formula="oooc:=EXP([.C346])" office:value-type="float" office:value="0.0820849986238988">
            <text:p>0,08208</text:p>
          </table:table-cell>
          <table:table-cell table:style-name="ce7" office:value-type="float" office:value="-2.5">
            <text:p>-2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6]);[.A346];[.M346])" office:value-type="float" office:value="0.0820849986238988">
            <text:p>0,08208</text:p>
          </table:table-cell>
          <table:table-cell table:style-name="ce11" table:formula="oooc:=IF(ISBLANK([.O346]);IF(ISERROR([.B346]);&quot;Err:&quot;&amp;ERRORTYPE([.B346])=[.M346];OR([.P346]=[.B346];AND(ISNUMBER([.P346]);ISNUMBER([.B346]);OR(AND([.P346]=0;ABS([.B346])&lt;1E-307);&quot;&quot;&amp;[.B346]=&quot;&quot;&amp;[.P346]))));[.O3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,13534</text:p>
          </table:table-cell>
          <table:table-cell table:formula="oooc:=EXP([.C347])" office:value-type="float" office:value="0.135335283236613">
            <text:p>0,135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7]);[.A347];[.M347])" office:value-type="float" office:value="0.135335283236613">
            <text:p>0,13534</text:p>
          </table:table-cell>
          <table:table-cell table:style-name="ce11" table:formula="oooc:=IF(ISBLANK([.O347]);IF(ISERROR([.B347]);&quot;Err:&quot;&amp;ERRORTYPE([.B347])=[.M347];OR([.P347]=[.B347];AND(ISNUMBER([.P347]);ISNUMBER([.B347]);OR(AND([.P347]=0;ABS([.B347])&lt;1E-307);&quot;&quot;&amp;[.B347]=&quot;&quot;&amp;[.P347]))));[.O3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2313016014843">
            <text:p>0,22313</text:p>
          </table:table-cell>
          <table:table-cell table:formula="oooc:=EXP([.C348])" office:value-type="float" office:value="0.22313016014843">
            <text:p>0,22313</text:p>
          </table:table-cell>
          <table:table-cell table:style-name="ce7" office:value-type="float" office:value="-1.5">
            <text:p>-1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8]);[.A348];[.M348])" office:value-type="float" office:value="0.22313016014843">
            <text:p>0,22313</text:p>
          </table:table-cell>
          <table:table-cell table:style-name="ce11" table:formula="oooc:=IF(ISBLANK([.O348]);IF(ISERROR([.B348]);&quot;Err:&quot;&amp;ERRORTYPE([.B348])=[.M348];OR([.P348]=[.B348];AND(ISNUMBER([.P348]);ISNUMBER([.B348]);OR(AND([.P348]=0;ABS([.B348])&lt;1E-307);&quot;&quot;&amp;[.B348]=&quot;&quot;&amp;[.P348]))));[.O3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,36788</text:p>
          </table:table-cell>
          <table:table-cell table:formula="oooc:=EXP([.C349])" office:value-type="float" office:value="0.367879441171442">
            <text:p>0,36788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49]);[.A349];[.M349])" office:value-type="float" office:value="0.367879441171442">
            <text:p>0,36788</text:p>
          </table:table-cell>
          <table:table-cell table:style-name="ce11" table:formula="oooc:=IF(ISBLANK([.O349]);IF(ISERROR([.B349]);&quot;Err:&quot;&amp;ERRORTYPE([.B349])=[.M349];OR([.P349]=[.B349];AND(ISNUMBER([.P349]);ISNUMBER([.B349]);OR(AND([.P349]=0;ABS([.B349])&lt;1E-307);&quot;&quot;&amp;[.B349]=&quot;&quot;&amp;[.P349]))));[.O3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EXP([.C35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0]);[.A350];[.M350])" office:value-type="float" office:value="1">
            <text:p>1</text:p>
          </table:table-cell>
          <table:table-cell table:style-name="ce11" table:formula="oooc:=IF(ISBLANK([.O350]);IF(ISERROR([.B350]);&quot;Err:&quot;&amp;ERRORTYPE([.B350])=[.M350];OR([.P350]=[.B350];AND(ISNUMBER([.P350]);ISNUMBER([.B350]);OR(AND([.P350]=0;ABS([.B350])&lt;1E-307);&quot;&quot;&amp;[.B350]=&quot;&quot;&amp;[.P350]))));[.O3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71828182845905">
            <text:p>2,71828</text:p>
          </table:table-cell>
          <table:table-cell table:formula="oooc:=EXP([.C351])" office:value-type="float" office:value="2.71828182845904">
            <text:p>2,7182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1]);[.A351];[.M351])" office:value-type="float" office:value="2.71828182845905">
            <text:p>2,71828</text:p>
          </table:table-cell>
          <table:table-cell table:style-name="ce11" table:formula="oooc:=IF(ISBLANK([.O351]);IF(ISERROR([.B351]);&quot;Err:&quot;&amp;ERRORTYPE([.B351])=[.M351];OR([.P351]=[.B351];AND(ISNUMBER([.P351]);ISNUMBER([.B351]);OR(AND([.P351]=0;ABS([.B351])&lt;1E-307);&quot;&quot;&amp;[.B351]=&quot;&quot;&amp;[.P351]))));[.O3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48168907033806">
            <text:p>4,48169</text:p>
          </table:table-cell>
          <table:table-cell table:formula="oooc:=EXP([.C352])" office:value-type="float" office:value="4.48168907033806">
            <text:p>4,48169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2]);[.A352];[.M352])" office:value-type="float" office:value="4.48168907033806">
            <text:p>4,48169</text:p>
          </table:table-cell>
          <table:table-cell table:style-name="ce11" table:formula="oooc:=IF(ISBLANK([.O352]);IF(ISERROR([.B352]);&quot;Err:&quot;&amp;ERRORTYPE([.B352])=[.M352];OR([.P352]=[.B352];AND(ISNUMBER([.P352]);ISNUMBER([.B352]);OR(AND([.P352]=0;ABS([.B352])&lt;1E-307);&quot;&quot;&amp;[.B352]=&quot;&quot;&amp;[.P352]))));[.O3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.38905609893065">
            <text:p>7,38906</text:p>
          </table:table-cell>
          <table:table-cell table:formula="oooc:=EXP([.C353])" office:value-type="float" office:value="7.38905609893065">
            <text:p>7,3890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3]);[.A353];[.M353])" office:value-type="float" office:value="7.38905609893065">
            <text:p>7,38906</text:p>
          </table:table-cell>
          <table:table-cell table:style-name="ce11" table:formula="oooc:=IF(ISBLANK([.O353]);IF(ISERROR([.B353]);&quot;Err:&quot;&amp;ERRORTYPE([.B353])=[.M353];OR([.P353]=[.B353];AND(ISNUMBER([.P353]);ISNUMBER([.B353]);OR(AND([.P353]=0;ABS([.B353])&lt;1E-307);&quot;&quot;&amp;[.B353]=&quot;&quot;&amp;[.P353]))));[.O353])" office:value-type="boolean" office:boolean-value="true">
            <text:p>ИСТИНА</text:p>
          </table:table-cell>
          <table:table-cell table:number-columns-repeated="239"/>
        </table:table-row>
        <table:table-row table:style-name="ro5">
          <table:table-cell table:style-name="ce2" office:value-type="float" office:value="12.1824939607035">
            <text:p>12,18249</text:p>
          </table:table-cell>
          <table:table-cell table:formula="oooc:=EXP([.C354])" office:value-type="float" office:value="12.1824939607035">
            <text:p>12,18249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4]);[.A354];[.M354])" office:value-type="float" office:value="12.1824939607035">
            <text:p>12,18249</text:p>
          </table:table-cell>
          <table:table-cell table:style-name="ce11" table:formula="oooc:=IF(ISBLANK([.O354]);IF(ISERROR([.B354]);&quot;Err:&quot;&amp;ERRORTYPE([.B354])=[.M354];OR([.P354]=[.B354];AND(ISNUMBER([.P354]);ISNUMBER([.B354]);OR(AND([.P354]=0;ABS([.B354])&lt;1E-307);&quot;&quot;&amp;[.B354]=&quot;&quot;&amp;[.P354]))));[.O3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0.0855369231877">
            <text:p>20,08554</text:p>
          </table:table-cell>
          <table:table-cell table:formula="oooc:=EXP([.C355])" office:value-type="float" office:value="20.0855369231877">
            <text:p>20,0855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5]);[.A355];[.M355])" office:value-type="float" office:value="20.0855369231877">
            <text:p>20,08554</text:p>
          </table:table-cell>
          <table:table-cell table:style-name="ce11" table:formula="oooc:=IF(ISBLANK([.O355]);IF(ISERROR([.B355]);&quot;Err:&quot;&amp;ERRORTYPE([.B355])=[.M355];OR([.P355]=[.B355];AND(ISNUMBER([.P355]);ISNUMBER([.B355]);OR(AND([.P355]=0;ABS([.B355])&lt;1E-307);&quot;&quot;&amp;[.B355]=&quot;&quot;&amp;[.P355]))));[.O35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65536">
            <text:p>65536</text:p>
          </table:table-cell>
          <table:table-cell table:formula="oooc:=POWER([.C357];[.D357])" office:value-type="float" office:value="65536">
            <text:p>6553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OWER</text:p>
          </table:table-cell>
          <table:table-cell table:style-name="ce10"/>
          <table:table-cell/>
          <table:table-cell/>
          <table:table-cell table:style-name="ce11" table:formula="oooc:=IF(ISBLANK([.M357]);[.A357];[.M357])" office:value-type="float" office:value="65536">
            <text:p>65536</text:p>
          </table:table-cell>
          <table:table-cell table:style-name="ce11" table:formula="oooc:=IF(ISBLANK([.O357]);IF(ISERROR([.B357]);&quot;Err:&quot;&amp;ERRORTYPE([.B357])=[.M357];OR([.P357]=[.B357];AND(ISNUMBER([.P357]);ISNUMBER([.B357]);OR(AND([.P357]=0;ABS([.B357])&lt;1E-307);&quot;&quot;&amp;[.B357]=&quot;&quot;&amp;[.P357]))));[.O3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84528125">
            <text:p>-184528125</text:p>
          </table:table-cell>
          <table:table-cell table:formula="oooc:=POWER([.C358];[.D358])" office:value-type="float" office:value="-184528125">
            <text:p>-184528125</text:p>
          </table:table-cell>
          <table:table-cell table:style-name="ce7" office:value-type="float" office:value="-45">
            <text:p>-45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8]);[.A358];[.M358])" office:value-type="float" office:value="-184528125">
            <text:p>-184528125</text:p>
          </table:table-cell>
          <table:table-cell table:style-name="ce11" table:formula="oooc:=IF(ISBLANK([.O358]);IF(ISERROR([.B358]);&quot;Err:&quot;&amp;ERRORTYPE([.B358])=[.M358];OR([.P358]=[.B358];AND(ISNUMBER([.P358]);ISNUMBER([.B358]);OR(AND([.P358]=0;ABS([.B358])&lt;1E-307);&quot;&quot;&amp;[.B358]=&quot;&quot;&amp;[.P358]))));[.O3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0959.1556378139">
            <text:p>20959,15564</text:p>
          </table:table-cell>
          <table:table-cell table:formula="oooc:=POWER([.C359];[.D359])" office:value-type="float" office:value="20959.1556378138">
            <text:p>20959,15564</text:p>
          </table:table-cell>
          <table:table-cell table:style-name="ce7" office:value-type="float" office:value="1.01">
            <text:p>1,01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59]);[.A359];[.M359])" office:value-type="float" office:value="20959.1556378139">
            <text:p>20959,15564</text:p>
          </table:table-cell>
          <table:table-cell table:style-name="ce11" table:formula="oooc:=IF(ISBLANK([.O359]);IF(ISERROR([.B359]);&quot;Err:&quot;&amp;ERRORTYPE([.B359])=[.M359];OR([.P359]=[.B359];AND(ISNUMBER([.P359]);ISNUMBER([.B359]);OR(AND([.P359]=0;ABS([.B359])&lt;1E-307);&quot;&quot;&amp;[.B359]=&quot;&quot;&amp;[.P359]))));[.O3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6">
            <text:p>16</text:p>
          </table:table-cell>
          <table:table-cell table:formula="oooc:=POWER([.C360];[.D360])" office:value-type="float" office:value="16">
            <text:p>1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60]);[.A360];[.M360])" office:value-type="float" office:value="16">
            <text:p>16</text:p>
          </table:table-cell>
          <table:table-cell table:style-name="ce11" table:formula="oooc:=IF(ISBLANK([.O360]);IF(ISERROR([.B360]);&quot;Err:&quot;&amp;ERRORTYPE([.B360])=[.M360];OR([.P360]=[.B360];AND(ISNUMBER([.P360]);ISNUMBER([.B360]);OR(AND([.P360]=0;ABS([.B360])&lt;1E-307);&quot;&quot;&amp;[.B360]=&quot;&quot;&amp;[.P360]))));[.O3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0.3154038546584">
            <text:p>40,3154</text:p>
          </table:table-cell>
          <table:table-cell table:formula="oooc:=POWER([.C361];[.D361])" office:value-type="float" office:value="40.3154038546584">
            <text:p>40,315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.234">
            <text:p>1,2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61]);[.A361];[.M361])" office:value-type="float" office:value="40.3154038546584">
            <text:p>40,3154</text:p>
          </table:table-cell>
          <table:table-cell table:style-name="ce11" table:formula="oooc:=IF(ISBLANK([.O361]);IF(ISERROR([.B361]);&quot;Err:&quot;&amp;ERRORTYPE([.B361])=[.M361];OR([.P361]=[.B361];AND(ISNUMBER([.P361]);ISNUMBER([.B361]);OR(AND([.P361]=0;ABS([.B361])&lt;1E-307);&quot;&quot;&amp;[.B361]=&quot;&quot;&amp;[.P361]))));[.O3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1145.1690984912">
            <text:p>21145,1691</text:p>
          </table:table-cell>
          <table:table-cell table:formula="oooc:=POWER([.C362];[.D362])" office:value-type="float" office:value="21145.1690984912">
            <text:p>21145,1691</text:p>
          </table:table-cell>
          <table:table-cell table:style-name="ce7" office:value-type="float" office:value="1.01">
            <text:p>1,01</text:p>
          </table:table-cell>
          <table:table-cell table:style-name="ce7" office:value-type="float" office:value="1000.888">
            <text:p>1000,88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62]);[.A362];[.M362])" office:value-type="float" office:value="21145.1690984912">
            <text:p>21145,1691</text:p>
          </table:table-cell>
          <table:table-cell table:style-name="ce11" table:formula="oooc:=IF(ISBLANK([.O362]);IF(ISERROR([.B362]);&quot;Err:&quot;&amp;ERRORTYPE([.B362])=[.M362];OR([.P362]=[.B362];AND(ISNUMBER([.P362]);ISNUMBER([.B362]);OR(AND([.P362]=0;ABS([.B362])&lt;1E-307);&quot;&quot;&amp;[.B362]=&quot;&quot;&amp;[.P362]))));[.O3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909090909090909">
            <text:p>0,09091</text:p>
          </table:table-cell>
          <table:table-cell table:formula="oooc:=POWER([.C363];[.D363])" office:value-type="float" office:value="0.0909090909090909">
            <text:p>0,0909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63]);[.A363];[.M363])" office:value-type="float" office:value="0.0909090909090909">
            <text:p>0,09091</text:p>
          </table:table-cell>
          <table:table-cell table:style-name="ce11" table:formula="oooc:=IF(ISBLANK([.O363]);IF(ISERROR([.B363]);&quot;Err:&quot;&amp;ERRORTYPE([.B363])=[.M363];OR([.P363]=[.B363];AND(ISNUMBER([.P363]);ISNUMBER([.B363]);OR(AND([.P363]=0;ABS([.B363])&lt;1E-307);&quot;&quot;&amp;[.B363]=&quot;&quot;&amp;[.P363]))));[.O3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444444444444444">
            <text:p>0,44444</text:p>
          </table:table-cell>
          <table:table-cell table:formula="oooc:=POWER([.C364];[.D364])" office:value-type="float" office:value="0.444444444444444">
            <text:p>0,44444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64]);[.A364];[.M364])" office:value-type="float" office:value="0.444444444444444">
            <text:p>0,44444</text:p>
          </table:table-cell>
          <table:table-cell table:style-name="ce11" table:formula="oooc:=IF(ISBLANK([.O364]);IF(ISERROR([.B364]);&quot;Err:&quot;&amp;ERRORTYPE([.B364])=[.M364];OR([.P364]=[.B364];AND(ISNUMBER([.P364]);ISNUMBER([.B364]);OR(AND([.P364]=0;ABS([.B364])&lt;1E-307);&quot;&quot;&amp;[.B364]=&quot;&quot;&amp;[.P364]))));[.O3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508336662282005">
            <text:p>0,00508</text:p>
          </table:table-cell>
          <table:table-cell table:formula="oooc:=POWER([.C365];[.D365])" office:value-type="float" office:value="0.00508336662282005">
            <text:p>0,005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7.62">
            <text:p>-7,6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65]);[.A365];[.M365])" office:value-type="float" office:value="0.00508336662282005">
            <text:p>0,00508</text:p>
          </table:table-cell>
          <table:table-cell table:style-name="ce11" table:formula="oooc:=IF(ISBLANK([.O365]);IF(ISERROR([.B365]);&quot;Err:&quot;&amp;ERRORTYPE([.B365])=[.M365];OR([.P365]=[.B365];AND(ISNUMBER([.P365]);ISNUMBER([.B365]);OR(AND([.P365]=0;ABS([.B365])&lt;1E-307);&quot;&quot;&amp;[.B365]=&quot;&quot;&amp;[.P365]))));[.O3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OWER([.C366];[.D366])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66]);[.A366];[.M366])" office:value-type="float" office:value="1">
            <text:p>1</text:p>
          </table:table-cell>
          <table:table-cell table:style-name="ce11" table:formula="oooc:=IF(ISBLANK([.O366]);IF(ISERROR([.B366]);&quot;Err:&quot;&amp;ERRORTYPE([.B366])=[.M366];OR([.P366]=[.B366];AND(ISNUMBER([.P366]);ISNUMBER([.B366]);OR(AND([.P366]=0;ABS([.B366])&lt;1E-307);&quot;&quot;&amp;[.B366]=&quot;&quot;&amp;[.P366]))));[.O3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POWER([.C367];[.D367])" office:value-type="float" office:value="0">
            <text:p>#VALUE!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ce11" table:formula="oooc:=IF(ISBLANK([.M367]);[.A367];[.M367])" office:value-type="string" office:string-value="Err:519">
            <text:p>Err:519</text:p>
          </table:table-cell>
          <table:table-cell table:style-name="ce11" table:formula="oooc:=IF(ISBLANK([.O367]);IF(ISERROR([.B367]);&quot;Err:&quot;&amp;ERRORTYPE([.B367])=[.M367];OR([.P367]=[.B367];AND(ISNUMBER([.P367]);ISNUMBER([.B367]);OR(AND([.P367]=0;ABS([.B367])&lt;1E-307);&quot;&quot;&amp;[.B367]=&quot;&quot;&amp;[.P367]))));[.O36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6.90775527898214">
            <text:p>-6,90776</text:p>
          </table:table-cell>
          <table:table-cell table:formula="oooc:=LN([.C369])" office:value-type="float" office:value="-6.90775527898214">
            <text:p>-6,90776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N</text:p>
          </table:table-cell>
          <table:table-cell table:style-name="ce10"/>
          <table:table-cell/>
          <table:table-cell/>
          <table:table-cell table:style-name="ce11" table:formula="oooc:=IF(ISBLANK([.M369]);[.A369];[.M369])" office:value-type="float" office:value="-6.90775527898214">
            <text:p>-6,90776</text:p>
          </table:table-cell>
          <table:table-cell table:style-name="ce11" table:formula="oooc:=IF(ISBLANK([.O369]);IF(ISERROR([.B369]);&quot;Err:&quot;&amp;ERRORTYPE([.B369])=[.M369];OR([.P369]=[.B369];AND(ISNUMBER([.P369]);ISNUMBER([.B369]);OR(AND([.P369]=0;ABS([.B369])&lt;1E-307);&quot;&quot;&amp;[.B369]=&quot;&quot;&amp;[.P369]))));[.O3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.30258509299405">
            <text:p>-2,30259</text:p>
          </table:table-cell>
          <table:table-cell table:formula="oooc:=LN([.C370])" office:value-type="float" office:value="-2.30258509299405">
            <text:p>-2,30259</text:p>
          </table:table-cell>
          <table:table-cell table:style-name="ce7" office:value-type="float" office:value="0.1">
            <text:p>0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70]);[.A370];[.M370])" office:value-type="float" office:value="-2.30258509299405">
            <text:p>-2,30259</text:p>
          </table:table-cell>
          <table:table-cell table:style-name="ce11" table:formula="oooc:=IF(ISBLANK([.O370]);IF(ISERROR([.B370]);&quot;Err:&quot;&amp;ERRORTYPE([.B370])=[.M370];OR([.P370]=[.B370];AND(ISNUMBER([.P370]);ISNUMBER([.B370]);OR(AND([.P370]=0;ABS([.B370])&lt;1E-307);&quot;&quot;&amp;[.B370]=&quot;&quot;&amp;[.P370]))));[.O3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LN([.C371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71]);[.A371];[.M371])" office:value-type="float" office:value="0">
            <text:p>0</text:p>
          </table:table-cell>
          <table:table-cell table:style-name="ce11" table:formula="oooc:=IF(ISBLANK([.O371]);IF(ISERROR([.B371]);&quot;Err:&quot;&amp;ERRORTYPE([.B371])=[.M371];OR([.P371]=[.B371];AND(ISNUMBER([.P371]);ISNUMBER([.B371]);OR(AND([.P371]=0;ABS([.B371])&lt;1E-307);&quot;&quot;&amp;[.B371]=&quot;&quot;&amp;[.P371]))));[.O3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995033085316809">
            <text:p>0,00995</text:p>
          </table:table-cell>
          <table:table-cell table:formula="oooc:=LN([.C372])" office:value-type="float" office:value="0.00995033085316809">
            <text:p>0,00995</text:p>
          </table:table-cell>
          <table:table-cell table:style-name="ce7" office:value-type="float" office:value="1.01">
            <text:p>1,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72]);[.A372];[.M372])" office:value-type="float" office:value="0.00995033085316809">
            <text:p>0,00995</text:p>
          </table:table-cell>
          <table:table-cell table:style-name="ce11" table:formula="oooc:=IF(ISBLANK([.O372]);IF(ISERROR([.B372]);&quot;Err:&quot;&amp;ERRORTYPE([.B372])=[.M372];OR([.P372]=[.B372];AND(ISNUMBER([.P372]);ISNUMBER([.B372]);OR(AND([.P372]=0;ABS([.B372])&lt;1E-307);&quot;&quot;&amp;[.B372]=&quot;&quot;&amp;[.P372]))));[.O3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9896315728952">
            <text:p>0,9999</text:p>
          </table:table-cell>
          <table:table-cell table:formula="oooc:=LN([.C373])" office:value-type="float" office:value="0.999896315728952">
            <text:p>0,9999</text:p>
          </table:table-cell>
          <table:table-cell table:style-name="ce7" office:value-type="float" office:value="2.718">
            <text:p>2,71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73]);[.A373];[.M373])" office:value-type="float" office:value="0.999896315728952">
            <text:p>0,9999</text:p>
          </table:table-cell>
          <table:table-cell table:style-name="ce11" table:formula="oooc:=IF(ISBLANK([.O373]);IF(ISERROR([.B373]);&quot;Err:&quot;&amp;ERRORTYPE([.B373])=[.M373];OR([.P373]=[.B373];AND(ISNUMBER([.P373]);ISNUMBER([.B373]);OR(AND([.P373]=0;ABS([.B373])&lt;1E-307);&quot;&quot;&amp;[.B373]=&quot;&quot;&amp;[.P373]))));[.O3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00026416565033">
            <text:p>1,00026</text:p>
          </table:table-cell>
          <table:table-cell table:formula="oooc:=LN([.C374])" office:value-type="float" office:value="1.00026416565033">
            <text:p>1,00026</text:p>
          </table:table-cell>
          <table:table-cell table:style-name="ce7" office:value-type="float" office:value="2.719">
            <text:p>2,71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74]);[.A374];[.M374])" office:value-type="float" office:value="1.00026416565033">
            <text:p>1,00026</text:p>
          </table:table-cell>
          <table:table-cell table:style-name="ce11" table:formula="oooc:=IF(ISBLANK([.O374]);IF(ISERROR([.B374]);&quot;Err:&quot;&amp;ERRORTYPE([.B374])=[.M374];OR([.P374]=[.B374];AND(ISNUMBER([.P374]);ISNUMBER([.B374]);OR(AND([.P374]=0;ABS([.B374])&lt;1E-307);&quot;&quot;&amp;[.B374]=&quot;&quot;&amp;[.P374]))));[.O374])" office:value-type="boolean" office:boolean-value="true">
            <text:p>ИСТИНА</text:p>
          </table:table-cell>
          <table:table-cell table:number-columns-repeated="239"/>
        </table:table-row>
        <table:table-row table:style-name="ro5">
          <table:table-cell table:style-name="ce2" office:value-type="float" office:value="20.7232658369464">
            <text:p>20,72327</text:p>
          </table:table-cell>
          <table:table-cell table:formula="oooc:=LN([.C375])" office:value-type="float" office:value="20.7232658369464">
            <text:p>20,72327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75]);[.A375];[.M375])" office:value-type="float" office:value="20.7232658369464">
            <text:p>20,72327</text:p>
          </table:table-cell>
          <table:table-cell table:style-name="ce11" table:formula="oooc:=IF(ISBLANK([.O375]);IF(ISERROR([.B375]);&quot;Err:&quot;&amp;ERRORTYPE([.B375])=[.M375];OR([.P375]=[.B375];AND(ISNUMBER([.P375]);ISNUMBER([.B375]);OR(AND([.P375]=0;ABS([.B375])&lt;1E-307);&quot;&quot;&amp;[.B375]=&quot;&quot;&amp;[.P375]))));[.O3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ooc:=LN([.C37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76]);[.A376];[.M376])" office:value-type="string" office:string-value="Err:502">
            <text:p>Err:502</text:p>
          </table:table-cell>
          <table:table-cell table:style-name="ce11" table:formula="oooc:=IF(ISBLANK([.O376]);IF(ISERROR([.B376]);&quot;Err:&quot;&amp;ERRORTYPE([.B376])=[.M376];OR([.P376]=[.B376];AND(ISNUMBER([.P376]);ISNUMBER([.B376]);OR(AND([.P376]=0;ABS([.B376])&lt;1E-307);&quot;&quot;&amp;[.B376]=&quot;&quot;&amp;[.P376]))));[.O3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LN([.C377])" office:value-type="float" office:value="0">
            <text:p>Err:502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77]);[.A377];[.M377])" office:value-type="string" office:string-value="Err:502">
            <text:p>Err:502</text:p>
          </table:table-cell>
          <table:table-cell table:style-name="ce11" table:formula="oooc:=IF(ISBLANK([.O377]);IF(ISERROR([.B377]);&quot;Err:&quot;&amp;ERRORTYPE([.B377])=[.M377];OR([.P377]=[.B377];AND(ISNUMBER([.P377]);ISNUMBER([.B377]);OR(AND([.P377]=0;ABS([.B377])&lt;1E-307);&quot;&quot;&amp;[.B377]=&quot;&quot;&amp;[.P377]))));[.O37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ooc:=LOG([.C379];10)" office:value-type="float" office:value="-3">
            <text:p>-3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</text:p>
          </table:table-cell>
          <table:table-cell table:style-name="ce10"/>
          <table:table-cell/>
          <table:table-cell/>
          <table:table-cell table:style-name="ce11" table:formula="oooc:=IF(ISBLANK([.M379]);[.A379];[.M379])" office:value-type="float" office:value="-3">
            <text:p>-3</text:p>
          </table:table-cell>
          <table:table-cell table:style-name="ce11" table:formula="oooc:=IF(ISBLANK([.O379]);IF(ISERROR([.B379]);&quot;Err:&quot;&amp;ERRORTYPE([.B379])=[.M379];OR([.P379]=[.B379];AND(ISNUMBER([.P379]);ISNUMBER([.B379]);OR(AND([.P379]=0;ABS([.B379])&lt;1E-307);&quot;&quot;&amp;[.B379]=&quot;&quot;&amp;[.P379]))));[.O3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LOG([.C380];10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0]);[.A380];[.M380])" office:value-type="float" office:value="0">
            <text:p>0</text:p>
          </table:table-cell>
          <table:table-cell table:style-name="ce11" table:formula="oooc:=IF(ISBLANK([.O380]);IF(ISERROR([.B380]);&quot;Err:&quot;&amp;ERRORTYPE([.B380])=[.M380];OR([.P380]=[.B380];AND(ISNUMBER([.P380]);ISNUMBER([.B380]);OR(AND([.P380]=0;ABS([.B380])&lt;1E-307);&quot;&quot;&amp;[.B380]=&quot;&quot;&amp;[.P380]))));[.O3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LOG([.C381];10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1]);[.A381];[.M381])" office:value-type="float" office:value="1">
            <text:p>1</text:p>
          </table:table-cell>
          <table:table-cell table:style-name="ce11" table:formula="oooc:=IF(ISBLANK([.O381]);IF(ISERROR([.B381]);&quot;Err:&quot;&amp;ERRORTYPE([.B381])=[.M381];OR([.P381]=[.B381];AND(ISNUMBER([.P381]);ISNUMBER([.B381]);OR(AND([.P381]=0;ABS([.B381])&lt;1E-307);&quot;&quot;&amp;[.B381]=&quot;&quot;&amp;[.P381]))));[.O3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04139268515823">
            <text:p>1,04139</text:p>
          </table:table-cell>
          <table:table-cell table:formula="oooc:=LOG([.C382];10)" office:value-type="float" office:value="1.04139268515823">
            <text:p>1,04139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2]);[.A382];[.M382])" office:value-type="float" office:value="1.04139268515823">
            <text:p>1,04139</text:p>
          </table:table-cell>
          <table:table-cell table:style-name="ce11" table:formula="oooc:=IF(ISBLANK([.O382]);IF(ISERROR([.B382]);&quot;Err:&quot;&amp;ERRORTYPE([.B382])=[.M382];OR([.P382]=[.B382];AND(ISNUMBER([.P382]);ISNUMBER([.B382]);OR(AND([.P382]=0;ABS([.B382])&lt;1E-307);&quot;&quot;&amp;[.B382]=&quot;&quot;&amp;[.P382]))));[.O3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.09590327428938">
            <text:p>-2,0959</text:p>
          </table:table-cell>
          <table:table-cell table:formula="oooc:=LOG([.C383];[.D383])" office:value-type="float" office:value="-2.09590327428938">
            <text:p>-2,0959</text:p>
          </table:table-cell>
          <table:table-cell table:style-name="ce7" office:value-type="float" office:value="0.1">
            <text:p>0,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3]);[.A383];[.M383])" office:value-type="float" office:value="-2.09590327428938">
            <text:p>-2,0959</text:p>
          </table:table-cell>
          <table:table-cell table:style-name="ce11" table:formula="oooc:=IF(ISBLANK([.O383]);IF(ISERROR([.B383]);&quot;Err:&quot;&amp;ERRORTYPE([.B383])=[.M383];OR([.P383]=[.B383];AND(ISNUMBER([.P383]);ISNUMBER([.B383]);OR(AND([.P383]=0;ABS([.B383])&lt;1E-307);&quot;&quot;&amp;[.B383]=&quot;&quot;&amp;[.P383]))));[.O3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LOG([.C384];[.D38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4]);[.A384];[.M384])" office:value-type="float" office:value="0">
            <text:p>0</text:p>
          </table:table-cell>
          <table:table-cell table:style-name="ce11" table:formula="oooc:=IF(ISBLANK([.O384]);IF(ISERROR([.B384]);&quot;Err:&quot;&amp;ERRORTYPE([.B384])=[.M384];OR([.P384]=[.B384];AND(ISNUMBER([.P384]);ISNUMBER([.B384]);OR(AND([.P384]=0;ABS([.B384])&lt;1E-307);&quot;&quot;&amp;[.B384]=&quot;&quot;&amp;[.P384]))));[.O3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09590327428938">
            <text:p>2,0959</text:p>
          </table:table-cell>
          <table:table-cell table:formula="oooc:=LOG([.C385];[.D385])" office:value-type="float" office:value="2.09590327428938">
            <text:p>2,095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5]);[.A385];[.M385])" office:value-type="float" office:value="2.09590327428938">
            <text:p>2,0959</text:p>
          </table:table-cell>
          <table:table-cell table:style-name="ce11" table:formula="oooc:=IF(ISBLANK([.O385]);IF(ISERROR([.B385]);&quot;Err:&quot;&amp;ERRORTYPE([.B385])=[.M385];OR([.P385]=[.B385];AND(ISNUMBER([.P385]);ISNUMBER([.B385]);OR(AND([.P385]=0;ABS([.B385])&lt;1E-307);&quot;&quot;&amp;[.B385]=&quot;&quot;&amp;[.P385]))));[.O3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91632558304921">
            <text:p>-0,91633</text:p>
          </table:table-cell>
          <table:table-cell table:formula="oooc:=LOG([.C386];[.D386])" office:value-type="float" office:value="-0.91632558304921">
            <text:p>-0,91633</text:p>
          </table:table-cell>
          <table:table-cell table:style-name="ce7" office:value-type="float" office:value="0.1">
            <text:p>0,1</text:p>
          </table:table-cell>
          <table:table-cell table:style-name="ce7" office:value-type="float" office:value="12.34">
            <text:p>12,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6]);[.A386];[.M386])" office:value-type="float" office:value="-0.91632558304921">
            <text:p>-0,91633</text:p>
          </table:table-cell>
          <table:table-cell table:style-name="ce11" table:formula="oooc:=IF(ISBLANK([.O386]);IF(ISERROR([.B386]);&quot;Err:&quot;&amp;ERRORTYPE([.B386])=[.M386];OR([.P386]=[.B386];AND(ISNUMBER([.P386]);ISNUMBER([.B386]);OR(AND([.P386]=0;ABS([.B386])&lt;1E-307);&quot;&quot;&amp;[.B386]=&quot;&quot;&amp;[.P386]))));[.O3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16325583049211">
            <text:p>0,91633</text:p>
          </table:table-cell>
          <table:table-cell table:formula="oooc:=LOG([.C387];[.D387])" office:value-type="float" office:value="0.916325583049211">
            <text:p>0,91633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.34">
            <text:p>12,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7]);[.A387];[.M387])" office:value-type="float" office:value="0.916325583049211">
            <text:p>0,91633</text:p>
          </table:table-cell>
          <table:table-cell table:style-name="ce11" table:formula="oooc:=IF(ISBLANK([.O387]);IF(ISERROR([.B387]);&quot;Err:&quot;&amp;ERRORTYPE([.B387])=[.M387];OR([.P387]=[.B387];AND(ISNUMBER([.P387]);ISNUMBER([.B387]);OR(AND([.P387]=0;ABS([.B387])&lt;1E-307);&quot;&quot;&amp;[.B387]=&quot;&quot;&amp;[.P387]))));[.O3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656651097862631">
            <text:p>0,65665</text:p>
          </table:table-cell>
          <table:table-cell table:formula="oooc:=LOG([.C388];[.D388])" office:value-type="float" office:value="0.656651097862631">
            <text:p>0,65665</text:p>
          </table:table-cell>
          <table:table-cell table:style-name="ce7" office:value-type="float" office:value="0.1">
            <text:p>0,1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8]);[.A388];[.M388])" office:value-type="float" office:value="0.656651097862631">
            <text:p>0,65665</text:p>
          </table:table-cell>
          <table:table-cell table:style-name="ce11" table:formula="oooc:=IF(ISBLANK([.O388]);IF(ISERROR([.B388]);&quot;Err:&quot;&amp;ERRORTYPE([.B388])=[.M388];OR([.P388]=[.B388];AND(ISNUMBER([.P388]);ISNUMBER([.B388]);OR(AND([.P388]=0;ABS([.B388])&lt;1E-307);&quot;&quot;&amp;[.B388]=&quot;&quot;&amp;[.P388]))));[.O3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656651097862631">
            <text:p>-0,65665</text:p>
          </table:table-cell>
          <table:table-cell table:formula="oooc:=LOG([.C389];[.D389])" office:value-type="float" office:value="-0.656651097862631">
            <text:p>-0,6566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3">
            <text:p>0,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89]);[.A389];[.M389])" office:value-type="float" office:value="-0.656651097862631">
            <text:p>-0,65665</text:p>
          </table:table-cell>
          <table:table-cell table:style-name="ce11" table:formula="oooc:=IF(ISBLANK([.O389]);IF(ISERROR([.B389]);&quot;Err:&quot;&amp;ERRORTYPE([.B389])=[.M389];OR([.P389]=[.B389];AND(ISNUMBER([.P389]);ISNUMBER([.B389]);OR(AND([.P389]=0;ABS([.B389])&lt;1E-307);&quot;&quot;&amp;[.B389]=&quot;&quot;&amp;[.P389]))));[.O3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ooc:=LOG([.C390];10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90]);[.A390];[.M390])" office:value-type="string" office:string-value="Err:502">
            <text:p>Err:502</text:p>
          </table:table-cell>
          <table:table-cell table:style-name="ce11" table:formula="oooc:=IF(ISBLANK([.O390]);IF(ISERROR([.B390]);&quot;Err:&quot;&amp;ERRORTYPE([.B390])=[.M390];OR([.P390]=[.B390];AND(ISNUMBER([.P390]);ISNUMBER([.B390]);OR(AND([.P390]=0;ABS([.B390])&lt;1E-307);&quot;&quot;&amp;[.B390]=&quot;&quot;&amp;[.P390]))));[.O3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LOG([.C391];10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91]);[.A391];[.M391])" office:value-type="string" office:string-value="Err:502">
            <text:p>Err:502</text:p>
          </table:table-cell>
          <table:table-cell table:style-name="ce11" table:formula="oooc:=IF(ISBLANK([.O391]);IF(ISERROR([.B391]);&quot;Err:&quot;&amp;ERRORTYPE([.B391])=[.M391];OR([.P391]=[.B391];AND(ISNUMBER([.P391]);ISNUMBER([.B391]);OR(AND([.P391]=0;ABS([.B391])&lt;1E-307);&quot;&quot;&amp;[.B391]=&quot;&quot;&amp;[.P391]))));[.O3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LOG([.C392];[.D392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92]);[.A392];[.M392])" office:value-type="string" office:string-value="Err:502">
            <text:p>Err:502</text:p>
          </table:table-cell>
          <table:table-cell table:style-name="ce11" table:formula="oooc:=IF(ISBLANK([.O392]);IF(ISERROR([.B392]);&quot;Err:&quot;&amp;ERRORTYPE([.B392])=[.M392];OR([.P392]=[.B392];AND(ISNUMBER([.P392]);ISNUMBER([.B392]);OR(AND([.P392]=0;ABS([.B392])&lt;1E-307);&quot;&quot;&amp;[.B392]=&quot;&quot;&amp;[.P392]))));[.O3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LOG([.C393];[.D393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93]);[.A393];[.M393])" office:value-type="string" office:string-value="Err:502">
            <text:p>Err:502</text:p>
          </table:table-cell>
          <table:table-cell table:style-name="ce11" table:formula="oooc:=IF(ISBLANK([.O393]);IF(ISERROR([.B393]);&quot;Err:&quot;&amp;ERRORTYPE([.B393])=[.M393];OR([.P393]=[.B393];AND(ISNUMBER([.P393]);ISNUMBER([.B393]);OR(AND([.P393]=0;ABS([.B393])&lt;1E-307);&quot;&quot;&amp;[.B393]=&quot;&quot;&amp;[.P393]))));[.O3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ooc:=LOG([.C394];[.D394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94]);[.A394];[.M394])" office:value-type="string" office:string-value="Err:502">
            <text:p>Err:502</text:p>
          </table:table-cell>
          <table:table-cell table:style-name="ce11" table:formula="oooc:=IF(ISBLANK([.O394]);IF(ISERROR([.B394]);&quot;Err:&quot;&amp;ERRORTYPE([.B394])=[.M394];OR([.P394]=[.B394];AND(ISNUMBER([.P394]);ISNUMBER([.B394]);OR(AND([.P394]=0;ABS([.B394])&lt;1E-307);&quot;&quot;&amp;[.B394]=&quot;&quot;&amp;[.P394]))));[.O3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LOG([.C395];[.D39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95]);[.A395];[.M395])" office:value-type="string" office:string-value="Err:502">
            <text:p>Err:502</text:p>
          </table:table-cell>
          <table:table-cell table:style-name="ce11" table:formula="oooc:=IF(ISBLANK([.O395]);IF(ISERROR([.B395]);&quot;Err:&quot;&amp;ERRORTYPE([.B395])=[.M395];OR([.P395]=[.B395];AND(ISNUMBER([.P395]);ISNUMBER([.B395]);OR(AND([.P395]=0;ABS([.B395])&lt;1E-307);&quot;&quot;&amp;[.B395]=&quot;&quot;&amp;[.P395]))));[.O3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ooc:=LOG([.C396];[.D396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396]);[.A396];[.M396])" office:value-type="string" office:string-value="Err:502">
            <text:p>Err:502</text:p>
          </table:table-cell>
          <table:table-cell table:style-name="ce11" table:formula="oooc:=IF(ISBLANK([.O396]);IF(ISERROR([.B396]);&quot;Err:&quot;&amp;ERRORTYPE([.B396])=[.M396];OR([.P396]=[.B396];AND(ISNUMBER([.P396]);ISNUMBER([.B396]);OR(AND([.P396]=0;ABS([.B396])&lt;1E-307);&quot;&quot;&amp;[.B396]=&quot;&quot;&amp;[.P396]))));[.O39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ooc:=LOG10([.C398])" office:value-type="float" office:value="-3">
            <text:p>-3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10</text:p>
          </table:table-cell>
          <table:table-cell table:style-name="ce10"/>
          <table:table-cell/>
          <table:table-cell/>
          <table:table-cell table:style-name="ce11" table:formula="oooc:=IF(ISBLANK([.M398]);[.A398];[.M398])" office:value-type="float" office:value="-3">
            <text:p>-3</text:p>
          </table:table-cell>
          <table:table-cell table:style-name="ce11" table:formula="oooc:=IF(ISBLANK([.O398]);IF(ISERROR([.B398]);&quot;Err:&quot;&amp;ERRORTYPE([.B398])=[.M398];OR([.P398]=[.B398];AND(ISNUMBER([.P398]);ISNUMBER([.B398]);OR(AND([.P398]=0;ABS([.B398])&lt;1E-307);&quot;&quot;&amp;[.B398]=&quot;&quot;&amp;[.P398]))));[.O3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698970004336019">
            <text:p>-0,69897</text:p>
          </table:table-cell>
          <table:table-cell table:formula="oooc:=LOG10([.C399])" office:value-type="float" office:value="-0.698970004336019">
            <text:p>-0,69897</text:p>
          </table:table-cell>
          <table:table-cell table:style-name="ce7" office:value-type="float" office:value="0.2">
            <text:p>0,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399]);[.A399];[.M399])" office:value-type="float" office:value="-0.698970004336019">
            <text:p>-0,69897</text:p>
          </table:table-cell>
          <table:table-cell table:style-name="ce11" table:formula="oooc:=IF(ISBLANK([.O399]);IF(ISERROR([.B399]);&quot;Err:&quot;&amp;ERRORTYPE([.B399])=[.M399];OR([.P399]=[.B399];AND(ISNUMBER([.P399]);ISNUMBER([.B399]);OR(AND([.P399]=0;ABS([.B399])&lt;1E-307);&quot;&quot;&amp;[.B399]=&quot;&quot;&amp;[.P399]))));[.O3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LOG10([.C40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00]);[.A400];[.M400])" office:value-type="float" office:value="0">
            <text:p>0</text:p>
          </table:table-cell>
          <table:table-cell table:style-name="ce11" table:formula="oooc:=IF(ISBLANK([.O400]);IF(ISERROR([.B400]);&quot;Err:&quot;&amp;ERRORTYPE([.B400])=[.M400];OR([.P400]=[.B400];AND(ISNUMBER([.P400]);ISNUMBER([.B400]);OR(AND([.P400]=0;ABS([.B400])&lt;1E-307);&quot;&quot;&amp;[.B400]=&quot;&quot;&amp;[.P400]))));[.O4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00432137378264258">
            <text:p>0,00432</text:p>
          </table:table-cell>
          <table:table-cell table:formula="oooc:=LOG10([.C401])" office:value-type="float" office:value="0.00432137378264258">
            <text:p>0,00432</text:p>
          </table:table-cell>
          <table:table-cell table:style-name="ce7" office:value-type="float" office:value="1.01">
            <text:p>1,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01]);[.A401];[.M401])" office:value-type="float" office:value="0.00432137378264258">
            <text:p>0,00432</text:p>
          </table:table-cell>
          <table:table-cell table:style-name="ce11" table:formula="oooc:=IF(ISBLANK([.O401]);IF(ISERROR([.B401]);&quot;Err:&quot;&amp;ERRORTYPE([.B401])=[.M401];OR([.P401]=[.B401];AND(ISNUMBER([.P401]);ISNUMBER([.B401]);OR(AND([.P401]=0;ABS([.B401])&lt;1E-307);&quot;&quot;&amp;[.B401]=&quot;&quot;&amp;[.P401]))));[.O4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LOG10([.C402]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02]);[.A402];[.M402])" office:value-type="float" office:value="1">
            <text:p>1</text:p>
          </table:table-cell>
          <table:table-cell table:style-name="ce11" table:formula="oooc:=IF(ISBLANK([.O402]);IF(ISERROR([.B402]);&quot;Err:&quot;&amp;ERRORTYPE([.B402])=[.M402];OR([.P402]=[.B402];AND(ISNUMBER([.P402]);ISNUMBER([.B402]);OR(AND([.P402]=0;ABS([.B402])&lt;1E-307);&quot;&quot;&amp;[.B402]=&quot;&quot;&amp;[.P402]))));[.O4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00043407747932">
            <text:p>1,00043</text:p>
          </table:table-cell>
          <table:table-cell table:formula="oooc:=LOG10([.C403])" office:value-type="float" office:value="1.00043407747932">
            <text:p>1,00043</text:p>
          </table:table-cell>
          <table:table-cell table:style-name="ce7" office:value-type="float" office:value="10.01">
            <text:p>10,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03]);[.A403];[.M403])" office:value-type="float" office:value="1.00043407747932">
            <text:p>1,00043</text:p>
          </table:table-cell>
          <table:table-cell table:style-name="ce11" table:formula="oooc:=IF(ISBLANK([.O403]);IF(ISERROR([.B403]);&quot;Err:&quot;&amp;ERRORTYPE([.B403])=[.M403];OR([.P403]=[.B403];AND(ISNUMBER([.P403]);ISNUMBER([.B403]);OR(AND([.P403]=0;ABS([.B403])&lt;1E-307);&quot;&quot;&amp;[.B403]=&quot;&quot;&amp;[.P403]))));[.O4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LOG10([.C404])" office:value-type="float" office:value="9">
            <text:p>9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04]);[.A404];[.M404])" office:value-type="float" office:value="9">
            <text:p>9</text:p>
          </table:table-cell>
          <table:table-cell table:style-name="ce11" table:formula="oooc:=IF(ISBLANK([.O404]);IF(ISERROR([.B404]);&quot;Err:&quot;&amp;ERRORTYPE([.B404])=[.M404];OR([.P404]=[.B404];AND(ISNUMBER([.P404]);ISNUMBER([.B404]);OR(AND([.P404]=0;ABS([.B404])&lt;1E-307);&quot;&quot;&amp;[.B404]=&quot;&quot;&amp;[.P404]))));[.O4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ooc:=LOG10([.C405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405]);[.A405];[.M405])" office:value-type="string" office:string-value="Err:502">
            <text:p>Err:502</text:p>
          </table:table-cell>
          <table:table-cell table:style-name="ce11" table:formula="oooc:=IF(ISBLANK([.O405]);IF(ISERROR([.B405]);&quot;Err:&quot;&amp;ERRORTYPE([.B405])=[.M405];OR([.P405]=[.B405];AND(ISNUMBER([.P405]);ISNUMBER([.B405]);OR(AND([.P405]=0;ABS([.B405])&lt;1E-307);&quot;&quot;&amp;[.B405]=&quot;&quot;&amp;[.P405]))));[.O4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LOG10([.C406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406]);[.A406];[.M406])" office:value-type="string" office:string-value="Err:502">
            <text:p>Err:502</text:p>
          </table:table-cell>
          <table:table-cell table:style-name="ce11" table:formula="oooc:=IF(ISBLANK([.O406]);IF(ISERROR([.B406]);&quot;Err:&quot;&amp;ERRORTYPE([.B406])=[.M406];OR([.P406]=[.B406];AND(ISNUMBER([.P406]);ISNUMBER([.B406]);OR(AND([.P406]=0;ABS([.B406])&lt;1E-307);&quot;&quot;&amp;[.B406]=&quot;&quot;&amp;[.P406]))));[.O40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MOD([.C408];[.D408])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OD</text:p>
          </table:table-cell>
          <table:table-cell table:style-name="ce10"/>
          <table:table-cell/>
          <table:table-cell/>
          <table:table-cell table:style-name="ce11" table:formula="oooc:=IF(ISBLANK([.M408]);[.A408];[.M408])" office:value-type="float" office:value="0">
            <text:p>0</text:p>
          </table:table-cell>
          <table:table-cell table:style-name="ce11" table:formula="oooc:=IF(ISBLANK([.O408]);IF(ISERROR([.B408]);&quot;Err:&quot;&amp;ERRORTYPE([.B408])=[.M408];OR([.P408]=[.B408];AND(ISNUMBER([.P408]);ISNUMBER([.B408]);OR(AND([.P408]=0;ABS([.B408])&lt;1E-307);&quot;&quot;&amp;[.B408]=&quot;&quot;&amp;[.P408]))));[.O4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OD([.C409];[.D409])"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09]);[.A409];[.M409])" office:value-type="float" office:value="2">
            <text:p>2</text:p>
          </table:table-cell>
          <table:table-cell table:style-name="ce11" table:formula="oooc:=IF(ISBLANK([.O409]);IF(ISERROR([.B409]);&quot;Err:&quot;&amp;ERRORTYPE([.B409])=[.M409];OR([.P409]=[.B409];AND(ISNUMBER([.P409]);ISNUMBER([.B409]);OR(AND([.P409]=0;ABS([.B409])&lt;1E-307);&quot;&quot;&amp;[.B409]=&quot;&quot;&amp;[.P409]))));[.O40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ooc:=MOD([.C410];[.D410])" office:value-type="float" office:value="-3">
            <text:p>-3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0]);[.A410];[.M410])" office:value-type="float" office:value="-3">
            <text:p>-3</text:p>
          </table:table-cell>
          <table:table-cell table:style-name="ce11" table:formula="oooc:=IF(ISBLANK([.O410]);IF(ISERROR([.B410]);&quot;Err:&quot;&amp;ERRORTYPE([.B410])=[.M410];OR([.P410]=[.B410];AND(ISNUMBER([.P410]);ISNUMBER([.B410]);OR(AND([.P410]=0;ABS([.B410])&lt;1E-307);&quot;&quot;&amp;[.B410]=&quot;&quot;&amp;[.P410]))));[.O4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OD([.C411];[.D411])" office:value-type="float" office:value="3">
            <text:p>3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1]);[.A411];[.M411])" office:value-type="float" office:value="3">
            <text:p>3</text:p>
          </table:table-cell>
          <table:table-cell table:style-name="ce11" table:formula="oooc:=IF(ISBLANK([.O411]);IF(ISERROR([.B411]);&quot;Err:&quot;&amp;ERRORTYPE([.B411])=[.M411];OR([.P411]=[.B411];AND(ISNUMBER([.P411]);ISNUMBER([.B411]);OR(AND([.P411]=0;ABS([.B411])&lt;1E-307);&quot;&quot;&amp;[.B411]=&quot;&quot;&amp;[.P411]))));[.O4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ooc:=MOD([.C412];[.D412])" office:value-type="float" office:value="-2">
            <text:p>-2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2]);[.A412];[.M412])" office:value-type="float" office:value="-2">
            <text:p>-2</text:p>
          </table:table-cell>
          <table:table-cell table:style-name="ce11" table:formula="oooc:=IF(ISBLANK([.O412]);IF(ISERROR([.B412]);&quot;Err:&quot;&amp;ERRORTYPE([.B412])=[.M412];OR([.P412]=[.B412];AND(ISNUMBER([.P412]);ISNUMBER([.B412]);OR(AND([.P412]=0;ABS([.B412])&lt;1E-307);&quot;&quot;&amp;[.B412]=&quot;&quot;&amp;[.P412]))));[.O4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MOD([.C413];[.D413])" office:value-type="float" office:value="0.5">
            <text:p>0,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3]);[.A413];[.M413])" office:value-type="float" office:value="0.5">
            <text:p>0,5</text:p>
          </table:table-cell>
          <table:table-cell table:style-name="ce11" table:formula="oooc:=IF(ISBLANK([.O413]);IF(ISERROR([.B413]);&quot;Err:&quot;&amp;ERRORTYPE([.B413])=[.M413];OR([.P413]=[.B413];AND(ISNUMBER([.P413]);ISNUMBER([.B413]);OR(AND([.P413]=0;ABS([.B413])&lt;1E-307);&quot;&quot;&amp;[.B413]=&quot;&quot;&amp;[.P413]))));[.O4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84">
            <text:p>1,84</text:p>
          </table:table-cell>
          <table:table-cell table:formula="oooc:=MOD([.C414];[.D414])" office:value-type="float" office:value="1.84">
            <text:p>1,8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.01">
            <text:p>2,0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4]);[.A414];[.M414])" office:value-type="float" office:value="1.84">
            <text:p>1,84</text:p>
          </table:table-cell>
          <table:table-cell table:style-name="ce11" table:formula="oooc:=IF(ISBLANK([.O414]);IF(ISERROR([.B414]);&quot;Err:&quot;&amp;ERRORTYPE([.B414])=[.M414];OR([.P414]=[.B414];AND(ISNUMBER([.P414]);ISNUMBER([.B414]);OR(AND([.P414]=0;ABS([.B414])&lt;1E-307);&quot;&quot;&amp;[.B414]=&quot;&quot;&amp;[.P414]))));[.O4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ooc:=MOD([.C415];[.D415])" office:value-type="float" office:value="0">
            <text:p>#VALUE!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ce11" table:formula="oooc:=IF(ISBLANK([.M415]);[.A415];[.M415])" office:value-type="string" office:string-value="Err:519">
            <text:p>Err:519</text:p>
          </table:table-cell>
          <table:table-cell table:style-name="ce11" table:formula="oooc:=IF(ISBLANK([.O415]);IF(ISERROR([.B415]);&quot;Err:&quot;&amp;ERRORTYPE([.B415])=[.M415];OR([.P415]=[.B415];AND(ISNUMBER([.P415]);ISNUMBER([.B415]);OR(AND([.P415]=0;ABS([.B415])&lt;1E-307);&quot;&quot;&amp;[.B415]=&quot;&quot;&amp;[.P415]))));[.O41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0.0316227766016838">
            <text:p>0,03162</text:p>
          </table:table-cell>
          <table:table-cell table:formula="oooc:=SQRT([.C417])" office:value-type="float" office:value="0.0316227766016838">
            <text:p>0,03162</text:p>
          </table:table-cell>
          <table:table-cell table:style-name="ce7" office:value-type="float" office:value="0.001">
            <text:p>0,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QRT</text:p>
          </table:table-cell>
          <table:table-cell table:style-name="ce10"/>
          <table:table-cell/>
          <table:table-cell/>
          <table:table-cell table:style-name="ce11" table:formula="oooc:=IF(ISBLANK([.M417]);[.A417];[.M417])" office:value-type="float" office:value="0.0316227766016838">
            <text:p>0,03162</text:p>
          </table:table-cell>
          <table:table-cell table:style-name="ce11" table:formula="oooc:=IF(ISBLANK([.O417]);IF(ISERROR([.B417]);&quot;Err:&quot;&amp;ERRORTYPE([.B417])=[.M417];OR([.P417]=[.B417];AND(ISNUMBER([.P417]);ISNUMBER([.B417]);OR(AND([.P417]=0;ABS([.B417])&lt;1E-307);&quot;&quot;&amp;[.B417]=&quot;&quot;&amp;[.P417]))));[.O4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1">
            <text:p>0,1</text:p>
          </table:table-cell>
          <table:table-cell table:formula="oooc:=SQRT([.C418])" office:value-type="float" office:value="0.1">
            <text:p>0,1</text:p>
          </table:table-cell>
          <table:table-cell table:style-name="ce7" office:value-type="float" office:value="0.01">
            <text:p>0,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8]);[.A418];[.M418])" office:value-type="float" office:value="0.1">
            <text:p>0,1</text:p>
          </table:table-cell>
          <table:table-cell table:style-name="ce11" table:formula="oooc:=IF(ISBLANK([.O418]);IF(ISERROR([.B418]);&quot;Err:&quot;&amp;ERRORTYPE([.B418])=[.M418];OR([.P418]=[.B418];AND(ISNUMBER([.P418]);ISNUMBER([.B418]);OR(AND([.P418]=0;ABS([.B418])&lt;1E-307);&quot;&quot;&amp;[.B418]=&quot;&quot;&amp;[.P418]))));[.O4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99498743710662">
            <text:p>0,99499</text:p>
          </table:table-cell>
          <table:table-cell table:formula="oooc:=SQRT([.C419])" office:value-type="float" office:value="0.99498743710662">
            <text:p>0,99499</text:p>
          </table:table-cell>
          <table:table-cell table:style-name="ce7" office:value-type="float" office:value="0.99">
            <text:p>0,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19]);[.A419];[.M419])" office:value-type="float" office:value="0.99498743710662">
            <text:p>0,99499</text:p>
          </table:table-cell>
          <table:table-cell table:style-name="ce11" table:formula="oooc:=IF(ISBLANK([.O419]);IF(ISERROR([.B419]);&quot;Err:&quot;&amp;ERRORTYPE([.B419])=[.M419];OR([.P419]=[.B419];AND(ISNUMBER([.P419]);ISNUMBER([.B419]);OR(AND([.P419]=0;ABS([.B419])&lt;1E-307);&quot;&quot;&amp;[.B419]=&quot;&quot;&amp;[.P419]))));[.O4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QRT([.C42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0]);[.A420];[.M420])" office:value-type="float" office:value="1">
            <text:p>1</text:p>
          </table:table-cell>
          <table:table-cell table:style-name="ce11" table:formula="oooc:=IF(ISBLANK([.O420]);IF(ISERROR([.B420]);&quot;Err:&quot;&amp;ERRORTYPE([.B420])=[.M420];OR([.P420]=[.B420];AND(ISNUMBER([.P420]);ISNUMBER([.B420]);OR(AND([.P420]=0;ABS([.B420])&lt;1E-307);&quot;&quot;&amp;[.B420]=&quot;&quot;&amp;[.P420]))));[.O4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00498756211209">
            <text:p>1,00499</text:p>
          </table:table-cell>
          <table:table-cell table:formula="oooc:=SQRT([.C421])" office:value-type="float" office:value="1.00498756211209">
            <text:p>1,00499</text:p>
          </table:table-cell>
          <table:table-cell table:style-name="ce7" office:value-type="float" office:value="1.01">
            <text:p>1,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1]);[.A421];[.M421])" office:value-type="float" office:value="1.00498756211209">
            <text:p>1,00499</text:p>
          </table:table-cell>
          <table:table-cell table:style-name="ce11" table:formula="oooc:=IF(ISBLANK([.O421]);IF(ISERROR([.B421]);&quot;Err:&quot;&amp;ERRORTYPE([.B421])=[.M421];OR([.P421]=[.B421];AND(ISNUMBER([.P421]);ISNUMBER([.B421]);OR(AND([.P421]=0;ABS([.B421])&lt;1E-307);&quot;&quot;&amp;[.B421]=&quot;&quot;&amp;[.P421]))));[.O4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16227766016838">
            <text:p>3,16228</text:p>
          </table:table-cell>
          <table:table-cell table:formula="oooc:=SQRT([.C422])" office:value-type="float" office:value="3.16227766016838">
            <text:p>3,16228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2]);[.A422];[.M422])" office:value-type="float" office:value="3.16227766016838">
            <text:p>3,16228</text:p>
          </table:table-cell>
          <table:table-cell table:style-name="ce11" table:formula="oooc:=IF(ISBLANK([.O422]);IF(ISERROR([.B422]);&quot;Err:&quot;&amp;ERRORTYPE([.B422])=[.M422];OR([.P422]=[.B422];AND(ISNUMBER([.P422]);ISNUMBER([.B422]);OR(AND([.P422]=0;ABS([.B422])&lt;1E-307);&quot;&quot;&amp;[.B422]=&quot;&quot;&amp;[.P422]))));[.O4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SQRT([.C423])" office:value-type="float" office:value="10">
            <text:p>1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3]);[.A423];[.M423])" office:value-type="float" office:value="10">
            <text:p>10</text:p>
          </table:table-cell>
          <table:table-cell table:style-name="ce11" table:formula="oooc:=IF(ISBLANK([.O423]);IF(ISERROR([.B423]);&quot;Err:&quot;&amp;ERRORTYPE([.B423])=[.M423];OR([.P423]=[.B423];AND(ISNUMBER([.P423]);ISNUMBER([.B423]);OR(AND([.P423]=0;ABS([.B423])&lt;1E-307);&quot;&quot;&amp;[.B423]=&quot;&quot;&amp;[.P423]))));[.O4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16.227766016838">
            <text:p>316,22777</text:p>
          </table:table-cell>
          <table:table-cell table:formula="oooc:=SQRT([.C424])" office:value-type="float" office:value="316.227766016838">
            <text:p>316,2277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4]);[.A424];[.M424])" office:value-type="float" office:value="316.227766016838">
            <text:p>316,22777</text:p>
          </table:table-cell>
          <table:table-cell table:style-name="ce11" table:formula="oooc:=IF(ISBLANK([.O424]);IF(ISERROR([.B424]);&quot;Err:&quot;&amp;ERRORTYPE([.B424])=[.M424];OR([.P424]=[.B424];AND(ISNUMBER([.P424]);ISNUMBER([.B424]);OR(AND([.P424]=0;ABS([.B424])&lt;1E-307);&quot;&quot;&amp;[.B424]=&quot;&quot;&amp;[.P424]))));[.O4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QRT([.C4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5]);[.A425];[.M425])" office:value-type="float" office:value="0">
            <text:p>0</text:p>
          </table:table-cell>
          <table:table-cell table:style-name="ce11" table:formula="oooc:=IF(ISBLANK([.O425]);IF(ISERROR([.B425]);&quot;Err:&quot;&amp;ERRORTYPE([.B425])=[.M425];OR([.P425]=[.B425];AND(ISNUMBER([.P425]);ISNUMBER([.B425]);OR(AND([.P425]=0;ABS([.B425])&lt;1E-307);&quot;&quot;&amp;[.B425]=&quot;&quot;&amp;[.P425]))));[.O4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SQRT([.C42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426]);[.A426];[.M426])" office:value-type="string" office:string-value="Err:502">
            <text:p>Err:502</text:p>
          </table:table-cell>
          <table:table-cell table:style-name="ce11" table:formula="oooc:=IF(ISBLANK([.O426]);IF(ISERROR([.B426]);&quot;Err:&quot;&amp;ERRORTYPE([.B426])=[.M426];OR([.P426]=[.B426];AND(ISNUMBER([.P426]);ISNUMBER([.B426]);OR(AND([.P426]=0;ABS([.B426])&lt;1E-307);&quot;&quot;&amp;[.B426]=&quot;&quot;&amp;[.P426]))));[.O42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FACT([.C428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ACT</text:p>
          </table:table-cell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428]);[.A428];[.M428])" office:value-type="string" office:string-value="Err:502">
            <text:p>Err:502</text:p>
          </table:table-cell>
          <table:table-cell table:style-name="ce11" table:formula="oooc:=IF(ISBLANK([.O428]);IF(ISERROR([.B428]);&quot;Err:&quot;&amp;ERRORTYPE([.B428])=[.M428];OR([.P428]=[.B428];AND(ISNUMBER([.P428]);ISNUMBER([.B428]);OR(AND([.P428]=0;ABS([.B428])&lt;1E-307);&quot;&quot;&amp;[.B428]=&quot;&quot;&amp;[.P428]))));[.O4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ACT([.C42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29]);[.A429];[.M429])" office:value-type="float" office:value="1">
            <text:p>1</text:p>
          </table:table-cell>
          <table:table-cell table:style-name="ce11" table:formula="oooc:=IF(ISBLANK([.O429]);IF(ISERROR([.B429]);&quot;Err:&quot;&amp;ERRORTYPE([.B429])=[.M429];OR([.P429]=[.B429];AND(ISNUMBER([.P429]);ISNUMBER([.B429]);OR(AND([.P429]=0;ABS([.B429])&lt;1E-307);&quot;&quot;&amp;[.B429]=&quot;&quot;&amp;[.P429]))));[.O4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ACT([.C43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0]);[.A430];[.M430])" office:value-type="float" office:value="1">
            <text:p>1</text:p>
          </table:table-cell>
          <table:table-cell table:style-name="ce11" table:formula="oooc:=IF(ISBLANK([.O430]);IF(ISERROR([.B430]);&quot;Err:&quot;&amp;ERRORTYPE([.B430])=[.M430];OR([.P430]=[.B430];AND(ISNUMBER([.P430]);ISNUMBER([.B430]);OR(AND([.P430]=0;ABS([.B430])&lt;1E-307);&quot;&quot;&amp;[.B430]=&quot;&quot;&amp;[.P430]))));[.O4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FACT([.C43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1]);[.A431];[.M431])" office:value-type="float" office:value="2">
            <text:p>2</text:p>
          </table:table-cell>
          <table:table-cell table:style-name="ce11" table:formula="oooc:=IF(ISBLANK([.O431]);IF(ISERROR([.B431]);&quot;Err:&quot;&amp;ERRORTYPE([.B431])=[.M431];OR([.P431]=[.B431];AND(ISNUMBER([.P431]);ISNUMBER([.B431]);OR(AND([.P431]=0;ABS([.B431])&lt;1E-307);&quot;&quot;&amp;[.B431]=&quot;&quot;&amp;[.P431]))));[.O4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FACT([.C432])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2]);[.A432];[.M432])" office:value-type="float" office:value="6">
            <text:p>6</text:p>
          </table:table-cell>
          <table:table-cell table:style-name="ce11" table:formula="oooc:=IF(ISBLANK([.O432]);IF(ISERROR([.B432]);&quot;Err:&quot;&amp;ERRORTYPE([.B432])=[.M432];OR([.P432]=[.B432];AND(ISNUMBER([.P432]);ISNUMBER([.B432]);OR(AND([.P432]=0;ABS([.B432])&lt;1E-307);&quot;&quot;&amp;[.B432]=&quot;&quot;&amp;[.P432]))));[.O4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ooc:=FACT([.C433])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3]);[.A433];[.M433])" office:value-type="float" office:value="24">
            <text:p>24</text:p>
          </table:table-cell>
          <table:table-cell table:style-name="ce11" table:formula="oooc:=IF(ISBLANK([.O433]);IF(ISERROR([.B433]);&quot;Err:&quot;&amp;ERRORTYPE([.B433])=[.M433];OR([.P433]=[.B433];AND(ISNUMBER([.P433]);ISNUMBER([.B433]);OR(AND([.P433]=0;ABS([.B433])&lt;1E-307);&quot;&quot;&amp;[.B433]=&quot;&quot;&amp;[.P433]))));[.O4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ooc:=FACT([.C434])" office:value-type="float" office:value="120">
            <text:p>120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4]);[.A434];[.M434])" office:value-type="float" office:value="120">
            <text:p>120</text:p>
          </table:table-cell>
          <table:table-cell table:style-name="ce11" table:formula="oooc:=IF(ISBLANK([.O434]);IF(ISERROR([.B434]);&quot;Err:&quot;&amp;ERRORTYPE([.B434])=[.M434];OR([.P434]=[.B434];AND(ISNUMBER([.P434]);ISNUMBER([.B434]);OR(AND([.P434]=0;ABS([.B434])&lt;1E-307);&quot;&quot;&amp;[.B434]=&quot;&quot;&amp;[.P434]))));[.O4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ooc:=FACT([.C435])" office:value-type="float" office:value="720">
            <text:p>720</text:p>
          </table:table-cell>
          <table:table-cell table:style-name="ce7" office:value-type="float" office:value="6">
            <text:p>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5]);[.A435];[.M435])" office:value-type="float" office:value="720">
            <text:p>720</text:p>
          </table:table-cell>
          <table:table-cell table:style-name="ce11" table:formula="oooc:=IF(ISBLANK([.O435]);IF(ISERROR([.B435]);&quot;Err:&quot;&amp;ERRORTYPE([.B435])=[.M435];OR([.P435]=[.B435];AND(ISNUMBER([.P435]);ISNUMBER([.B435]);OR(AND([.P435]=0;ABS([.B435])&lt;1E-307);&quot;&quot;&amp;[.B435]=&quot;&quot;&amp;[.P435]))));[.O4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040">
            <text:p>5040</text:p>
          </table:table-cell>
          <table:table-cell table:formula="oooc:=FACT([.C436])" office:value-type="float" office:value="5040">
            <text:p>5040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6]);[.A436];[.M436])" office:value-type="float" office:value="5040">
            <text:p>5040</text:p>
          </table:table-cell>
          <table:table-cell table:style-name="ce11" table:formula="oooc:=IF(ISBLANK([.O436]);IF(ISERROR([.B436]);&quot;Err:&quot;&amp;ERRORTYPE([.B436])=[.M436];OR([.P436]=[.B436];AND(ISNUMBER([.P436]);ISNUMBER([.B436]);OR(AND([.P436]=0;ABS([.B436])&lt;1E-307);&quot;&quot;&amp;[.B436]=&quot;&quot;&amp;[.P436]))));[.O4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0320">
            <text:p>40320</text:p>
          </table:table-cell>
          <table:table-cell table:formula="oooc:=FACT([.C437])" office:value-type="float" office:value="40320">
            <text:p>40320</text:p>
          </table:table-cell>
          <table:table-cell table:style-name="ce7" office:value-type="float" office:value="8">
            <text:p>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7]);[.A437];[.M437])" office:value-type="float" office:value="40320">
            <text:p>40320</text:p>
          </table:table-cell>
          <table:table-cell table:style-name="ce11" table:formula="oooc:=IF(ISBLANK([.O437]);IF(ISERROR([.B437]);&quot;Err:&quot;&amp;ERRORTYPE([.B437])=[.M437];OR([.P437]=[.B437];AND(ISNUMBER([.P437]);ISNUMBER([.B437]);OR(AND([.P437]=0;ABS([.B437])&lt;1E-307);&quot;&quot;&amp;[.B437]=&quot;&quot;&amp;[.P437]))));[.O4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62880">
            <text:p>362880</text:p>
          </table:table-cell>
          <table:table-cell table:formula="oooc:=FACT([.C438])" office:value-type="float" office:value="362880">
            <text:p>362880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8]);[.A438];[.M438])" office:value-type="float" office:value="362880">
            <text:p>362880</text:p>
          </table:table-cell>
          <table:table-cell table:style-name="ce11" table:formula="oooc:=IF(ISBLANK([.O438]);IF(ISERROR([.B438]);&quot;Err:&quot;&amp;ERRORTYPE([.B438])=[.M438];OR([.P438]=[.B438];AND(ISNUMBER([.P438]);ISNUMBER([.B438]);OR(AND([.P438]=0;ABS([.B438])&lt;1E-307);&quot;&quot;&amp;[.B438]=&quot;&quot;&amp;[.P438]))));[.O4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628800">
            <text:p>3628800</text:p>
          </table:table-cell>
          <table:table-cell table:formula="oooc:=FACT([.C439])" office:value-type="float" office:value="3628800">
            <text:p>362880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39]);[.A439];[.M439])" office:value-type="float" office:value="3628800">
            <text:p>3628800</text:p>
          </table:table-cell>
          <table:table-cell table:style-name="ce11" table:formula="oooc:=IF(ISBLANK([.O439]);IF(ISERROR([.B439]);&quot;Err:&quot;&amp;ERRORTYPE([.B439])=[.M439];OR([.P439]=[.B439];AND(ISNUMBER([.P439]);ISNUMBER([.B439]);OR(AND([.P439]=0;ABS([.B439])&lt;1E-307);&quot;&quot;&amp;[.B439]=&quot;&quot;&amp;[.P439]))));[.O4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9916800">
            <text:p>39916800</text:p>
          </table:table-cell>
          <table:table-cell table:formula="oooc:=FACT([.C440])" office:value-type="float" office:value="39916800">
            <text:p>3991680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40]);[.A440];[.M440])" office:value-type="float" office:value="39916800">
            <text:p>39916800</text:p>
          </table:table-cell>
          <table:table-cell table:style-name="ce11" table:formula="oooc:=IF(ISBLANK([.O440]);IF(ISERROR([.B440]);&quot;Err:&quot;&amp;ERRORTYPE([.B440])=[.M440];OR([.P440]=[.B440];AND(ISNUMBER([.P440]);ISNUMBER([.B440]);OR(AND([.P440]=0;ABS([.B440])&lt;1E-307);&quot;&quot;&amp;[.B440]=&quot;&quot;&amp;[.P440]))));[.O4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79001600">
            <text:p>479001600</text:p>
          </table:table-cell>
          <table:table-cell table:formula="oooc:=FACT([.C441])" office:value-type="float" office:value="479001600">
            <text:p>47900160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41]);[.A441];[.M441])" office:value-type="float" office:value="479001600">
            <text:p>479001600</text:p>
          </table:table-cell>
          <table:table-cell table:style-name="ce11" table:formula="oooc:=IF(ISBLANK([.O441]);IF(ISERROR([.B441]);&quot;Err:&quot;&amp;ERRORTYPE([.B441])=[.M441];OR([.P441]=[.B441];AND(ISNUMBER([.P441]);ISNUMBER([.B441]);OR(AND([.P441]=0;ABS([.B441])&lt;1E-307);&quot;&quot;&amp;[.B441]=&quot;&quot;&amp;[.P441]))));[.O4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227020800">
            <text:p>6227020800</text:p>
          </table:table-cell>
          <table:table-cell table:formula="oooc:=FACT([.C442])" office:value-type="float" office:value="6227020800">
            <text:p>622702080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ce11" table:formula="oooc:=IF(ISBLANK([.M442]);[.A442];[.M442])" office:value-type="float" office:value="6227020800">
            <text:p>6227020800</text:p>
          </table:table-cell>
          <table:table-cell table:style-name="ce11" table:formula="oooc:=IF(ISBLANK([.O442]);IF(ISERROR([.B442]);&quot;Err:&quot;&amp;ERRORTYPE([.B442])=[.M442];OR([.P442]=[.B442];AND(ISNUMBER([.P442]);ISNUMBER([.B442]);OR(AND([.P442]=0;ABS([.B442])&lt;1E-307);&quot;&quot;&amp;[.B442]=&quot;&quot;&amp;[.P442]))));[.O4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7178291200">
            <text:p>87178291200</text:p>
          </table:table-cell>
          <table:table-cell table:formula="oooc:=FACT([.C443])" office:value-type="float" office:value="87178291200">
            <text:p>87178291200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ce11" table:formula="oooc:=IF(ISBLANK([.M443]);[.A443];[.M443])" office:value-type="float" office:value="87178291200">
            <text:p>87178291200</text:p>
          </table:table-cell>
          <table:table-cell table:style-name="ce11" table:formula="oooc:=IF(ISBLANK([.O443]);IF(ISERROR([.B443]);&quot;Err:&quot;&amp;ERRORTYPE([.B443])=[.M443];OR([.P443]=[.B443];AND(ISNUMBER([.P443]);ISNUMBER([.B443]);OR(AND([.P443]=0;ABS([.B443])&lt;1E-307);&quot;&quot;&amp;[.B443]=&quot;&quot;&amp;[.P443]))));[.O4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307674368000">
            <text:p>1307674368000</text:p>
          </table:table-cell>
          <table:table-cell table:formula="oooc:=FACT([.C444])" office:value-type="float" office:value="1307674368000">
            <text:p>1307674368000</text:p>
          </table:table-cell>
          <table:table-cell table:style-name="ce7" office:value-type="float" office:value="15">
            <text:p>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ce11" table:formula="oooc:=IF(ISBLANK([.M444]);[.A444];[.M444])" office:value-type="float" office:value="1307674368000">
            <text:p>1307674368000</text:p>
          </table:table-cell>
          <table:table-cell table:style-name="ce11" table:formula="oooc:=IF(ISBLANK([.O444]);IF(ISERROR([.B444]);&quot;Err:&quot;&amp;ERRORTYPE([.B444])=[.M444];OR([.P444]=[.B444];AND(ISNUMBER([.P444]);ISNUMBER([.B444]);OR(AND([.P444]=0;ABS([.B444])&lt;1E-307);&quot;&quot;&amp;[.B444]=&quot;&quot;&amp;[.P444]))));[.O4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43290200817664E+018">
            <text:p>2,43290E+018</text:p>
          </table:table-cell>
          <table:table-cell table:formula="oooc:=FACT([.C445])" office:value-type="float" office:value="2.43290200817664E+018">
            <text:p>2,43290E+018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ce11" table:formula="oooc:=IF(ISBLANK([.M445]);[.A445];[.M445])" office:value-type="float" office:value="2.43290200817664E+018">
            <text:p>2,43290E+018</text:p>
          </table:table-cell>
          <table:table-cell table:style-name="ce11" table:formula="oooc:=IF(ISBLANK([.O445]);IF(ISERROR([.B445]);&quot;Err:&quot;&amp;ERRORTYPE([.B445])=[.M445];OR([.P445]=[.B445];AND(ISNUMBER([.P445]);ISNUMBER([.B445]);OR(AND([.P445]=0;ABS([.B445])&lt;1E-307);&quot;&quot;&amp;[.B445]=&quot;&quot;&amp;[.P445]))));[.O4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ACT([.C446])" office:value-type="float" office:value="1">
            <text:p>1</text:p>
          </table:table-cell>
          <table:table-cell table:style-name="ce7" office:value-type="float" office:value="1.1">
            <text:p>1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46]);[.A446];[.M446])" office:value-type="float" office:value="1">
            <text:p>1</text:p>
          </table:table-cell>
          <table:table-cell table:style-name="ce11" table:formula="oooc:=IF(ISBLANK([.O446]);IF(ISERROR([.B446]);&quot;Err:&quot;&amp;ERRORTYPE([.B446])=[.M446];OR([.P446]=[.B446];AND(ISNUMBER([.P446]);ISNUMBER([.B446]);OR(AND([.P446]=0;ABS([.B446])&lt;1E-307);&quot;&quot;&amp;[.B446]=&quot;&quot;&amp;[.P446]))));[.O4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FACT([.C447])" office:value-type="float" office:value="1">
            <text:p>1</text:p>
          </table:table-cell>
          <table:table-cell table:style-name="ce7" office:value-type="float" office:value="1.9">
            <text:p>1,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47]);[.A447];[.M447])" office:value-type="float" office:value="1">
            <text:p>1</text:p>
          </table:table-cell>
          <table:table-cell table:style-name="ce11" table:formula="oooc:=IF(ISBLANK([.O447]);IF(ISERROR([.B447]);&quot;Err:&quot;&amp;ERRORTYPE([.B447])=[.M447];OR([.P447]=[.B447];AND(ISNUMBER([.P447]);ISNUMBER([.B447]);OR(AND([.P447]=0;ABS([.B447])&lt;1E-307);&quot;&quot;&amp;[.B447]=&quot;&quot;&amp;[.P447]))));[.O4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FACT([.C448])" office:value-type="float" office:value="2">
            <text:p>2</text:p>
          </table:table-cell>
          <table:table-cell table:style-name="ce7" office:value-type="float" office:value="2.1">
            <text:p>2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48]);[.A448];[.M448])" office:value-type="float" office:value="2">
            <text:p>2</text:p>
          </table:table-cell>
          <table:table-cell table:style-name="ce11" table:formula="oooc:=IF(ISBLANK([.O448]);IF(ISERROR([.B448]);&quot;Err:&quot;&amp;ERRORTYPE([.B448])=[.M448];OR([.P448]=[.B448];AND(ISNUMBER([.P448]);ISNUMBER([.B448]);OR(AND([.P448]=0;ABS([.B448])&lt;1E-307);&quot;&quot;&amp;[.B448]=&quot;&quot;&amp;[.P448]))));[.O44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MBIN([.C450];[.D450])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OMBIN</text:p>
          </table:table-cell>
          <table:table-cell table:style-name="ce10"/>
          <table:table-cell/>
          <table:table-cell/>
          <table:table-cell table:style-name="ce11" table:formula="oooc:=IF(ISBLANK([.M450]);[.A450];[.M450])" office:value-type="float" office:value="1">
            <text:p>1</text:p>
          </table:table-cell>
          <table:table-cell table:style-name="ce11" table:formula="oooc:=IF(ISBLANK([.O450]);IF(ISERROR([.B450]);&quot;Err:&quot;&amp;ERRORTYPE([.B450])=[.M450];OR([.P450]=[.B450];AND(ISNUMBER([.P450]);ISNUMBER([.B450]);OR(AND([.P450]=0;ABS([.B450])&lt;1E-307);&quot;&quot;&amp;[.B450]=&quot;&quot;&amp;[.P450]))));[.O4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MBIN([.C451];[.D451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1]);[.A451];[.M451])" office:value-type="float" office:value="1">
            <text:p>1</text:p>
          </table:table-cell>
          <table:table-cell table:style-name="ce11" table:formula="oooc:=IF(ISBLANK([.O451]);IF(ISERROR([.B451]);&quot;Err:&quot;&amp;ERRORTYPE([.B451])=[.M451];OR([.P451]=[.B451];AND(ISNUMBER([.P451]);ISNUMBER([.B451]);OR(AND([.P451]=0;ABS([.B451])&lt;1E-307);&quot;&quot;&amp;[.B451]=&quot;&quot;&amp;[.P451]))));[.O4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MBIN([.C452];[.D452])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2]);[.A452];[.M452])" office:value-type="float" office:value="1">
            <text:p>1</text:p>
          </table:table-cell>
          <table:table-cell table:style-name="ce11" table:formula="oooc:=IF(ISBLANK([.O452]);IF(ISERROR([.B452]);&quot;Err:&quot;&amp;ERRORTYPE([.B452])=[.M452];OR([.P452]=[.B452];AND(ISNUMBER([.P452]);ISNUMBER([.B452]);OR(AND([.P452]=0;ABS([.B452])&lt;1E-307);&quot;&quot;&amp;[.B452]=&quot;&quot;&amp;[.P452]))));[.O4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MBIN([.C453];[.D453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3]);[.A453];[.M453])" office:value-type="float" office:value="1">
            <text:p>1</text:p>
          </table:table-cell>
          <table:table-cell table:style-name="ce11" table:formula="oooc:=IF(ISBLANK([.O453]);IF(ISERROR([.B453]);&quot;Err:&quot;&amp;ERRORTYPE([.B453])=[.M453];OR([.P453]=[.B453];AND(ISNUMBER([.P453]);ISNUMBER([.B453]);OR(AND([.P453]=0;ABS([.B453])&lt;1E-307);&quot;&quot;&amp;[.B453]=&quot;&quot;&amp;[.P453]))));[.O4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COMBIN([.C454];[.D45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4]);[.A454];[.M454])" office:value-type="float" office:value="2">
            <text:p>2</text:p>
          </table:table-cell>
          <table:table-cell table:style-name="ce11" table:formula="oooc:=IF(ISBLANK([.O454]);IF(ISERROR([.B454]);&quot;Err:&quot;&amp;ERRORTYPE([.B454])=[.M454];OR([.P454]=[.B454];AND(ISNUMBER([.P454]);ISNUMBER([.B454]);OR(AND([.P454]=0;ABS([.B454])&lt;1E-307);&quot;&quot;&amp;[.B454]=&quot;&quot;&amp;[.P454]))));[.O4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MBIN([.C455];[.D455])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5]);[.A455];[.M455])" office:value-type="float" office:value="1">
            <text:p>1</text:p>
          </table:table-cell>
          <table:table-cell table:style-name="ce11" table:formula="oooc:=IF(ISBLANK([.O455]);IF(ISERROR([.B455]);&quot;Err:&quot;&amp;ERRORTYPE([.B455])=[.M455];OR([.P455]=[.B455];AND(ISNUMBER([.P455]);ISNUMBER([.B455]);OR(AND([.P455]=0;ABS([.B455])&lt;1E-307);&quot;&quot;&amp;[.B455]=&quot;&quot;&amp;[.P455]))));[.O4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MBIN([.C456];[.D456])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6]);[.A456];[.M456])" office:value-type="float" office:value="1">
            <text:p>1</text:p>
          </table:table-cell>
          <table:table-cell table:style-name="ce11" table:formula="oooc:=IF(ISBLANK([.O456]);IF(ISERROR([.B456]);&quot;Err:&quot;&amp;ERRORTYPE([.B456])=[.M456];OR([.P456]=[.B456];AND(ISNUMBER([.P456]);ISNUMBER([.B456]);OR(AND([.P456]=0;ABS([.B456])&lt;1E-307);&quot;&quot;&amp;[.B456]=&quot;&quot;&amp;[.P456]))));[.O4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MBIN([.C457];[.D457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7]);[.A457];[.M457])" office:value-type="float" office:value="3">
            <text:p>3</text:p>
          </table:table-cell>
          <table:table-cell table:style-name="ce11" table:formula="oooc:=IF(ISBLANK([.O457]);IF(ISERROR([.B457]);&quot;Err:&quot;&amp;ERRORTYPE([.B457])=[.M457];OR([.P457]=[.B457];AND(ISNUMBER([.P457]);ISNUMBER([.B457]);OR(AND([.P457]=0;ABS([.B457])&lt;1E-307);&quot;&quot;&amp;[.B457]=&quot;&quot;&amp;[.P457]))));[.O4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MBIN([.C458];[.D458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8]);[.A458];[.M458])" office:value-type="float" office:value="3">
            <text:p>3</text:p>
          </table:table-cell>
          <table:table-cell table:style-name="ce11" table:formula="oooc:=IF(ISBLANK([.O458]);IF(ISERROR([.B458]);&quot;Err:&quot;&amp;ERRORTYPE([.B458])=[.M458];OR([.P458]=[.B458];AND(ISNUMBER([.P458]);ISNUMBER([.B458]);OR(AND([.P458]=0;ABS([.B458])&lt;1E-307);&quot;&quot;&amp;[.B458]=&quot;&quot;&amp;[.P458]))));[.O4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MBIN([.C459];[.D459])" office:value-type="float" office:value="1">
            <text:p>1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59]);[.A459];[.M459])" office:value-type="float" office:value="1">
            <text:p>1</text:p>
          </table:table-cell>
          <table:table-cell table:style-name="ce11" table:formula="oooc:=IF(ISBLANK([.O459]);IF(ISERROR([.B459]);&quot;Err:&quot;&amp;ERRORTYPE([.B459])=[.M459];OR([.P459]=[.B459];AND(ISNUMBER([.P459]);ISNUMBER([.B459]);OR(AND([.P459]=0;ABS([.B459])&lt;1E-307);&quot;&quot;&amp;[.B459]=&quot;&quot;&amp;[.P459]))));[.O4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COMBIN([.C460];[.D460])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60]);[.A460];[.M460])" office:value-type="float" office:value="10">
            <text:p>10</text:p>
          </table:table-cell>
          <table:table-cell table:style-name="ce11" table:formula="oooc:=IF(ISBLANK([.O460]);IF(ISERROR([.B460]);&quot;Err:&quot;&amp;ERRORTYPE([.B460])=[.M460];OR([.P460]=[.B460];AND(ISNUMBER([.P460]);ISNUMBER([.B460]);OR(AND([.P460]=0;ABS([.B460])&lt;1E-307);&quot;&quot;&amp;[.B460]=&quot;&quot;&amp;[.P460]))));[.O4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52">
            <text:p>252</text:p>
          </table:table-cell>
          <table:table-cell table:formula="oooc:=COMBIN([.C461];[.D461])" office:value-type="float" office:value="252">
            <text:p>25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61]);[.A461];[.M461])" office:value-type="float" office:value="252">
            <text:p>252</text:p>
          </table:table-cell>
          <table:table-cell table:style-name="ce11" table:formula="oooc:=IF(ISBLANK([.O461]);IF(ISERROR([.B461]);&quot;Err:&quot;&amp;ERRORTYPE([.B461])=[.M461];OR([.P461]=[.B461];AND(ISNUMBER([.P461]);ISNUMBER([.B461]);OR(AND([.P461]=0;ABS([.B461])&lt;1E-307);&quot;&quot;&amp;[.B461]=&quot;&quot;&amp;[.P461]))));[.O4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ooc:=COMBIN([.C462];[.D462])" office:value-type="float" office:value="120">
            <text:p>1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ce11" table:formula="oooc:=IF(ISBLANK([.M462]);[.A462];[.M462])" office:value-type="float" office:value="120">
            <text:p>120</text:p>
          </table:table-cell>
          <table:table-cell table:style-name="ce11" table:formula="oooc:=IF(ISBLANK([.O462]);IF(ISERROR([.B462]);&quot;Err:&quot;&amp;ERRORTYPE([.B462])=[.M462];OR([.P462]=[.B462];AND(ISNUMBER([.P462]);ISNUMBER([.B462]);OR(AND([.P462]=0;ABS([.B462])&lt;1E-307);&quot;&quot;&amp;[.B462]=&quot;&quot;&amp;[.P462]))));[.O4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MBIN([.C463];[.D46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463]);[.A463];[.M463])" office:value-type="string" office:string-value="Err:502">
            <text:p>Err:502</text:p>
          </table:table-cell>
          <table:table-cell table:style-name="ce11" table:formula="oooc:=IF(ISBLANK([.O463]);IF(ISERROR([.B463]);&quot;Err:&quot;&amp;ERRORTYPE([.B463])=[.M463];OR([.P463]=[.B463];AND(ISNUMBER([.P463]);ISNUMBER([.B463]);OR(AND([.P463]=0;ABS([.B463])&lt;1E-307);&quot;&quot;&amp;[.B463]=&quot;&quot;&amp;[.P463]))));[.O4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MBIN([.C464];[.D46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464]);[.A464];[.M464])" office:value-type="string" office:string-value="Err:502">
            <text:p>Err:502</text:p>
          </table:table-cell>
          <table:table-cell table:style-name="ce11" table:formula="oooc:=IF(ISBLANK([.O464]);IF(ISERROR([.B464]);&quot;Err:&quot;&amp;ERRORTYPE([.B464])=[.M464];OR([.P464]=[.B464];AND(ISNUMBER([.P464]);ISNUMBER([.B464]);OR(AND([.P464]=0;ABS([.B464])&lt;1E-307);&quot;&quot;&amp;[.B464]=&quot;&quot;&amp;[.P464]))));[.O4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ooc:=COMBIN([.C465];[.D465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ce11" table:formula="oooc:=IF(ISBLANK([.M465]);[.A465];[.M465])" office:value-type="string" office:string-value="Err:502">
            <text:p>Err:502</text:p>
          </table:table-cell>
          <table:table-cell table:style-name="ce11" table:formula="oooc:=IF(ISBLANK([.O465]);IF(ISERROR([.B465]);&quot;Err:&quot;&amp;ERRORTYPE([.B465])=[.M465];OR([.P465]=[.B465];AND(ISNUMBER([.P465]);ISNUMBER([.B465]);OR(AND([.P465]=0;ABS([.B465])&lt;1E-307);&quot;&quot;&amp;[.B465]=&quot;&quot;&amp;[.P465]))));[.O465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535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ce11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31:10</dc:date>
    <meta:editing-cycles>7</meta:editing-cycles>
    <meta:editing-duration>PT45M40S</meta:editing-duration>
    <meta:user-defined meta:name="Info 1"/>
    <meta:user-defined meta:name="Info 2"/>
    <meta:user-defined meta:name="Info 3"/>
    <meta:user-defined meta:name="Info 4"/>
    <meta:document-statistic meta:table-count="1" meta:cell-count="3623"/>
  </office:meta>
</office:document-meta>
</file>